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SI_BASMALAH" svg:font-family="MSI_BASMALAH"/>
    <style:font-face style:name="MSI_Z222" svg:font-family="MSI_Z222"/>
    <style:font-face style:name="MSI_BASMALAH1" svg:font-family="MSI_BASMALAH" style:font-pitch="variable"/>
    <style:font-face style:name="MSI_Z223" svg:font-family="MSI_Z223" style:font-pitch="variable"/>
    <style:font-face style:name="MSI_Z224" svg:font-family="MSI_Z224" style:font-pitch="variable"/>
    <style:font-face style:name="MSI_Z225" svg:font-family="MSI_Z225" style:font-pitch="variable"/>
    <style:font-face style:name="MSI_Z226" svg:font-family="MSI_Z226" style:font-pitch="variable"/>
    <style:font-face style:name="MSI_Z227" svg:font-family="MSI_Z227" style:font-pitch="variable"/>
    <style:font-face style:name="MSI_Z228" svg:font-family="MSI_Z228" style:font-pitch="variable"/>
    <style:font-face style:name="MSI_Z229" svg:font-family="MSI_Z229" style:font-pitch="variable"/>
    <style:font-face style:name="MSI_Z230" svg:font-family="MSI_Z230" style:font-pitch="variable"/>
    <style:font-face style:name="MSI_Z231" svg:font-family="MSI_Z231" style:font-pitch="variable"/>
    <style:font-face style:name="MSI_Z232" svg:font-family="MSI_Z232" style:font-pitch="variable"/>
    <style:font-face style:name="MSI_Z233" svg:font-family="MSI_Z233" style:font-pitch="variable"/>
    <style:font-face style:name="MSI_Z234" svg:font-family="MSI_Z234" style:font-pitch="variable"/>
    <style:font-face style:name="MSI_Z235" svg:font-family="MSI_Z235" style:font-pitch="variable"/>
    <style:font-face style:name="MSI_Z236" svg:font-family="MSI_Z236" style:font-pitch="variable"/>
    <style:font-face style:name="MSI_Z237" svg:font-family="MSI_Z237" style:font-pitch="variable"/>
    <style:font-face style:name="MSI_Z238" svg:font-family="MSI_Z238" style:font-pitch="variable"/>
    <style:font-face style:name="MSI_Z239" svg:font-family="MSI_Z239" style:font-pitch="variable"/>
    <style:font-face style:name="MSI_Z240" svg:font-family="MSI_Z240" style:font-pitch="variable"/>
    <style:font-face style:name="MSI_Z241" svg:font-family="MSI_Z241" style:font-pitch="variable"/>
    <style:font-face style:name="Liberation Serif" svg:font-family="'Liberation Serif'" style:font-family-generic="roman" style:font-pitch="variable"/>
    <style:font-face style:name="QCF_P201" svg:font-family="QCF_P201" style:font-family-generic="roman" style:font-pitch="variable"/>
    <style:font-face style:name="QCF_P222" svg:font-family="QCF_P222" style:font-family-generic="roman" style:font-pitch="variable"/>
    <style:font-face style:name="QCF_P223" svg:font-family="QCF_P223" style:font-family-generic="roman" style:font-pitch="variable"/>
    <style:font-face style:name="QCF_P224" svg:font-family="QCF_P224" style:font-family-generic="roman" style:font-pitch="variable"/>
    <style:font-face style:name="QCF_P225" svg:font-family="QCF_P225" style:font-family-generic="roman" style:font-pitch="variable"/>
    <style:font-face style:name="QCF_P226" svg:font-family="QCF_P226" style:font-family-generic="roman" style:font-pitch="variable"/>
    <style:font-face style:name="QCF_P227" svg:font-family="QCF_P227" style:font-family-generic="roman" style:font-pitch="variable"/>
    <style:font-face style:name="QCF_P228" svg:font-family="QCF_P228" style:font-family-generic="roman" style:font-pitch="variable"/>
    <style:font-face style:name="QCF_P229" svg:font-family="QCF_P229" style:font-family-generic="roman" style:font-pitch="variable"/>
    <style:font-face style:name="QCF_P230" svg:font-family="QCF_P230" style:font-family-generic="roman" style:font-pitch="variable"/>
    <style:font-face style:name="QCF_P231" svg:font-family="QCF_P231" style:font-family-generic="roman" style:font-pitch="variable"/>
    <style:font-face style:name="QCF_P232" svg:font-family="QCF_P232" style:font-family-generic="roman" style:font-pitch="variable"/>
    <style:font-face style:name="QCF_P233" svg:font-family="QCF_P233" style:font-family-generic="roman" style:font-pitch="variable"/>
    <style:font-face style:name="QCF_P234" svg:font-family="QCF_P234" style:font-family-generic="roman" style:font-pitch="variable"/>
    <style:font-face style:name="QCF_P235" svg:font-family="QCF_P235" style:font-family-generic="roman" style:font-pitch="variable"/>
    <style:font-face style:name="QCF_P236" svg:font-family="QCF_P236" style:font-family-generic="roman" style:font-pitch="variable"/>
    <style:font-face style:name="QCF_P237" svg:font-family="QCF_P237" style:font-family-generic="roman" style:font-pitch="variable"/>
    <style:font-face style:name="QCF_P238" svg:font-family="QCF_P238" style:font-family-generic="roman" style:font-pitch="variable"/>
    <style:font-face style:name="QCF_P239" svg:font-family="QCF_P239" style:font-family-generic="roman" style:font-pitch="variable"/>
    <style:font-face style:name="QCF_P240" svg:font-family="QCF_P240" style:font-family-generic="roman" style:font-pitch="variable"/>
    <style:font-face style:name="QCF_P241" svg:font-family="QCF_P241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QCF_P2241" svg:font-family="QCF_P224" style:font-family-generic="system" style:font-pitch="variable"/>
    <style:font-face style:name="QCF_P2251" svg:font-family="QCF_P225" style:font-family-generic="system" style:font-pitch="variable"/>
    <style:font-face style:name="QCF_P2261" svg:font-family="QCF_P226" style:font-family-generic="system" style:font-pitch="variable"/>
    <style:font-face style:name="QCF_P2271" svg:font-family="QCF_P227" style:font-family-generic="system" style:font-pitch="variable"/>
    <style:font-face style:name="QCF_P2281" svg:font-family="QCF_P228" style:font-family-generic="system" style:font-pitch="variable"/>
    <style:font-face style:name="QCF_P2291" svg:font-family="QCF_P229" style:font-family-generic="system" style:font-pitch="variable"/>
    <style:font-face style:name="QCF_P2301" svg:font-family="QCF_P230" style:font-family-generic="system" style:font-pitch="variable"/>
    <style:font-face style:name="QCF_P2311" svg:font-family="QCF_P231" style:font-family-generic="system" style:font-pitch="variable"/>
    <style:font-face style:name="QCF_P2321" svg:font-family="QCF_P232" style:font-family-generic="system" style:font-pitch="variable"/>
    <style:font-face style:name="QCF_P2331" svg:font-family="QCF_P233" style:font-family-generic="system" style:font-pitch="variable"/>
    <style:font-face style:name="QCF_P2341" svg:font-family="QCF_P234" style:font-family-generic="system" style:font-pitch="variable"/>
    <style:font-face style:name="QCF_P2351" svg:font-family="QCF_P235" style:font-family-generic="system" style:font-pitch="variable"/>
    <style:font-face style:name="QCF_P2361" svg:font-family="QCF_P236" style:font-family-generic="system" style:font-pitch="variable"/>
    <style:font-face style:name="QCF_P2371" svg:font-family="QCF_P237" style:font-family-generic="system" style:font-pitch="variable"/>
    <style:font-face style:name="QCF_P2381" svg:font-family="QCF_P238" style:font-family-generic="system" style:font-pitch="variable"/>
    <style:font-face style:name="QCF_P2391" svg:font-family="QCF_P239" style:font-family-generic="system" style:font-pitch="variable"/>
    <style:font-face style:name="QCF_P2401" svg:font-family="QCF_P240" style:font-family-generic="system" style:font-pitch="variable"/>
    <style:font-face style:name="QCF_P2411" svg:font-family="QCF_P241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Liberation Sans Narrow" fo:font-size="10pt" officeooo:rsid="0075019c" officeooo:paragraph-rsid="0075019c" style:font-size-asian="8pt" style:font-size-complex="8pt"/>
    </style:style>
    <style:style style:name="P2" style:family="paragraph" style:parent-style-name="Header">
      <style:paragraph-properties fo:text-align="start" style:justify-single-word="false"/>
      <style:text-properties style:font-name="Liberation Sans Narrow" fo:font-size="10pt" officeooo:rsid="0075019c" officeooo:paragraph-rsid="00c359f2" style:font-size-asian="10pt" style:font-size-complex="10pt"/>
    </style:style>
    <style:style style:name="P3" style:family="paragraph" style:parent-style-name="Header">
      <style:paragraph-properties fo:text-align="start" style:justify-single-word="false"/>
      <style:text-properties officeooo:paragraph-rsid="00c359f2"/>
    </style:style>
    <style:style style:name="P4" style:family="paragraph" style:parent-style-name="Footer">
      <style:paragraph-properties fo:text-align="center" style:justify-single-word="false"/>
      <style:text-properties style:font-name="Liberation Sans Narrow" fo:font-size="10pt" officeooo:rsid="00201315" officeooo:paragraph-rsid="00201315" style:font-size-asian="10pt" style:font-size-complex="10pt"/>
    </style:style>
    <style:style style:name="P5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style:font-name="Liberation Sans Narrow" fo:font-size="23.5pt" officeooo:paragraph-rsid="00dbf9cb" style:font-size-asian="23.5pt" style:font-name-complex="MSI_Z223" style:font-size-complex="23.5pt"/>
    </style:style>
    <style:style style:name="P6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officeooo:paragraph-rsid="00e5754c" style:font-name-complex="MSI_Z235"/>
    </style:style>
    <style:style style:name="P7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officeooo:paragraph-rsid="00e5754c" style:font-name-complex="MSI_Z236"/>
    </style:style>
    <style:style style:name="P8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officeooo:paragraph-rsid="00e5754c" style:font-name-complex="MSI_Z237"/>
    </style:style>
    <style:style style:name="P9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officeooo:paragraph-rsid="00e5754c" style:font-name-complex="MSI_Z239"/>
    </style:style>
    <style:style style:name="P10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officeooo:paragraph-rsid="00e5754c" style:font-name-complex="MSI_Z240"/>
    </style:style>
    <style:style style:name="P11" style:family="paragraph" style:parent-style-name="Standard">
      <style:paragraph-properties fo:text-align="justify" fo:text-align-last="justify" style:justify-single-word="true" style:writing-mode="rl-tb">
        <style:tab-stops/>
      </style:paragraph-properties>
      <style:text-properties style:use-window-font-color="true" style:font-name="Liberation Sans Narrow" fo:font-size="23.5pt" officeooo:paragraph-rsid="00dbf9cb" style:font-size-asian="23.5pt" style:font-name-complex="MSI_Z223" style:font-size-complex="23.5pt"/>
    </style:style>
    <style:style style:name="P12" style:family="paragraph" style:parent-style-name="Standard">
      <style:paragraph-properties fo:text-align="justify" fo:text-align-last="justify" style:justify-single-word="true" style:writing-mode="rl-tb">
        <style:tab-stops/>
      </style:paragraph-properties>
      <style:text-properties style:use-window-font-color="true" officeooo:paragraph-rsid="00dbf9cb" style:font-name-complex="MSI_Z224"/>
    </style:style>
    <style:style style:name="P13" style:family="paragraph" style:parent-style-name="Standard">
      <style:paragraph-properties fo:text-align="justify" fo:text-align-last="justify" style:justify-single-word="true" style:writing-mode="rl-tb">
        <style:tab-stops/>
      </style:paragraph-properties>
      <style:text-properties style:use-window-font-color="true" officeooo:paragraph-rsid="00dde92c" style:font-name-complex="MSI_Z230"/>
    </style:style>
    <style:style style:name="P14" style:family="paragraph" style:parent-style-name="Standard">
      <style:paragraph-properties fo:text-align="justify" fo:text-align-last="justify" style:justify-single-word="true" style:writing-mode="rl-tb">
        <style:tab-stops/>
      </style:paragraph-properties>
      <style:text-properties style:use-window-font-color="true" officeooo:paragraph-rsid="00dde92c" style:font-name-complex="MSI_Z231"/>
    </style:style>
    <style:style style:name="P15" style:family="paragraph" style:parent-style-name="Standard">
      <style:paragraph-properties fo:text-align="justify" fo:text-align-last="justify" style:justify-single-word="true" style:writing-mode="rl-tb">
        <style:tab-stops/>
      </style:paragraph-properties>
      <style:text-properties style:use-window-font-color="true" officeooo:paragraph-rsid="00df846d" style:font-name-complex="MSI_Z233"/>
    </style:style>
    <style:style style:name="P16" style:family="paragraph" style:parent-style-name="Standard">
      <style:paragraph-properties fo:text-align="justify" fo:text-align-last="justify" style:justify-single-word="true" style:writing-mode="rl-tb">
        <style:tab-stops/>
      </style:paragraph-properties>
      <style:text-properties style:use-window-font-color="true" officeooo:paragraph-rsid="00e06a97" style:font-name-complex="MSI_Z234"/>
    </style:style>
    <style:style style:name="P17" style:family="paragraph" style:parent-style-name="Standard">
      <style:paragraph-properties fo:text-align="justify" fo:text-align-last="justify" style:justify-single-word="true" style:writing-mode="rl-tb">
        <style:tab-stops/>
      </style:paragraph-properties>
      <style:text-properties style:use-window-font-color="true" officeooo:paragraph-rsid="00e5754c" style:font-name-complex="MSI_Z236"/>
    </style:style>
    <style:style style:name="P18" style:family="paragraph" style:parent-style-name="Standard">
      <style:paragraph-properties fo:text-align="justify" fo:text-align-last="justify" style:justify-single-word="true" style:writing-mode="rl-tb">
        <style:tab-stops/>
      </style:paragraph-properties>
      <style:text-properties style:use-window-font-color="true" officeooo:paragraph-rsid="00e5754c" style:font-name-complex="MSI_Z237"/>
    </style:style>
    <style:style style:name="P19" style:family="paragraph" style:parent-style-name="Standard">
      <style:paragraph-properties fo:text-align="justify" fo:text-align-last="justify" style:justify-single-word="true" style:writing-mode="rl-tb">
        <style:tab-stops/>
      </style:paragraph-properties>
      <style:text-properties style:use-window-font-color="true" officeooo:paragraph-rsid="00e5754c" style:font-name-complex="MSI_Z239"/>
    </style:style>
    <style:style style:name="P20" style:family="paragraph" style:parent-style-name="Standard">
      <style:paragraph-properties fo:text-align="justify" fo:text-align-last="justify" style:justify-single-word="true" style:writing-mode="rl-tb">
        <style:tab-stops/>
      </style:paragraph-properties>
      <style:text-properties style:use-window-font-color="true" officeooo:paragraph-rsid="00e3901a" style:font-name-complex="MSI_Z240"/>
    </style:style>
    <style:style style:name="P21" style:family="paragraph" style:parent-style-name="Standard">
      <style:paragraph-properties fo:text-align="justify" fo:text-align-last="justify" style:justify-single-word="true" style:writing-mode="rl-tb">
        <style:tab-stops/>
      </style:paragraph-properties>
      <style:text-properties style:use-window-font-color="true" officeooo:paragraph-rsid="00e5754c" style:font-name-complex="MSI_Z240"/>
    </style:style>
    <style:style style:name="P22" style:family="paragraph" style:parent-style-name="Standard">
      <style:paragraph-properties fo:text-align="justify" fo:text-align-last="justify" style:justify-single-word="true" style:writing-mode="rl-tb">
        <style:tab-stops/>
      </style:paragraph-properties>
      <style:text-properties style:use-window-font-color="true" officeooo:paragraph-rsid="00e5754c" style:font-name-complex="MSI_Z241"/>
    </style:style>
    <style:style style:name="P23" style:family="paragraph" style:parent-style-name="Standard">
      <style:paragraph-properties fo:text-align="justify" fo:text-align-last="justify" style:justify-single-word="true" style:writing-mode="rl-tb">
        <style:tab-stops/>
      </style:paragraph-properties>
      <style:text-properties style:use-window-font-color="true" officeooo:paragraph-rsid="00e5754c" style:font-name-complex="MSI_Z235"/>
    </style:style>
    <style:style style:name="P24" style:family="paragraph" style:parent-style-name="Standard" style:master-page-name="Standard">
      <style:paragraph-properties fo:text-align="justify" fo:text-align-last="justify" style:justify-single-word="true" style:page-number="222" fo:break-before="auto" fo:break-after="auto" style:writing-mode="rl-tb">
        <style:tab-stops/>
      </style:paragraph-properties>
      <style:text-properties style:use-window-font-color="true" style:font-name="QCF_P201" fo:font-size="23.5pt" officeooo:paragraph-rsid="00d5c94e" style:font-size-asian="23.5pt" style:font-name-complex="MSI_Z222" style:font-size-complex="23.5pt"/>
    </style:style>
    <style:style style:name="P25" style:family="paragraph" style:parent-style-name="Standard" style:master-page-name="Standard">
      <style:paragraph-properties fo:text-align="justify" fo:text-align-last="justify" style:justify-single-word="true" style:page-number="auto" fo:break-before="page" style:writing-mode="rl-tb">
        <style:tab-stops/>
      </style:paragraph-properties>
      <style:text-properties style:use-window-font-color="true" officeooo:paragraph-rsid="00dbf9cb" style:font-name-complex="MSI_Z224"/>
    </style:style>
    <style:style style:name="P26" style:family="paragraph" style:parent-style-name="Standard" style:master-page-name="Standard">
      <style:paragraph-properties fo:text-align="justify" fo:text-align-last="justify" style:justify-single-word="true" style:page-number="auto" fo:break-before="page" style:writing-mode="rl-tb">
        <style:tab-stops/>
      </style:paragraph-properties>
      <style:text-properties style:use-window-font-color="true" officeooo:paragraph-rsid="00daa247" style:font-name-complex="MSI_Z225"/>
    </style:style>
    <style:style style:name="P27" style:family="paragraph" style:parent-style-name="Standard" style:master-page-name="Standard">
      <style:paragraph-properties fo:text-align="justify" fo:text-align-last="justify" style:justify-single-word="true" style:page-number="auto" fo:break-before="page" style:writing-mode="rl-tb">
        <style:tab-stops/>
      </style:paragraph-properties>
      <style:text-properties style:use-window-font-color="true" officeooo:paragraph-rsid="00daa247" style:font-name-complex="MSI_Z226"/>
    </style:style>
    <style:style style:name="P28" style:family="paragraph" style:parent-style-name="Standard" style:master-page-name="Standard">
      <style:paragraph-properties fo:text-align="justify" fo:text-align-last="justify" style:justify-single-word="true" style:page-number="auto" fo:break-before="page" style:writing-mode="rl-tb">
        <style:tab-stops/>
      </style:paragraph-properties>
      <style:text-properties style:use-window-font-color="true" officeooo:paragraph-rsid="00daa247" style:font-name-complex="MSI_Z227"/>
    </style:style>
    <style:style style:name="P29" style:family="paragraph" style:parent-style-name="Standard" style:master-page-name="Standard">
      <style:paragraph-properties fo:text-align="justify" fo:text-align-last="justify" style:justify-single-word="true" style:page-number="auto" fo:break-before="page" style:writing-mode="rl-tb">
        <style:tab-stops/>
      </style:paragraph-properties>
      <style:text-properties style:use-window-font-color="true" officeooo:paragraph-rsid="00daa247" style:font-name-complex="MSI_Z228"/>
    </style:style>
    <style:style style:name="P30" style:family="paragraph" style:parent-style-name="Standard" style:master-page-name="Standard">
      <style:paragraph-properties fo:text-align="justify" fo:text-align-last="justify" style:justify-single-word="true" style:page-number="auto" fo:break-before="page" style:writing-mode="rl-tb">
        <style:tab-stops/>
      </style:paragraph-properties>
      <style:text-properties style:use-window-font-color="true" officeooo:paragraph-rsid="00daa247" style:font-name-complex="MSI_Z229"/>
    </style:style>
    <style:style style:name="P31" style:family="paragraph" style:parent-style-name="Standard" style:master-page-name="Standard">
      <style:paragraph-properties fo:text-align="justify" fo:text-align-last="justify" style:justify-single-word="true" style:page-number="auto" fo:break-before="page" style:writing-mode="rl-tb">
        <style:tab-stops/>
      </style:paragraph-properties>
      <style:text-properties style:use-window-font-color="true" officeooo:paragraph-rsid="00dde92c" style:font-name-complex="MSI_Z230"/>
    </style:style>
    <style:style style:name="P32" style:family="paragraph" style:parent-style-name="Standard" style:master-page-name="Standard">
      <style:paragraph-properties fo:text-align="justify" fo:text-align-last="justify" style:justify-single-word="true" style:page-number="auto" fo:break-before="page" style:writing-mode="rl-tb">
        <style:tab-stops/>
      </style:paragraph-properties>
      <style:text-properties style:use-window-font-color="true" officeooo:paragraph-rsid="00dde92c" style:font-name-complex="MSI_Z231"/>
    </style:style>
    <style:style style:name="P33" style:family="paragraph" style:parent-style-name="Standard" style:master-page-name="Standard">
      <style:paragraph-properties fo:text-align="justify" fo:text-align-last="justify" style:justify-single-word="true" style:page-number="auto" fo:break-before="page" style:writing-mode="rl-tb">
        <style:tab-stops/>
      </style:paragraph-properties>
      <style:text-properties style:use-window-font-color="true" officeooo:paragraph-rsid="00daa247" style:font-name-complex="MSI_Z232"/>
    </style:style>
    <style:style style:name="P34" style:family="paragraph" style:parent-style-name="Standard" style:master-page-name="Standard">
      <style:paragraph-properties fo:text-align="justify" fo:text-align-last="justify" style:justify-single-word="true" style:page-number="auto" fo:break-before="page" style:writing-mode="rl-tb">
        <style:tab-stops/>
      </style:paragraph-properties>
      <style:text-properties style:use-window-font-color="true" officeooo:paragraph-rsid="00df846d" style:font-name-complex="MSI_Z233"/>
    </style:style>
    <style:style style:name="P35" style:family="paragraph" style:parent-style-name="Standard" style:master-page-name="Standard">
      <style:paragraph-properties fo:text-align="justify" fo:text-align-last="justify" style:justify-single-word="true" style:page-number="auto" fo:break-before="page" style:writing-mode="rl-tb">
        <style:tab-stops/>
      </style:paragraph-properties>
      <style:text-properties style:use-window-font-color="true" officeooo:paragraph-rsid="00e06a97" style:font-name-complex="MSI_Z234"/>
    </style:style>
    <style:style style:name="P36" style:family="paragraph" style:parent-style-name="Standard" style:master-page-name="ganti_20_surat">
      <style:paragraph-properties fo:margin-top="0in" fo:margin-bottom="0in" loext:contextual-spacing="false" fo:line-height="100%" fo:text-align="justify" fo:text-align-last="justify" style:justify-single-word="true" style:page-number="auto" fo:break-before="page" style:writing-mode="rl-tb"/>
      <style:text-properties style:use-window-font-color="true" officeooo:paragraph-rsid="00daa247" style:font-name-complex="MSI_Z235"/>
    </style:style>
    <style:style style:name="P37" style:family="paragraph" style:parent-style-name="Standard">
      <style:paragraph-properties fo:margin-top="0in" fo:margin-bottom="0in" loext:contextual-spacing="false" fo:line-height="100%" fo:text-align="center" style:justify-single-word="false" style:writing-mode="rl-tb"/>
      <style:text-properties style:use-window-font-color="true" style:font-name="MSI_BASMALAH1" fo:font-size="23.5pt" officeooo:rsid="00e76103" officeooo:paragraph-rsid="00e76103" style:font-size-asian="23.5pt" style:font-name-complex="MSI_BASMALAH1" style:font-size-complex="23.5pt"/>
    </style:style>
    <style:style style:name="T1" style:family="text">
      <style:text-properties style:font-name="Liberation Sans Narrow"/>
    </style:style>
    <style:style style:name="T2" style:family="text">
      <style:text-properties style:font-name="Liberation Sans Narrow" fo:font-size="10pt" officeooo:rsid="0075019c" style:font-size-asian="10pt" style:font-size-complex="10pt"/>
    </style:style>
    <style:style style:name="T3" style:family="text">
      <style:text-properties style:font-name="Liberation Sans Narrow" fo:font-size="10pt" officeooo:rsid="00c55d20" style:font-size-asian="10pt" style:font-size-complex="10pt"/>
    </style:style>
    <style:style style:name="T4" style:family="text">
      <style:text-properties style:font-name="Liberation Sans Narrow" fo:font-size="10pt" officeooo:rsid="00d731f9" style:font-size-asian="10pt" style:font-size-complex="10pt"/>
    </style:style>
    <style:style style:name="T5" style:family="text">
      <style:text-properties style:font-name="Liberation Sans Narrow" fo:font-size="10pt" officeooo:rsid="00b43692" style:font-size-asian="10pt" style:font-size-complex="10pt"/>
    </style:style>
    <style:style style:name="T6" style:family="text">
      <style:text-properties style:font-name="Liberation Sans Narrow" fo:font-size="23.5pt" style:font-size-asian="23.5pt" style:font-size-complex="23.5pt"/>
    </style:style>
    <style:style style:name="T7" style:family="text">
      <style:text-properties style:font-name="Liberation Sans Narrow" fo:font-size="23.5pt" style:font-size-asian="23.5pt" style:font-name-complex="MSI_Z236" style:font-size-complex="23.5pt"/>
    </style:style>
    <style:style style:name="T8" style:family="text">
      <style:text-properties style:font-name="Liberation Sans Narrow" fo:font-size="23.5pt" style:font-size-asian="23.5pt" style:font-name-complex="MSI_Z237" style:font-size-complex="23.5pt"/>
    </style:style>
    <style:style style:name="T9" style:family="text">
      <style:text-properties style:font-name="Liberation Sans Narrow" fo:font-size="23.5pt" style:font-size-asian="23.5pt" style:font-name-complex="MSI_Z238" style:font-size-complex="23.5pt"/>
    </style:style>
    <style:style style:name="T10" style:family="text">
      <style:text-properties style:font-name="Liberation Sans Narrow" fo:font-size="23.5pt" style:font-size-asian="23.5pt" style:font-name-complex="MSI_Z239" style:font-size-complex="23.5pt"/>
    </style:style>
    <style:style style:name="T11" style:family="text">
      <style:text-properties style:font-name="Liberation Sans Narrow" fo:font-size="23.5pt" style:font-size-asian="23.5pt" style:font-name-complex="MSI_Z240" style:font-size-complex="23.5pt"/>
    </style:style>
    <style:style style:name="T12" style:family="text">
      <style:text-properties style:font-name="Liberation Sans Narrow" fo:font-size="23.5pt" style:font-size-asian="23.5pt" style:font-name-complex="MSI_Z241" style:font-size-complex="23.5pt"/>
    </style:style>
    <style:style style:name="T13" style:family="text">
      <style:text-properties officeooo:rsid="00c5e752"/>
    </style:style>
    <style:style style:name="T14" style:family="text">
      <style:text-properties officeooo:rsid="00b43692"/>
    </style:style>
    <style:style style:name="T15" style:family="text">
      <style:text-properties style:font-name="QCF_P222"/>
    </style:style>
    <style:style style:name="T16" style:family="text">
      <style:text-properties style:font-name="QCF_P223"/>
    </style:style>
    <style:style style:name="T17" style:family="text">
      <style:text-properties style:font-name="QCF_P224" fo:font-size="23.5pt" style:font-size-asian="23.5pt" style:font-size-complex="23.5pt"/>
    </style:style>
    <style:style style:name="T18" style:family="text">
      <style:text-properties style:font-name="QCF_P225" fo:font-size="23.5pt" style:font-size-asian="23.5pt" style:font-size-complex="23.5pt"/>
    </style:style>
    <style:style style:name="T19" style:family="text">
      <style:text-properties style:font-name="QCF_P226" fo:font-size="23.5pt" style:font-size-asian="23.5pt" style:font-size-complex="23.5pt"/>
    </style:style>
    <style:style style:name="T20" style:family="text">
      <style:text-properties style:font-name="QCF_P227" fo:font-size="23.5pt" style:font-size-asian="23.5pt" style:font-size-complex="23.5pt"/>
    </style:style>
    <style:style style:name="T21" style:family="text">
      <style:text-properties style:font-name="QCF_P228" fo:font-size="23.5pt" style:font-size-asian="23.5pt" style:font-size-complex="23.5pt"/>
    </style:style>
    <style:style style:name="T22" style:family="text">
      <style:text-properties style:font-name="QCF_P229" fo:font-size="23.5pt" style:font-size-asian="23.5pt" style:font-size-complex="23.5pt"/>
    </style:style>
    <style:style style:name="T23" style:family="text">
      <style:text-properties style:font-name="QCF_P230" fo:font-size="23.5pt" style:font-size-asian="23.5pt" style:font-size-complex="23.5pt"/>
    </style:style>
    <style:style style:name="T24" style:family="text">
      <style:text-properties style:font-name="QCF_P231" fo:font-size="23.5pt" style:font-size-asian="23.5pt" style:font-size-complex="23.5pt"/>
    </style:style>
    <style:style style:name="T25" style:family="text">
      <style:text-properties style:font-name="QCF_P232" fo:font-size="23.5pt" style:font-size-asian="23.5pt" style:font-size-complex="23.5pt"/>
    </style:style>
    <style:style style:name="T26" style:family="text">
      <style:text-properties style:font-name="QCF_P233" fo:font-size="23.5pt" style:font-size-asian="23.5pt" style:font-size-complex="23.5pt"/>
    </style:style>
    <style:style style:name="T27" style:family="text">
      <style:text-properties style:font-name="QCF_P234" fo:font-size="23.5pt" style:font-size-asian="23.5pt" style:font-size-complex="23.5pt"/>
    </style:style>
    <style:style style:name="T28" style:family="text">
      <style:text-properties style:font-name="QCF_P235" fo:font-size="23.5pt" style:font-size-asian="23.5pt" style:font-size-complex="23.5pt"/>
    </style:style>
    <style:style style:name="T29" style:family="text">
      <style:text-properties style:font-name="QCF_P236" fo:font-size="23.5pt" style:font-size-asian="23.5pt" style:font-size-complex="23.5pt"/>
    </style:style>
    <style:style style:name="T30" style:family="text">
      <style:text-properties style:font-name="QCF_P236" fo:font-size="23.5pt" style:font-size-asian="23.5pt" style:font-name-complex="MSI_Z236" style:font-size-complex="23.5pt"/>
    </style:style>
    <style:style style:name="T31" style:family="text">
      <style:text-properties style:font-name="QCF_P237" fo:font-size="23.5pt" style:font-size-asian="23.5pt" style:font-size-complex="23.5pt"/>
    </style:style>
    <style:style style:name="T32" style:family="text">
      <style:text-properties style:font-name="QCF_P237" fo:font-size="23.5pt" style:font-size-asian="23.5pt" style:font-name-complex="MSI_Z237" style:font-size-complex="23.5pt"/>
    </style:style>
    <style:style style:name="T33" style:family="text">
      <style:text-properties style:font-name="QCF_P238" fo:font-size="23.5pt" style:font-size-asian="23.5pt" style:font-name-complex="MSI_Z238" style:font-size-complex="23.5pt"/>
    </style:style>
    <style:style style:name="T34" style:family="text">
      <style:text-properties style:font-name="QCF_P239" fo:font-size="23.5pt" style:font-size-asian="23.5pt" style:font-size-complex="23.5pt"/>
    </style:style>
    <style:style style:name="T35" style:family="text">
      <style:text-properties style:font-name="QCF_P239" fo:font-size="23.5pt" style:font-size-asian="23.5pt" style:font-name-complex="MSI_Z239" style:font-size-complex="23.5pt"/>
    </style:style>
    <style:style style:name="T36" style:family="text">
      <style:text-properties style:font-name="QCF_P240" fo:font-size="23.5pt" style:font-size-asian="23.5pt" style:font-size-complex="23.5pt"/>
    </style:style>
    <style:style style:name="T37" style:family="text">
      <style:text-properties style:font-name="QCF_P240" fo:font-size="23.5pt" style:font-size-asian="23.5pt" style:font-name-complex="MSI_Z240" style:font-size-complex="23.5pt"/>
    </style:style>
    <style:style style:name="T38" style:family="text">
      <style:text-properties style:font-name="QCF_P241" fo:font-size="23.5pt" style:font-size-asian="23.5pt" style:font-size-complex="23.5pt"/>
    </style:style>
    <style:style style:name="T39" style:family="text">
      <style:text-properties style:font-name="QCF_P241" fo:font-size="23.5pt" style:font-size-asian="23.5pt" style:font-name-complex="MSI_Z241" style:font-size-complex="23.5pt"/>
    </style:style>
    <style:style style:name="T40" style:family="text">
      <style:text-properties style:font-name="MSI_BASMALA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soft-page-break/><text:span text:style-name="T15">ﭑ</text:span><text:span text:style-name="T1"> </text:span><text:span text:style-name="T15">ﭒ</text:span><text:span text:style-name="T1"> </text:span><text:span text:style-name="T15">ﭓ</text:span><text:span text:style-name="T1"> </text:span><text:span text:style-name="T15">ﭔ</text:span><text:span text:style-name="T1"> </text:span><text:span text:style-name="T15">ﭕ</text:span><text:span text:style-name="T1"> </text:span><text:span text:style-name="T15">ﭖ</text:span><text:span text:style-name="T1"> </text:span><text:span text:style-name="T15">ﭗ</text:span><text:span text:style-name="T1"> </text:span><text:span text:style-name="T15">ﭘ</text:span><text:span text:style-name="T1"> </text:span><text:span text:style-name="T15">ﭙ</text:span><text:span text:style-name="T1"> </text:span><text:span text:style-name="T15">ﭚ</text:span><text:span text:style-name="T1"> </text:span><text:span text:style-name="T15">ﭛ</text:span><text:span text:style-name="T1"> </text:span><text:span text:style-name="T15">ﭜ</text:span><text:span text:style-name="T1"> </text:span><text:span text:style-name="T15">ﭝﭞ</text:span><text:span text:style-name="T1"> </text:span><text:span text:style-name="T15">ﭟ</text:span><text:span text:style-name="T1"> </text:span><text:span text:style-name="T15">ﭠ</text:span><text:span text:style-name="T1"> </text:span><text:span text:style-name="T15">ﭡ</text:span><text:span text:style-name="T1"> </text:span><text:span text:style-name="T15">ﭢ</text:span><text:span text:style-name="T1"> </text:span><text:span text:style-name="T15">ﭣ</text:span><text:span text:style-name="T1"> </text:span><text:span text:style-name="T15">ﭤ</text:span><text:span text:style-name="T1"> </text:span><text:span text:style-name="T15">ﭥ</text:span><text:span text:style-name="T1"> </text:span><text:span text:style-name="T15">ﭦ</text:span><text:span text:style-name="T1"> </text:span><text:span text:style-name="T15">ﭧ</text:span><text:span text:style-name="T1"> </text:span><text:span text:style-name="T15">ﭨ</text:span><text:span text:style-name="T1"> </text:span><text:span text:style-name="T15">ﭩ</text:span><text:span text:style-name="T1"> </text:span><text:span text:style-name="T15">ﭪ</text:span><text:span text:style-name="T1"> </text:span><text:span text:style-name="T15">ﭫ</text:span><text:span text:style-name="T1"> </text:span><text:span text:style-name="T15">ﭬ</text:span><text:span text:style-name="T1"> </text:span><text:span text:style-name="T15">ﭭ</text:span><text:span text:style-name="T1"> </text:span><text:span text:style-name="T15">ﭮ</text:span><text:span text:style-name="T1"> </text:span><text:span text:style-name="T15">ﭯ</text:span><text:span text:style-name="T1"> </text:span><text:span text:style-name="T15">ﭰ</text:span><text:span text:style-name="T1"> </text:span><text:span text:style-name="T15">ﭱ</text:span><text:span text:style-name="T1"> </text:span><text:span text:style-name="T15">ﭲ</text:span><text:span text:style-name="T1"> </text:span><text:span text:style-name="T15">ﭳﭴ</text:span><text:span text:style-name="T1"> </text:span><text:span text:style-name="T15">ﭵ</text:span><text:span text:style-name="T1"> </text:span><text:span text:style-name="T15">ﭶ</text:span><text:span text:style-name="T1"> </text:span><text:span text:style-name="T15">ﭷ</text:span><text:span text:style-name="T1"> </text:span><text:span text:style-name="T15">ﭸ</text:span><text:span text:style-name="T1"> </text:span><text:span text:style-name="T15">ﭹ</text:span><text:span text:style-name="T1"> </text:span><text:span text:style-name="T15">ﭺ</text:span><text:span text:style-name="T1"> </text:span><text:span text:style-name="T15">ﭻ</text:span><text:span text:style-name="T1"> </text:span><text:span text:style-name="T15">ﭼ</text:span><text:span text:style-name="T1"> </text:span><text:span text:style-name="T15">ﭽ</text:span><text:span text:style-name="T1"> </text:span><text:span text:style-name="T15">ﭾ</text:span><text:span text:style-name="T1"> </text:span><text:span text:style-name="T15">ﭿ</text:span><text:span text:style-name="T1"> </text:span><text:span text:style-name="T15">ﮀ</text:span><text:span text:style-name="T1"> </text:span><text:span text:style-name="T15">ﮁ</text:span><text:span text:style-name="T1"> </text:span><text:span text:style-name="T15">ﮂ</text:span><text:span text:style-name="T1"> </text:span><text:span text:style-name="T15">ﮃ</text:span><text:span text:style-name="T1"> </text:span><text:span text:style-name="T15">ﮄ</text:span><text:span text:style-name="T1"> </text:span><text:span text:style-name="T15">ﮅ</text:span><text:span text:style-name="T1"> </text:span><text:span text:style-name="T15">ﮆ</text:span><text:span text:style-name="T1"> </text:span><text:span text:style-name="T15">ﮇ</text:span><text:span text:style-name="T1"> </text:span><text:span text:style-name="T15">ﮈ</text:span><text:span text:style-name="T1"> </text:span><text:span text:style-name="T15">ﮉ</text:span><text:span text:style-name="T1"> </text:span><text:span text:style-name="T15">ﮊ</text:span><text:span text:style-name="T1"> </text:span><text:span text:style-name="T15">ﮋ</text:span><text:span text:style-name="T1"> </text:span><text:span text:style-name="T15">ﮌ</text:span><text:span text:style-name="T1"> </text:span><text:span text:style-name="T15">ﮍ</text:span><text:span text:style-name="T1"> </text:span><text:span text:style-name="T15">ﮎﮏ</text:span><text:span text:style-name="T1"> </text:span><text:span text:style-name="T15">ﮐ</text:span><text:span text:style-name="T1"> </text:span><text:span text:style-name="T15">ﮑ</text:span><text:span text:style-name="T1"> </text:span><text:span text:style-name="T15">ﮒ</text:span><text:span text:style-name="T1"> </text:span><text:span text:style-name="T15">ﮓ</text:span><text:span text:style-name="T1"> </text:span><text:span text:style-name="T15">ﮔ</text:span><text:span text:style-name="T1"> </text:span><text:span text:style-name="T15">ﮕ</text:span><text:span text:style-name="T1"> </text:span><text:span text:style-name="T15">ﮖ</text:span><text:span text:style-name="T1"> </text:span><text:span text:style-name="T15">ﮗ</text:span><text:span text:style-name="T1"> </text:span><text:span text:style-name="T15">ﮘ</text:span><text:span text:style-name="T1"> </text:span><text:span text:style-name="T15">ﮙ</text:span><text:span text:style-name="T1"> </text:span><text:span text:style-name="T15">ﮚ</text:span><text:span text:style-name="T1"> </text:span><text:span text:style-name="T15">ﮛ</text:span><text:span text:style-name="T1"> </text:span><text:span text:style-name="T15">ﮜ</text:span><text:span text:style-name="T1"> </text:span><text:span text:style-name="T15">ﮝ</text:span><text:span text:style-name="T1"> </text:span><text:span text:style-name="T15">ﮞ</text:span><text:span text:style-name="T1"> </text:span><text:span text:style-name="T15">ﮟ</text:span><text:span text:style-name="T1"> </text:span><text:span text:style-name="T15">ﮠ</text:span><text:span text:style-name="T1"> </text:span><text:span text:style-name="T15">ﮡ</text:span><text:span text:style-name="T1"> </text:span><text:span text:style-name="T15">ﮢ</text:span><text:span text:style-name="T1"> </text:span><text:span text:style-name="T15">ﮣ</text:span><text:span text:style-name="T1"> </text:span><text:span text:style-name="T15">ﮤ</text:span><text:span text:style-name="T1"> </text:span><text:span text:style-name="T15">ﮥ</text:span><text:span text:style-name="T1"> </text:span><text:span text:style-name="T15">ﮦ</text:span><text:span text:style-name="T1"> </text:span><text:span text:style-name="T15">ﮧ</text:span><text:span text:style-name="T1"> </text:span><text:span text:style-name="T15">ﮨ</text:span><text:span text:style-name="T1"> </text:span><text:span text:style-name="T15">ﮩ</text:span><text:span text:style-name="T1"> </text:span><text:span text:style-name="T15">ﮪ</text:span><text:span text:style-name="T1"> </text:span><text:span text:style-name="T15">ﮫ</text:span><text:span text:style-name="T1"> </text:span><text:span text:style-name="T15">ﮬ</text:span><text:span text:style-name="T1"> </text:span><text:span text:style-name="T15">ﮭ</text:span><text:span text:style-name="T1"> </text:span><text:span text:style-name="T15">ﮮ</text:span><text:span text:style-name="T1"> </text:span><text:span text:style-name="T15">ﮯ</text:span><text:span text:style-name="T1"> </text:span><text:span text:style-name="T15">ﮰ</text:span><text:span text:style-name="T1"> </text:span><text:span text:style-name="T15">ﮱ</text:span><text:span text:style-name="T1"> </text:span><text:span text:style-name="T15">ﯓﯔ</text:span><text:span text:style-name="T1"> </text:span><text:span text:style-name="T15">ﯕ</text:span><text:span text:style-name="T1"> </text:span><text:span text:style-name="T15">ﯖ</text:span><text:span text:style-name="T1"> </text:span><text:span text:style-name="T15">ﯗ</text:span><text:span text:style-name="T1"> </text:span><text:span text:style-name="T15">ﯘ</text:span><text:span text:style-name="T1"> </text:span><text:span text:style-name="T15">ﯙ</text:span><text:span text:style-name="T1"> </text:span><text:span text:style-name="T15">ﯚ</text:span><text:span text:style-name="T1"> </text:span><text:span text:style-name="T15">ﯛ</text:span><text:span text:style-name="T1"> </text:span><text:span text:style-name="T15">ﯜ</text:span><text:span text:style-name="T1"> </text:span><text:span text:style-name="T15">ﯝ</text:span><text:span text:style-name="T1"> </text:span><text:span text:style-name="T15">ﯞ</text:span><text:span text:style-name="T1"> </text:span><text:span text:style-name="T15">ﯟ</text:span><text:span text:style-name="T1"> </text:span><text:span text:style-name="T15">ﯠ</text:span><text:span text:style-name="T1"> </text:span><text:span text:style-name="T15">ﯡ</text:span><text:span text:style-name="T1"> </text:span><text:span text:style-name="T15">ﯢ</text:span><text:span text:style-name="T1"> </text:span><text:span text:style-name="T15">ﯣ</text:span><text:span text:style-name="T1"> </text:span><text:span text:style-name="T15">ﯤ</text:span><text:span text:style-name="T1"> </text:span><text:span text:style-name="T15">ﯥ</text:span><text:span text:style-name="T1"> </text:span><text:span text:style-name="T15">ﯦ</text:span><text:span text:style-name="T1"> </text:span><text:span text:style-name="T15">ﯧ</text:span><text:span text:style-name="T1"> </text:span><text:span text:style-name="T15">ﯨ</text:span><text:span text:style-name="T1"> </text:span><text:span text:style-name="T15">ﯩ</text:span><text:span text:style-name="T1"> </text:span><text:span text:style-name="T15">ﯪ</text:span><text:span text:style-name="T1"> </text:span><text:span text:style-name="T15">ﯫ</text:span><text:span text:style-name="T1"> </text:span><text:span text:style-name="T15">ﯬ</text:span><text:span text:style-name="T1"> </text:span><text:span text:style-name="T15">ﯭ</text:span><text:span text:style-name="T1"> </text:span><text:span text:style-name="T15">ﯮ</text:span><text:span text:style-name="T1"> </text:span><text:span text:style-name="T15">ﯯ</text:span><text:span text:style-name="T1"> </text:span><text:span text:style-name="T15">ﯰ</text:span><text:span text:style-name="T1"> </text:span><text:span text:style-name="T15">ﯱ</text:span><text:span text:style-name="T1"> </text:span><text:span text:style-name="T15">ﯲ</text:span><text:span text:style-name="T1"> </text:span><text:span text:style-name="T15">ﯳ</text:span><text:span text:style-name="T1"> </text:span><text:span text:style-name="T15">ﯴ</text:span><text:span text:style-name="T1"> </text:span><text:span text:style-name="T15">ﯵ</text:span><text:span text:style-name="T1"> </text:span><text:span text:style-name="T15">ﯶﯷ</text:span><text:span text:style-name="T1"> </text:span><text:span text:style-name="T15">ﯸ</text:span><text:span text:style-name="T1"> </text:span><text:span text:style-name="T15">ﯹ</text:span><text:span text:style-name="T1"> </text:span><text:span text:style-name="T15">ﯺﯻ</text:span><text:span text:style-name="T1"> </text:span><text:span text:style-name="T15">ﯼ</text:span><text:span text:style-name="T1"> </text:span><text:span text:style-name="T15">ﯽ</text:span><text:span text:style-name="T1"> </text:span><text:span text:style-name="T15">ﯾ</text:span><text:span text:style-name="T1"> </text:span><text:span text:style-name="T15">ﯿ</text:span><text:span text:style-name="T1"> </text:span><text:span text:style-name="T15">ﰀ</text:span><text:span text:style-name="T1"> </text:span><text:span text:style-name="T15">ﰁ</text:span></text:p>
      <text:p text:style-name="P5"><text:span text:style-name="T16">ﭑ</text:span> <text:span text:style-name="T16">ﭒ</text:span> <text:span text:style-name="T16">ﭓﭔ</text:span> <text:span text:style-name="T16">ﭕ</text:span> <text:span text:style-name="T16">ﭖ</text:span> <text:span text:style-name="T16">ﭗ</text:span> <text:span text:style-name="T16">ﭘ</text:span> <text:span text:style-name="T16">ﭙ</text:span> <text:span text:style-name="T16">ﭚ</text:span> <text:span text:style-name="T16">ﭛ</text:span> <text:span text:style-name="T16">ﭜ</text:span> <text:span text:style-name="T16">ﭝ</text:span> <text:span text:style-name="T16">ﭞ</text:span> <text:span text:style-name="T16">ﭟ</text:span> <text:span text:style-name="T16">ﭠ</text:span> <text:span text:style-name="T16">ﭡ</text:span> <text:span text:style-name="T16">ﭢ</text:span> <text:span text:style-name="T16">ﭣ</text:span> <text:span text:style-name="T16">ﭤ</text:span> <text:span text:style-name="T16">ﭥ</text:span> <text:span text:style-name="T16">ﭦ</text:span> <text:span text:style-name="T16">ﭧ</text:span> <text:span text:style-name="T16">ﭨ</text:span> <text:span text:style-name="T16">ﭩ</text:span> <text:span text:style-name="T16">ﭪ</text:span> <text:span text:style-name="T16">ﭫ</text:span> <text:span text:style-name="T16">ﭬ</text:span> <text:span text:style-name="T16">ﭭ</text:span> <text:span text:style-name="T16">ﭮ</text:span> <text:span text:style-name="T16">ﭯ</text:span> <text:span text:style-name="T16">ﭰ</text:span> <text:span text:style-name="T16">ﭱﭲ</text:span> <text:span text:style-name="T16">ﭳ</text:span> <text:span text:style-name="T16">ﭴ</text:span> <text:span text:style-name="T16">ﭵ</text:span> <text:span text:style-name="T16">ﭶ</text:span> <text:span text:style-name="T16">ﭷ</text:span> <text:span text:style-name="T16">ﭸ</text:span> <text:span text:style-name="T16">ﭹ</text:span> <text:span text:style-name="T16">ﭺ</text:span> <text:span text:style-name="T16">ﭻ</text:span> <text:span text:style-name="T16">ﭼ</text:span> <text:span text:style-name="T16">ﭽ</text:span> <text:span text:style-name="T16">ﭾ</text:span> <text:span text:style-name="T16">ﭿ</text:span> <text:span text:style-name="T16">ﮀ</text:span> <text:span text:style-name="T16">ﮁ</text:span> <text:span text:style-name="T16">ﮂ</text:span></text:p>
      <text:p text:style-name="P11"><text:span text:style-name="T16">ﮃ</text:span><text:span text:style-name="T1"> </text:span><text:span text:style-name="T16">ﮄ</text:span><text:span text:style-name="T1"> </text:span><text:span text:style-name="T16">ﮅ</text:span><text:span text:style-name="T1"> </text:span><text:span text:style-name="T16">ﮆ</text:span><text:span text:style-name="T1"> </text:span><text:span text:style-name="T16">ﮇ</text:span><text:span text:style-name="T1"> </text:span><text:span text:style-name="T16">ﮈ</text:span><text:span text:style-name="T1"> </text:span><text:span text:style-name="T16">ﮉ</text:span><text:span text:style-name="T1"> </text:span><text:span text:style-name="T16">ﮊ</text:span><text:span text:style-name="T1"> </text:span><text:span text:style-name="T16">ﮋ</text:span><text:span text:style-name="T1"> </text:span><text:span text:style-name="T16">ﮌ</text:span><text:span text:style-name="T1"> </text:span><text:span text:style-name="T16">ﮍﮎ</text:span><text:span text:style-name="T1"> </text:span><text:span text:style-name="T16">ﮏ</text:span><text:span text:style-name="T1"> </text:span><text:span text:style-name="T16">ﮐ</text:span><text:span text:style-name="T1"> </text:span><text:span text:style-name="T16">ﮑ</text:span><text:span text:style-name="T1"> </text:span><text:span text:style-name="T16">ﮒ</text:span><text:span text:style-name="T1"> </text:span><text:span text:style-name="T16">ﮓ</text:span><text:span text:style-name="T1"> </text:span><text:span text:style-name="T16">ﮔ</text:span><text:span text:style-name="T1"> </text:span><text:span text:style-name="T16">ﮕ</text:span><text:span text:style-name="T1"> </text:span><text:span text:style-name="T16">ﮖ</text:span><text:span text:style-name="T1"> </text:span><text:span text:style-name="T16">ﮗ</text:span><text:span text:style-name="T1"> </text:span><text:span text:style-name="T16">ﮘ</text:span><text:span text:style-name="T1"> </text:span><text:span text:style-name="T16">ﮙ</text:span><text:span text:style-name="T1"> </text:span><text:span text:style-name="T16">ﮚ</text:span><text:span text:style-name="T1"> </text:span><text:span text:style-name="T16">ﮛ</text:span><text:span text:style-name="T1"> </text:span><text:span text:style-name="T16">ﮜ</text:span><text:span text:style-name="T1"> </text:span><text:span text:style-name="T16">ﮝ</text:span><text:span text:style-name="T1"> </text:span><text:span text:style-name="T16">ﮞ</text:span><text:span text:style-name="T1"> </text:span><text:span text:style-name="T16">ﮟ</text:span><text:span text:style-name="T1"> </text:span><text:span text:style-name="T16">ﮠ</text:span><text:span text:style-name="T1"> </text:span><text:span text:style-name="T16">ﮡ</text:span><text:span text:style-name="T1"> </text:span><text:span text:style-name="T16">ﮢ</text:span><text:span text:style-name="T1"> </text:span><text:span text:style-name="T16">ﮣ</text:span><text:span text:style-name="T1"> </text:span><text:span text:style-name="T16">ﮤ</text:span><text:span text:style-name="T1"> </text:span><text:span text:style-name="T16">ﮥ</text:span><text:span text:style-name="T1"> </text:span><text:span text:style-name="T16">ﮦﮧ</text:span><text:span text:style-name="T1"> </text:span><text:span text:style-name="T16">ﮨ</text:span><text:span text:style-name="T1"> </text:span><text:span text:style-name="T16">ﮩ</text:span><text:span text:style-name="T1"> </text:span><text:span text:style-name="T16">ﮪﮫ</text:span><text:span text:style-name="T1"> </text:span><text:span text:style-name="T16">ﮬ</text:span><text:span text:style-name="T1"> </text:span><text:span text:style-name="T16">ﮭ</text:span><text:span text:style-name="T1"> </text:span><text:span text:style-name="T16">ﮮ</text:span><text:span text:style-name="T1"> </text:span><text:span text:style-name="T16">ﮯ</text:span><text:span text:style-name="T1"> </text:span><text:span text:style-name="T16">ﮰ</text:span><text:span text:style-name="T1"> </text:span><text:span text:style-name="T16">ﮱ</text:span><text:span text:style-name="T1"> </text:span><text:span text:style-name="T16">ﯓﯔ</text:span><text:span text:style-name="T1"> </text:span><text:span text:style-name="T16">ﯕ</text:span><text:span text:style-name="T1"> </text:span><text:span text:style-name="T16">ﯖ</text:span><text:span text:style-name="T1"> </text:span><text:span text:style-name="T16">ﯗ</text:span><text:span text:style-name="T1"> </text:span><text:span text:style-name="T16">ﯘ</text:span><text:span text:style-name="T1"> </text:span><text:span text:style-name="T16">ﯙﯚ</text:span><text:span text:style-name="T1"> </text:span><text:span text:style-name="T16">ﯛ</text:span><text:span text:style-name="T1"> </text:span><text:span text:style-name="T16">ﯜ</text:span><text:span text:style-name="T1"> </text:span><text:span text:style-name="T16">ﯝ</text:span><text:span text:style-name="T1"> </text:span><text:span text:style-name="T16">ﯞ</text:span><text:span text:style-name="T1"> </text:span><text:span text:style-name="T16">ﯟ</text:span><text:span text:style-name="T1"> </text:span><text:span text:style-name="T16">ﯠ</text:span><text:span text:style-name="T1"> </text:span><text:span text:style-name="T16">ﯡ</text:span><text:span text:style-name="T1"> </text:span><text:span text:style-name="T16">ﯢ</text:span><text:span text:style-name="T1"> </text:span><text:span text:style-name="T16">ﯣ</text:span><text:span text:style-name="T1"> </text:span><text:span text:style-name="T16">ﯤ</text:span><text:span text:style-name="T1"> </text:span><text:span text:style-name="T16">ﯥ</text:span><text:span text:style-name="T1"> </text:span><text:span text:style-name="T16">ﯦ</text:span><text:span text:style-name="T1"> </text:span><text:span text:style-name="T16">ﯧ</text:span><text:span text:style-name="T1"> </text:span><text:span text:style-name="T16">ﯨ</text:span><text:span text:style-name="T1"> </text:span><text:span text:style-name="T16">ﯩ</text:span><text:span text:style-name="T1"> </text:span><text:span text:style-name="T16">ﯪ</text:span><text:span text:style-name="T1"> </text:span><text:span text:style-name="T16">ﯫﯬ</text:span><text:span text:style-name="T1"> </text:span><text:span text:style-name="T16">ﯭ</text:span><text:span text:style-name="T1"> </text:span><text:span text:style-name="T16">ﯮ</text:span><text:span text:style-name="T1"> </text:span><text:span text:style-name="T16">ﯯ</text:span><text:span text:style-name="T1"> </text:span><text:span text:style-name="T16">ﯰ</text:span><text:span text:style-name="T1"> </text:span><text:span text:style-name="T16">ﯱ</text:span><text:span text:style-name="T1"> </text:span><text:span text:style-name="T16">ﯲ</text:span><text:span text:style-name="T1"> </text:span><text:span text:style-name="T16">ﯳ</text:span><text:span text:style-name="T1"> </text:span><text:span text:style-name="T16">ﯴ</text:span><text:span text:style-name="T1"> </text:span><text:span text:style-name="T16">ﯵ</text:span><text:span text:style-name="T1"> </text:span><text:span text:style-name="T16">ﯶ</text:span><text:span text:style-name="T1"> </text:span><text:span text:style-name="T16">ﯷﯸ</text:span><text:span text:style-name="T1"> </text:span><text:span text:style-name="T16">ﯹ</text:span><text:span text:style-name="T1"> </text:span><text:span text:style-name="T16">ﯺ</text:span><text:span text:style-name="T1"> </text:span><text:span text:style-name="T16">ﯻ</text:span><text:span text:style-name="T1"> </text:span><text:span text:style-name="T16">ﯼ</text:span><text:span text:style-name="T1"> </text:span><text:span text:style-name="T16">ﯽ</text:span><text:span text:style-name="T1"> </text:span><text:span text:style-name="T16">ﯾ</text:span><text:span text:style-name="T1"> </text:span><text:span text:style-name="T16">ﯿ</text:span><text:span text:style-name="T1"> </text:span><text:span text:style-name="T16">ﰀ</text:span><text:span text:style-name="T1"> </text:span><text:span text:style-name="T16">ﰁ</text:span><text:span text:style-name="T1"> </text:span><text:span text:style-name="T16">ﰂ</text:span><text:span text:style-name="T1"> </text:span><text:span text:style-name="T16">ﰃ</text:span><text:span text:style-name="T1"> </text:span><text:span text:style-name="T16">ﰄ</text:span><text:span text:style-name="T1"> </text:span><text:span text:style-name="T16">ﰅ</text:span><text:span text:style-name="T1"> </text:span><text:span text:style-name="T16">ﰆ</text:span><text:span text:style-name="T1"> </text:span><text:span text:style-name="T16">ﰇ</text:span><text:span text:style-name="T1"> </text:span><text:span text:style-name="T16">ﰈ</text:span><text:span text:style-name="T1"> </text:span><text:span text:style-name="T16">ﰉ</text:span><text:span text:style-name="T1"> </text:span><text:span text:style-name="T16">ﰊ</text:span></text:p>
      <text:p text:style-name="P25"><text:span text:style-name="T17">ﭑ</text:span><text:span text:style-name="T6"> </text:span><text:span text:style-name="T17">ﭒ</text:span><text:span text:style-name="T6"> </text:span><text:span text:style-name="T17">ﭓ</text:span><text:span text:style-name="T6"> </text:span><text:span text:style-name="T17">ﭔ</text:span><text:span text:style-name="T6"> </text:span><text:span text:style-name="T17">ﭕ</text:span><text:span text:style-name="T6"> </text:span><text:span text:style-name="T17">ﭖ</text:span><text:span text:style-name="T6"> </text:span><text:span text:style-name="T17">ﭗ</text:span><text:span text:style-name="T6"> </text:span><text:span text:style-name="T17">ﭘ</text:span><text:span text:style-name="T6"> </text:span><text:span text:style-name="T17">ﭙ</text:span><text:span text:style-name="T6"> </text:span><text:span text:style-name="T17">ﭚ</text:span><text:span text:style-name="T6"> </text:span><text:span text:style-name="T17">ﭛ</text:span><text:span text:style-name="T6"> </text:span><text:span text:style-name="T17">ﭜ</text:span><text:span text:style-name="T6"> </text:span><text:span text:style-name="T17">ﭝ</text:span><text:span text:style-name="T6"> </text:span><text:span text:style-name="T17">ﭞﭟ</text:span><text:span text:style-name="T6"> </text:span><text:span text:style-name="T17">ﭠ</text:span><text:span text:style-name="T6"> </text:span><text:span text:style-name="T17">ﭡ</text:span><text:span text:style-name="T6"> </text:span><text:span text:style-name="T17">ﭢﭣ</text:span><text:span text:style-name="T6"> </text:span><text:span text:style-name="T17">ﭤ</text:span><text:span text:style-name="T6"> </text:span><text:span text:style-name="T17">ﭥ</text:span><text:span text:style-name="T6"> </text:span><text:span text:style-name="T17">ﭦ</text:span><text:span text:style-name="T6"> </text:span><text:span text:style-name="T17">ﭧ</text:span><text:span text:style-name="T6"> </text:span><text:span text:style-name="T17">ﭨ</text:span><text:span text:style-name="T6"> </text:span><text:span text:style-name="T17">ﭩ</text:span><text:span text:style-name="T6"> </text:span><text:span text:style-name="T17">ﭪ</text:span><text:span text:style-name="T6"> </text:span><text:span text:style-name="T17">ﭫ</text:span><text:span text:style-name="T6"> </text:span><text:span text:style-name="T17">ﭬ</text:span><text:span text:style-name="T6"> </text:span><text:span text:style-name="T17">ﭭ</text:span><text:span text:style-name="T6"> </text:span><text:span text:style-name="T17">ﭮ</text:span><text:span text:style-name="T6"> </text:span><text:span text:style-name="T17">ﭯ</text:span><text:span text:style-name="T6"> </text:span><text:span text:style-name="T17">ﭰ</text:span><text:span text:style-name="T6"> </text:span><text:span text:style-name="T17">ﭱ</text:span><text:span text:style-name="T6"> </text:span><text:span text:style-name="T17">ﭲ</text:span><text:span text:style-name="T6"> </text:span><text:span text:style-name="T17">ﭳ</text:span><text:span text:style-name="T6"> </text:span><text:span text:style-name="T17">ﭴ</text:span><text:span text:style-name="T6"> </text:span><text:span text:style-name="T17">ﭵ</text:span><text:span text:style-name="T6"> </text:span><text:span text:style-name="T17">ﭶ</text:span><text:span text:style-name="T6"> </text:span><text:span text:style-name="T17">ﭷ</text:span><text:span text:style-name="T6"> </text:span><text:span text:style-name="T17">ﭸ</text:span><text:span text:style-name="T6"> </text:span><text:span text:style-name="T17">ﭹ</text:span><text:span text:style-name="T6"> </text:span><text:span text:style-name="T17">ﭺ</text:span><text:span text:style-name="T6"> </text:span><text:span text:style-name="T17">ﭻ</text:span><text:span text:style-name="T6"> </text:span><text:span text:style-name="T17">ﭼ</text:span><text:span text:style-name="T6"> </text:span><text:span text:style-name="T17">ﭽ</text:span><text:span text:style-name="T6"> </text:span><text:span text:style-name="T17">ﭾ</text:span><text:span text:style-name="T6"> </text:span><text:span text:style-name="T17">ﭿ</text:span><text:span text:style-name="T6"> </text:span><text:span text:style-name="T17">ﮀ</text:span><text:span text:style-name="T6"> </text:span><text:span text:style-name="T17">ﮁ</text:span><text:span text:style-name="T6"> </text:span><text:span text:style-name="T17">ﮂ</text:span><text:span text:style-name="T6"> </text:span><text:span text:style-name="T17">ﮃ</text:span><text:span text:style-name="T6"> </text:span><text:span text:style-name="T17">ﮄ</text:span><text:span text:style-name="T6"> </text:span><text:span text:style-name="T17">ﮅ</text:span><text:span text:style-name="T6"> </text:span><text:span text:style-name="T17">ﮆ</text:span><text:span text:style-name="T6"> </text:span><text:span text:style-name="T17">ﮇ</text:span><text:span text:style-name="T6"> </text:span><text:span text:style-name="T17">ﮈﮉ</text:span><text:span text:style-name="T6"> </text:span><text:span text:style-name="T17">ﮊ</text:span><text:span text:style-name="T6"> </text:span><text:span text:style-name="T17">ﮋ</text:span><text:span text:style-name="T6"> </text:span><text:span text:style-name="T17">ﮌ</text:span><text:span text:style-name="T6"> </text:span><text:span text:style-name="T17">ﮍ</text:span><text:span text:style-name="T6"> </text:span><text:span text:style-name="T17">ﮎ</text:span><text:span text:style-name="T6"> </text:span><text:span text:style-name="T17">ﮏ</text:span><text:span text:style-name="T6"> </text:span><text:span text:style-name="T17">ﮐ</text:span><text:span text:style-name="T6"> </text:span><text:span text:style-name="T17">ﮑ</text:span><text:span text:style-name="T6"> </text:span><text:span text:style-name="T17">ﮒ</text:span><text:span text:style-name="T6"> </text:span><text:span text:style-name="T17">ﮓ</text:span><text:span text:style-name="T6"> </text:span><text:span text:style-name="T17">ﮔﮕ</text:span><text:span text:style-name="T6"> </text:span><text:span text:style-name="T17">ﮖ</text:span><text:span text:style-name="T6"> </text:span><text:span text:style-name="T17">ﮗ</text:span><text:span text:style-name="T6"> </text:span><text:span text:style-name="T17">ﮘﮙ</text:span><text:span text:style-name="T6"> </text:span><text:span text:style-name="T17">ﮚ</text:span><text:span text:style-name="T6"> </text:span><text:span text:style-name="T17">ﮛ</text:span><text:span text:style-name="T6"> </text:span><text:span text:style-name="T17">ﮜ</text:span><text:span text:style-name="T6"> </text:span><text:span text:style-name="T17">ﮝ</text:span><text:span text:style-name="T6"> </text:span><text:span text:style-name="T17">ﮞ</text:span><text:span text:style-name="T6"> </text:span><text:span text:style-name="T17">ﮟ</text:span><text:span text:style-name="T6"> </text:span><text:span text:style-name="T17">ﮠ</text:span><text:span text:style-name="T6"> </text:span><text:span text:style-name="T17">ﮡ</text:span><text:span text:style-name="T6"> </text:span><text:span text:style-name="T17">ﮢ</text:span><text:span text:style-name="T6"> </text:span><text:span text:style-name="T17">ﮣ</text:span><text:span text:style-name="T6"> </text:span><text:span text:style-name="T17">ﮤ</text:span><text:span text:style-name="T6"> </text:span><text:span text:style-name="T17">ﮥ</text:span><text:span text:style-name="T6"> </text:span><text:span text:style-name="T17">ﮦ</text:span></text:p>
      <text:p text:style-name="P12"><text:span text:style-name="T17">ﮧ</text:span><text:span text:style-name="T6"> </text:span><text:span text:style-name="T17">ﮨ</text:span><text:span text:style-name="T6"> </text:span><text:span text:style-name="T17">ﮩ</text:span><text:span text:style-name="T6"> </text:span><text:span text:style-name="T17">ﮪ</text:span><text:span text:style-name="T6"> </text:span><text:span text:style-name="T17">ﮫﮬ</text:span><text:span text:style-name="T6"> </text:span><text:span text:style-name="T17">ﮭ</text:span><text:span text:style-name="T6"> </text:span><text:span text:style-name="T17">ﮮ</text:span><text:span text:style-name="T6"> </text:span><text:span text:style-name="T17">ﮯ</text:span><text:span text:style-name="T6"> </text:span><text:span text:style-name="T17">ﮰ</text:span><text:span text:style-name="T6"> </text:span><text:span text:style-name="T17">ﮱ</text:span><text:span text:style-name="T6"> </text:span><text:span text:style-name="T17">ﯓ</text:span><text:span text:style-name="T6"> </text:span><text:span text:style-name="T17">ﯔ</text:span><text:span text:style-name="T6"> </text:span><text:span text:style-name="T17">ﯕ</text:span><text:span text:style-name="T6"> </text:span><text:span text:style-name="T17">ﯖ</text:span><text:span text:style-name="T6"> </text:span><text:span text:style-name="T17">ﯗ</text:span><text:span text:style-name="T6"> </text:span><text:span text:style-name="T17">ﯘ</text:span><text:span text:style-name="T6"> </text:span><text:span text:style-name="T17">ﯙ</text:span><text:span text:style-name="T6"> </text:span><text:span text:style-name="T17">ﯚ</text:span><text:span text:style-name="T6"> </text:span><text:span text:style-name="T17">ﯛ</text:span><text:span text:style-name="T6"> </text:span><text:span text:style-name="T17">ﯜ</text:span><text:span text:style-name="T6"> </text:span><text:span text:style-name="T17">ﯝ</text:span><text:span text:style-name="T6"> </text:span><text:span text:style-name="T17">ﯞ</text:span><text:span text:style-name="T6"> </text:span><text:span text:style-name="T17">ﯟ</text:span><text:span text:style-name="T6"> </text:span><text:span text:style-name="T17">ﯠ</text:span><text:span text:style-name="T6"> </text:span><text:span text:style-name="T17">ﯡ</text:span><text:span text:style-name="T6"> </text:span><text:span text:style-name="T17">ﯢ</text:span><text:span text:style-name="T6"> </text:span><text:span text:style-name="T17">ﯣ</text:span><text:span text:style-name="T6"> </text:span><text:span text:style-name="T17">ﯤ</text:span><text:span text:style-name="T6"> </text:span><text:span text:style-name="T17">ﯥ</text:span><text:span text:style-name="T6"> </text:span><text:span text:style-name="T17">ﯦ</text:span><text:span text:style-name="T6"> </text:span><text:span text:style-name="T17">ﯧ</text:span><text:span text:style-name="T6"> </text:span><text:span text:style-name="T17">ﯨ</text:span><text:span text:style-name="T6"> </text:span><text:span text:style-name="T17">ﯩ</text:span><text:span text:style-name="T6"> </text:span><text:span text:style-name="T17">ﯪ</text:span><text:span text:style-name="T6"> </text:span><text:span text:style-name="T17">ﯫ</text:span><text:span text:style-name="T6"> </text:span><text:span text:style-name="T17">ﯬ</text:span><text:span text:style-name="T6"> </text:span><text:span text:style-name="T17">ﯭ</text:span><text:span text:style-name="T6"> </text:span><text:span text:style-name="T17">ﯮ</text:span><text:span text:style-name="T6"> </text:span><text:span text:style-name="T17">ﯯ</text:span><text:span text:style-name="T6"> </text:span><text:span text:style-name="T17">ﯰ</text:span><text:span text:style-name="T6"> </text:span><text:span text:style-name="T17">ﯱ</text:span><text:span text:style-name="T6"> </text:span><text:span text:style-name="T17">ﯲ</text:span><text:span text:style-name="T6"> </text:span><text:span text:style-name="T17">ﯳ</text:span><text:span text:style-name="T6"> </text:span><text:span text:style-name="T17">ﯴ</text:span><text:span text:style-name="T6"> </text:span><text:span text:style-name="T17">ﯵ</text:span><text:span text:style-name="T6"> </text:span><text:span text:style-name="T17">ﯶ</text:span><text:span text:style-name="T6"> </text:span><text:span text:style-name="T17">ﯷ</text:span><text:span text:style-name="T6"> </text:span><text:span text:style-name="T17">ﯸ</text:span><text:span text:style-name="T6"> </text:span><text:span text:style-name="T17">ﯹ</text:span><text:span text:style-name="T6"> </text:span><text:span text:style-name="T17">ﯺ</text:span><text:span text:style-name="T6"> </text:span><text:span text:style-name="T17">ﯻ</text:span><text:span text:style-name="T6"> </text:span><text:span text:style-name="T17">ﯼ</text:span><text:span text:style-name="T6"> </text:span><text:span text:style-name="T17">ﯽ</text:span><text:span text:style-name="T6"> </text:span><text:span text:style-name="T17">ﯾ</text:span><text:span text:style-name="T6"> </text:span><text:span text:style-name="T17">ﯿ</text:span><text:span text:style-name="T6"> </text:span><text:span text:style-name="T17">ﰀ</text:span><text:span text:style-name="T6"> </text:span><text:span text:style-name="T17">ﰁ</text:span><text:span text:style-name="T6"> </text:span><text:span text:style-name="T17">ﰂ</text:span><text:span text:style-name="T6"> </text:span><text:span text:style-name="T17">ﰃ</text:span><text:span text:style-name="T6"> </text:span><text:span text:style-name="T17">ﰄ</text:span><text:span text:style-name="T6"> </text:span><text:span text:style-name="T17">ﰅ</text:span><text:span text:style-name="T6"> </text:span><text:span text:style-name="T17">ﰆ</text:span></text:p>
      <text:p text:style-name="P26"><text:span text:style-name="T18">ﭑ</text:span><text:span text:style-name="T6"> </text:span><text:span text:style-name="T18">ﭒ</text:span><text:span text:style-name="T6"> </text:span><text:span text:style-name="T18">ﭓ</text:span><text:span text:style-name="T6"> </text:span><text:span text:style-name="T18">ﭔ</text:span><text:span text:style-name="T6"> </text:span><text:span text:style-name="T18">ﭕﭖ</text:span><text:span text:style-name="T6"> </text:span><text:span text:style-name="T18">ﭗ</text:span><text:span text:style-name="T6"> </text:span><text:span text:style-name="T18">ﭘ</text:span><text:span text:style-name="T6"> </text:span><text:span text:style-name="T18">ﭙ</text:span><text:span text:style-name="T6"> </text:span><text:span text:style-name="T18">ﭚ</text:span><text:span text:style-name="T6"> </text:span><text:span text:style-name="T18">ﭛﭜ</text:span><text:span text:style-name="T6"> </text:span><text:span text:style-name="T18">ﭝ</text:span><text:span text:style-name="T6"> </text:span><text:span text:style-name="T18">ﭞ</text:span><text:span text:style-name="T6"> </text:span><text:span text:style-name="T18">ﭟ</text:span><text:span text:style-name="T6"> </text:span><text:span text:style-name="T18">ﭠ</text:span><text:span text:style-name="T6"> </text:span><text:span text:style-name="T18">ﭡﭢ</text:span><text:span text:style-name="T6"> </text:span><text:span text:style-name="T18">ﭣ</text:span><text:span text:style-name="T6"> </text:span><text:span text:style-name="T18">ﭤ</text:span><text:span text:style-name="T6"> </text:span><text:span text:style-name="T18">ﭥ</text:span><text:span text:style-name="T6"> </text:span><text:span text:style-name="T18">ﭦ</text:span><text:span text:style-name="T6"> </text:span><text:span text:style-name="T18">ﭧ</text:span><text:span text:style-name="T6"> </text:span><text:span text:style-name="T18">ﭨ</text:span><text:span text:style-name="T6"> </text:span><text:span text:style-name="T18">ﭩ</text:span><text:span text:style-name="T6"> </text:span><text:span text:style-name="T18">ﭪ</text:span><text:span text:style-name="T6"> </text:span><text:span text:style-name="T18">ﭫ</text:span><text:span text:style-name="T6"> </text:span><text:span text:style-name="T18">ﭬ</text:span><text:span text:style-name="T6"> </text:span><text:span text:style-name="T18">ﭭ</text:span><text:span text:style-name="T6"> </text:span><text:span text:style-name="T18">ﭮ</text:span><text:span text:style-name="T6"> </text:span><text:span text:style-name="T18">ﭯ</text:span><text:span text:style-name="T6"> </text:span><text:span text:style-name="T18">ﭰ</text:span><text:span text:style-name="T6"> </text:span><text:span text:style-name="T18">ﭱﭲ</text:span><text:span text:style-name="T6"> </text:span><text:span text:style-name="T18">ﭳ</text:span><text:span text:style-name="T6"> </text:span><text:span text:style-name="T18">ﭴ</text:span><text:span text:style-name="T6"> </text:span><text:span text:style-name="T18">ﭵ</text:span><text:span text:style-name="T6"> </text:span><text:span text:style-name="T18">ﭶ</text:span><text:span text:style-name="T6"> </text:span><text:span text:style-name="T18">ﭷ</text:span><text:span text:style-name="T6"> </text:span><text:span text:style-name="T18">ﭸ</text:span><text:span text:style-name="T6"> </text:span><text:span text:style-name="T18">ﭹ</text:span><text:span text:style-name="T6"> </text:span><text:span text:style-name="T18">ﭺ</text:span><text:span text:style-name="T6"> </text:span><text:span text:style-name="T18">ﭻ</text:span><text:span text:style-name="T6"> </text:span><text:span text:style-name="T18">ﭼ</text:span><text:span text:style-name="T6"> </text:span><text:span text:style-name="T18">ﭽ</text:span><text:span text:style-name="T6"> </text:span><text:span text:style-name="T18">ﭾ</text:span><text:span text:style-name="T6"> </text:span><text:span text:style-name="T18">ﭿ</text:span><text:span text:style-name="T6"> </text:span><text:span text:style-name="T18">ﮀ</text:span><text:span text:style-name="T6"> </text:span><text:span text:style-name="T18">ﮁ</text:span><text:span text:style-name="T6"> </text:span><text:span text:style-name="T18">ﮂ</text:span><text:span text:style-name="T6"> </text:span><text:span text:style-name="T18">ﮃ</text:span><text:span text:style-name="T6"> </text:span><text:span text:style-name="T18">ﮄ</text:span><text:span text:style-name="T6"> </text:span><text:span text:style-name="T18">ﮅ</text:span><text:span text:style-name="T6"> </text:span><text:span text:style-name="T18">ﮆ</text:span><text:span text:style-name="T6"> </text:span><text:span text:style-name="T18">ﮇ</text:span><text:span text:style-name="T6"> </text:span><text:span text:style-name="T18">ﮈ</text:span><text:span text:style-name="T6"> </text:span><text:span text:style-name="T18">ﮉ</text:span><text:span text:style-name="T6"> </text:span><text:span text:style-name="T18">ﮊ</text:span><text:span text:style-name="T6"> </text:span><text:span text:style-name="T18">ﮋﮌ</text:span><text:span text:style-name="T6"> </text:span><text:span text:style-name="T18">ﮍ</text:span><text:span text:style-name="T6"> </text:span><text:span text:style-name="T18">ﮎ</text:span><text:span text:style-name="T6"> </text:span><text:span text:style-name="T18">ﮏ</text:span><text:span text:style-name="T6"> </text:span><text:span text:style-name="T18">ﮐ</text:span><text:span text:style-name="T6"> </text:span><text:span text:style-name="T18">ﮑﮒ</text:span><text:span text:style-name="T6"> </text:span><text:span text:style-name="T18">ﮓ</text:span><text:span text:style-name="T6"> </text:span><text:span text:style-name="T18">ﮔ</text:span><text:span text:style-name="T6"> </text:span><text:span text:style-name="T18">ﮕ</text:span><text:span text:style-name="T6"> </text:span><text:span text:style-name="T18">ﮖ</text:span><text:span text:style-name="T6"> </text:span><text:span text:style-name="T18">ﮗ</text:span><text:span text:style-name="T6"> </text:span><text:span text:style-name="T18">ﮘ</text:span><text:span text:style-name="T6"> </text:span><text:span text:style-name="T18">ﮙ</text:span><text:span text:style-name="T6"> </text:span><text:span text:style-name="T18">ﮚ</text:span><text:span text:style-name="T6"> </text:span><text:span text:style-name="T18">ﮛ</text:span><text:span text:style-name="T6"> </text:span><text:span text:style-name="T18">ﮜ</text:span><text:span text:style-name="T6"> </text:span><text:span text:style-name="T18">ﮝ</text:span><text:span text:style-name="T6"> </text:span><text:span text:style-name="T18">ﮞ</text:span><text:span text:style-name="T6"> </text:span><text:span text:style-name="T18">ﮟ</text:span><text:span text:style-name="T6"> </text:span><text:span text:style-name="T18">ﮠ</text:span><text:span text:style-name="T6"> </text:span><text:span text:style-name="T18">ﮡ</text:span><text:span text:style-name="T6"> </text:span><text:span text:style-name="T18">ﮢ</text:span><text:span text:style-name="T6"> </text:span><text:span text:style-name="T18">ﮣ</text:span><text:span text:style-name="T6"> </text:span><text:span text:style-name="T18">ﮤ</text:span><text:span text:style-name="T6"> </text:span><text:span text:style-name="T18">ﮥ</text:span><text:span text:style-name="T6"> </text:span><text:span text:style-name="T18">ﮦ</text:span><text:span text:style-name="T6"> </text:span><text:span text:style-name="T18">ﮧ</text:span><text:span text:style-name="T6"> </text:span><text:span text:style-name="T18">ﮨ</text:span><text:span text:style-name="T6"> </text:span><text:span text:style-name="T18">ﮩ</text:span><text:span text:style-name="T6"> </text:span><text:span text:style-name="T18">ﮪ</text:span><text:span text:style-name="T6"> </text:span><text:span text:style-name="T18">ﮫ</text:span><text:span text:style-name="T6"> </text:span><text:span text:style-name="T18">ﮬ</text:span><text:span text:style-name="T6"> </text:span><text:span text:style-name="T18">ﮭ</text:span><text:span text:style-name="T6"> </text:span><text:span text:style-name="T18">ﮮ</text:span><text:span text:style-name="T6"> </text:span><text:span text:style-name="T18">ﮯ</text:span><text:span text:style-name="T6"> </text:span><text:span text:style-name="T18">ﮰ</text:span><text:span text:style-name="T6"> </text:span><text:span text:style-name="T18">ﮱ</text:span><text:span text:style-name="T6"> </text:span><text:span text:style-name="T18">ﯓ</text:span><text:span text:style-name="T6"> </text:span><text:span text:style-name="T18">ﯔ</text:span><text:span text:style-name="T6"> </text:span><text:span text:style-name="T18">ﯕ</text:span><text:span text:style-name="T6"> </text:span><text:span text:style-name="T18">ﯖ</text:span><text:span text:style-name="T6"> </text:span><text:span text:style-name="T18">ﯗ</text:span><text:span text:style-name="T6"> </text:span><text:span text:style-name="T18">ﯘ</text:span><text:span text:style-name="T6"> </text:span><text:span text:style-name="T18">ﯙ</text:span><text:span text:style-name="T6"> </text:span><text:span text:style-name="T18">ﯚ</text:span><text:span text:style-name="T6"> </text:span><text:span text:style-name="T18">ﯛ</text:span><text:span text:style-name="T6"> </text:span><text:span text:style-name="T18">ﯜ</text:span><text:span text:style-name="T6"> </text:span><text:span text:style-name="T18">ﯝ</text:span><text:span text:style-name="T6"> </text:span><text:span text:style-name="T18">ﯞ</text:span><text:span text:style-name="T6"> </text:span><text:span text:style-name="T18">ﯟﯠ</text:span><text:span text:style-name="T6"> </text:span><text:span text:style-name="T18">ﯡ</text:span><text:span text:style-name="T6"> </text:span><text:span text:style-name="T18">ﯢ</text:span><text:span text:style-name="T6"> </text:span><text:span text:style-name="T18">ﯣ</text:span><text:span text:style-name="T6"> </text:span><text:span text:style-name="T18">ﯤ</text:span><text:span text:style-name="T6"> </text:span><text:span text:style-name="T18">ﯥ</text:span><text:span text:style-name="T6"> </text:span><text:span text:style-name="T18">ﯦ</text:span><text:span text:style-name="T6"> </text:span><text:span text:style-name="T18">ﯧ</text:span><text:span text:style-name="T6"> </text:span><text:span text:style-name="T18">ﯨﯩ</text:span><text:span text:style-name="T6"> </text:span><text:span text:style-name="T18">ﯪ</text:span><text:span text:style-name="T6"> </text:span><text:span text:style-name="T18">ﯫ</text:span><text:span text:style-name="T6"> </text:span><text:span text:style-name="T18">ﯬ</text:span><text:span text:style-name="T6"> </text:span><text:span text:style-name="T18">ﯭ</text:span><text:span text:style-name="T6"> </text:span><text:span text:style-name="T18">ﯮ</text:span><text:span text:style-name="T6"> </text:span><text:span text:style-name="T18">ﯯ</text:span><text:span text:style-name="T6"> </text:span><text:span text:style-name="T18">ﯰ</text:span><text:span text:style-name="T6"> </text:span><text:span text:style-name="T18">ﯱ</text:span><text:span text:style-name="T6"> </text:span><text:span text:style-name="T18">ﯲ</text:span><text:span text:style-name="T6"> </text:span><text:span text:style-name="T18">ﯳ</text:span><text:span text:style-name="T6"> </text:span><text:span text:style-name="T18">ﯴ</text:span><text:span text:style-name="T6"> </text:span><text:span text:style-name="T18">ﯵ</text:span><text:span text:style-name="T6"> </text:span><text:span text:style-name="T18">ﯶ</text:span><text:span text:style-name="T6"> </text:span><text:span text:style-name="T18">ﯷ</text:span><text:span text:style-name="T6"> </text:span><text:span text:style-name="T18">ﯸ</text:span><text:span text:style-name="T6"> </text:span><text:span text:style-name="T18">ﯹ</text:span><text:span text:style-name="T6"> </text:span><text:span text:style-name="T18">ﯺ</text:span><text:span text:style-name="T6"> </text:span><text:span text:style-name="T18">ﯻ</text:span><text:span text:style-name="T6"> </text:span><text:span text:style-name="T18">ﯼ</text:span><text:span text:style-name="T6"> </text:span><text:span text:style-name="T18">ﯽ</text:span><text:span text:style-name="T6"> </text:span><text:span text:style-name="T18">ﯾ</text:span><text:span text:style-name="T6"> </text:span><text:span text:style-name="T18">ﯿ</text:span><text:span text:style-name="T6"> </text:span><text:span text:style-name="T18">ﰀ</text:span><text:span text:style-name="T6"> </text:span><text:span text:style-name="T18">ﰁ</text:span><text:span text:style-name="T6"> </text:span><text:span text:style-name="T18">ﰂ</text:span><text:span text:style-name="T6"> </text:span><text:span text:style-name="T18">ﰃ</text:span><text:span text:style-name="T6"> </text:span><text:span text:style-name="T18">ﰄ</text:span><text:span text:style-name="T6"> </text:span><text:span text:style-name="T18">ﰅ</text:span><text:span text:style-name="T6"> </text:span><text:span text:style-name="T18">ﰆ</text:span><text:span text:style-name="T6"> </text:span><text:span text:style-name="T18">ﰇ</text:span><text:span text:style-name="T6"> </text:span><text:span text:style-name="T18">ﰈ</text:span><text:span text:style-name="T6"> </text:span><text:span text:style-name="T18">ﰉ</text:span><text:span text:style-name="T6"> </text:span><text:span text:style-name="T18">ﰊ</text:span><text:span text:style-name="T6"> </text:span><text:span text:style-name="T18">ﰋ</text:span><text:span text:style-name="T6"> </text:span><text:span text:style-name="T18">ﰌ</text:span><text:span text:style-name="T6"> </text:span><text:span text:style-name="T18">ﰍ</text:span><text:span text:style-name="T6"> </text:span><text:span text:style-name="T18">ﰎﰏ</text:span><text:span text:style-name="T6"> </text:span><text:span text:style-name="T18">ﰐ</text:span><text:span text:style-name="T6"> </text:span><text:span text:style-name="T18">ﰑ</text:span><text:span text:style-name="T6"> </text:span><text:span text:style-name="T18">ﰒ</text:span></text:p>
      <text:p text:style-name="P27"><text:span text:style-name="T19">ﭑ</text:span><text:span text:style-name="T6"> </text:span><text:span text:style-name="T19">ﭒ</text:span><text:span text:style-name="T6"> </text:span><text:span text:style-name="T19">ﭓ</text:span><text:span text:style-name="T6"> </text:span><text:span text:style-name="T19">ﭔ</text:span><text:span text:style-name="T6"> </text:span><text:span text:style-name="T19">ﭕ</text:span><text:span text:style-name="T6"> </text:span><text:span text:style-name="T19">ﭖ</text:span><text:span text:style-name="T6"> </text:span><text:span text:style-name="T19">ﭗ</text:span><text:span text:style-name="T6"> </text:span><text:span text:style-name="T19">ﭘ</text:span><text:span text:style-name="T6"> </text:span><text:span text:style-name="T19">ﭙ</text:span><text:span text:style-name="T6"> </text:span><text:span text:style-name="T19">ﭚﭛ</text:span><text:span text:style-name="T6"> </text:span><text:span text:style-name="T19">ﭜ</text:span><text:span text:style-name="T6"> </text:span><text:span text:style-name="T19">ﭝ</text:span><text:span text:style-name="T6"> </text:span><text:span text:style-name="T19">ﭞ</text:span><text:span text:style-name="T6"> </text:span><text:span text:style-name="T19">ﭟ</text:span><text:span text:style-name="T6"> </text:span><text:span text:style-name="T19">ﭠ</text:span><text:span text:style-name="T6"> </text:span><text:span text:style-name="T19">ﭡ</text:span><text:span text:style-name="T6"> </text:span><text:span text:style-name="T19">ﭢ</text:span><text:span text:style-name="T6"> </text:span><text:span text:style-name="T19">ﭣ</text:span><text:span text:style-name="T6"> </text:span><text:span text:style-name="T19">ﭤ</text:span><text:span text:style-name="T6"> </text:span><text:span text:style-name="T19">ﭥ</text:span><text:span text:style-name="T6"> </text:span><text:span text:style-name="T19">ﭦ</text:span><text:span text:style-name="T6"> </text:span><text:span text:style-name="T19">ﭧ</text:span><text:span text:style-name="T6"> </text:span><text:span text:style-name="T19">ﭨ</text:span><text:span text:style-name="T6"> </text:span><text:span text:style-name="T19">ﭩ</text:span><text:span text:style-name="T6"> </text:span><text:span text:style-name="T19">ﭪ</text:span><text:span text:style-name="T6"> </text:span><text:span text:style-name="T19">ﭫ</text:span><text:span text:style-name="T6"> </text:span><text:span text:style-name="T19">ﭬ</text:span><text:span text:style-name="T6"> </text:span><text:span text:style-name="T19">ﭭ</text:span><text:span text:style-name="T6"> </text:span><text:span text:style-name="T19">ﭮ</text:span><text:span text:style-name="T6"> </text:span><text:span text:style-name="T19">ﭯ</text:span><text:span text:style-name="T6"> </text:span><text:span text:style-name="T19">ﭰ</text:span><text:span text:style-name="T6"> </text:span><text:span text:style-name="T19">ﭱ</text:span><text:span text:style-name="T6"> </text:span><text:span text:style-name="T19">ﭲ</text:span><text:span text:style-name="T6"> </text:span><text:span text:style-name="T19">ﭳ</text:span><text:span text:style-name="T6"> </text:span><text:span text:style-name="T19">ﭴ</text:span><text:span text:style-name="T6"> </text:span><text:span text:style-name="T19">ﭵ</text:span><text:span text:style-name="T6"> </text:span><text:span text:style-name="T19">ﭶ</text:span><text:span text:style-name="T6"> </text:span><text:span text:style-name="T19">ﭷ</text:span><text:span text:style-name="T6"> </text:span><text:span text:style-name="T19">ﭸ</text:span><text:span text:style-name="T6"> </text:span><text:span text:style-name="T19">ﭹ</text:span><text:span text:style-name="T6"> </text:span><text:span text:style-name="T19">ﭺ</text:span><text:span text:style-name="T6"> </text:span><text:span text:style-name="T19">ﭻ</text:span><text:span text:style-name="T6"> </text:span><text:span text:style-name="T19">ﭼ</text:span><text:span text:style-name="T6"> </text:span><text:span text:style-name="T19">ﭽ</text:span><text:span text:style-name="T6"> </text:span><text:span text:style-name="T19">ﭾ</text:span><text:span text:style-name="T6"> </text:span><text:span text:style-name="T19">ﭿ</text:span><text:span text:style-name="T6"> </text:span><text:span text:style-name="T19">ﮀ</text:span><text:span text:style-name="T6"> </text:span><text:span text:style-name="T19">ﮁ</text:span><text:span text:style-name="T6"> </text:span><text:span text:style-name="T19">ﮂ</text:span><text:span text:style-name="T6"> </text:span><text:span text:style-name="T19">ﮃ</text:span><text:span text:style-name="T6"> </text:span><text:span text:style-name="T19">ﮄ</text:span><text:span text:style-name="T6"> </text:span><text:span text:style-name="T19">ﮅﮆ</text:span><text:span text:style-name="T6"> </text:span><text:span text:style-name="T19">ﮇ</text:span><text:span text:style-name="T6"> </text:span><text:span text:style-name="T19">ﮈ</text:span><text:span text:style-name="T6"> </text:span><text:span text:style-name="T19">ﮉ</text:span><text:span text:style-name="T6"> </text:span><text:span text:style-name="T19">ﮊ</text:span><text:span text:style-name="T6"> </text:span><text:span text:style-name="T19">ﮋ</text:span><text:span text:style-name="T6"> </text:span><text:span text:style-name="T19">ﮌ</text:span><text:span text:style-name="T6"> </text:span><text:span text:style-name="T19">ﮍ</text:span><text:span text:style-name="T6"> </text:span><text:span text:style-name="T19">ﮎ</text:span><text:span text:style-name="T6"> </text:span><text:span text:style-name="T19">ﮏ</text:span><text:span text:style-name="T6"> </text:span><text:span text:style-name="T19">ﮐ</text:span><text:span text:style-name="T6"> </text:span><text:span text:style-name="T19">ﮑ</text:span><text:span text:style-name="T6"> </text:span><text:span text:style-name="T19">ﮒ</text:span><text:span text:style-name="T6"> </text:span><text:span text:style-name="T19">ﮓ</text:span><text:span text:style-name="T6"> </text:span><text:span text:style-name="T19">ﮔﮕ</text:span><text:span text:style-name="T6"> </text:span><text:span text:style-name="T19">ﮖ</text:span><text:span text:style-name="T6"> </text:span><text:span text:style-name="T19">ﮗ</text:span><text:span text:style-name="T6"> </text:span><text:span text:style-name="T19">ﮘ</text:span><text:span text:style-name="T6"> </text:span><text:span text:style-name="T19">ﮙ</text:span><text:span text:style-name="T6"> </text:span><text:span text:style-name="T19">ﮚ</text:span><text:span text:style-name="T6"> </text:span><text:span text:style-name="T19">ﮛ</text:span><text:span text:style-name="T6"> </text:span><text:span text:style-name="T19">ﮜ</text:span><text:span text:style-name="T6"> </text:span><text:span text:style-name="T19">ﮝ</text:span><text:span text:style-name="T6"> </text:span><text:span text:style-name="T19">ﮞ</text:span><text:span text:style-name="T6"> </text:span><text:span text:style-name="T19">ﮟ</text:span><text:span text:style-name="T6"> </text:span><text:span text:style-name="T19">ﮠ</text:span><text:span text:style-name="T6"> </text:span><text:span text:style-name="T19">ﮡ</text:span><text:span text:style-name="T6"> </text:span><text:span text:style-name="T19">ﮢ</text:span><text:span text:style-name="T6"> </text:span><text:span text:style-name="T19">ﮣ</text:span><text:span text:style-name="T6"> </text:span><text:span text:style-name="T19">ﮤ</text:span><text:span text:style-name="T6"> </text:span><text:span text:style-name="T19">ﮥ</text:span><text:span text:style-name="T6"> </text:span><text:span text:style-name="T19">ﮦ</text:span><text:span text:style-name="T6"> </text:span><text:span text:style-name="T19">ﮧ</text:span><text:span text:style-name="T6"> </text:span><text:span text:style-name="T19">ﮨ</text:span><text:span text:style-name="T6"> </text:span><text:span text:style-name="T19">ﮩ</text:span><text:span text:style-name="T6"> </text:span><text:span text:style-name="T19">ﮪ</text:span><text:span text:style-name="T6"> </text:span><text:span text:style-name="T19">ﮫ</text:span><text:span text:style-name="T6"> </text:span><text:span text:style-name="T19">ﮬ</text:span><text:span text:style-name="T6"> </text:span><text:span text:style-name="T19">ﮭ</text:span><text:span text:style-name="T6"> </text:span><text:span text:style-name="T19">ﮮ</text:span><text:span text:style-name="T6"> </text:span><text:span text:style-name="T19">ﮯ</text:span><text:span text:style-name="T6"> </text:span><text:span text:style-name="T19">ﮰ</text:span><text:span text:style-name="T6"> </text:span><text:span text:style-name="T19">ﮱ</text:span><text:span text:style-name="T6"> </text:span><text:span text:style-name="T19">ﯓ</text:span><text:span text:style-name="T6"> </text:span><text:span text:style-name="T19">ﯔ</text:span><text:span text:style-name="T6"> </text:span><text:span text:style-name="T19">ﯕ</text:span><text:span text:style-name="T6"> </text:span><text:span text:style-name="T19">ﯖﯗ</text:span><text:span text:style-name="T6"> </text:span><text:span text:style-name="T19">ﯘ</text:span><text:span text:style-name="T6"> </text:span><text:span text:style-name="T19">ﯙ</text:span><text:span text:style-name="T6"> </text:span><text:span text:style-name="T19">ﯚ</text:span><text:span text:style-name="T6"> </text:span><text:span text:style-name="T19">ﯛ</text:span><text:span text:style-name="T6"> </text:span><text:span text:style-name="T19">ﯜ</text:span><text:span text:style-name="T6"> </text:span><text:span text:style-name="T19">ﯝ</text:span><text:span text:style-name="T6"> </text:span><text:span text:style-name="T19">ﯞ</text:span><text:span text:style-name="T6"> </text:span><text:span text:style-name="T19">ﯟ</text:span><text:span text:style-name="T6"> </text:span><text:span text:style-name="T19">ﯠ</text:span><text:span text:style-name="T6"> </text:span><text:span text:style-name="T19">ﯡﯢ</text:span><text:span text:style-name="T6"> </text:span><text:span text:style-name="T19">ﯣ</text:span><text:span text:style-name="T6"> </text:span><text:span text:style-name="T19">ﯤ</text:span><text:span text:style-name="T6"> </text:span><text:span text:style-name="T19">ﯥ</text:span><text:span text:style-name="T6"> </text:span><text:span text:style-name="T19">ﯦ</text:span><text:span text:style-name="T6"> </text:span><text:span text:style-name="T19">ﯧ</text:span><text:span text:style-name="T6"> </text:span><text:span text:style-name="T19">ﯨ</text:span><text:span text:style-name="T6"> </text:span><text:span text:style-name="T19">ﯩ</text:span><text:span text:style-name="T6"> </text:span><text:span text:style-name="T19">ﯪ</text:span><text:span text:style-name="T6"> </text:span><text:span text:style-name="T19">ﯫ</text:span><text:span text:style-name="T6"> </text:span><text:span text:style-name="T19">ﯬ</text:span><text:span text:style-name="T6"> </text:span><text:span text:style-name="T19">ﯭ</text:span><text:span text:style-name="T6"> </text:span><text:span text:style-name="T19">ﯮ</text:span><text:span text:style-name="T6"> </text:span><text:span text:style-name="T19">ﯯ</text:span><text:span text:style-name="T6"> </text:span><text:span text:style-name="T19">ﯰ</text:span><text:span text:style-name="T6"> </text:span><text:span text:style-name="T19">ﯱ</text:span><text:span text:style-name="T6"> </text:span><text:span text:style-name="T19">ﯲ</text:span><text:span text:style-name="T6"> </text:span><text:span text:style-name="T19">ﯳ</text:span><text:span text:style-name="T6"> </text:span><text:span text:style-name="T19">ﯴ</text:span><text:span text:style-name="T6"> </text:span><text:span text:style-name="T19">ﯵ</text:span><text:span text:style-name="T6"> </text:span><text:span text:style-name="T19">ﯶﯷ</text:span><text:span text:style-name="T6"> </text:span><text:span text:style-name="T19">ﯸ</text:span><text:span text:style-name="T6"> </text:span><text:span text:style-name="T19">ﯹ</text:span><text:span text:style-name="T6"> </text:span><text:span text:style-name="T19">ﯺ</text:span><text:span text:style-name="T6"> </text:span><text:span text:style-name="T19">ﯻ</text:span><text:span text:style-name="T6"> </text:span><text:span text:style-name="T19">ﯼ</text:span><text:span text:style-name="T6"> </text:span><text:span text:style-name="T19">ﯽ</text:span><text:span text:style-name="T6"> </text:span><text:span text:style-name="T19">ﯾ</text:span><text:span text:style-name="T6"> </text:span><text:span text:style-name="T19">ﯿ</text:span><text:span text:style-name="T6"> </text:span><text:span text:style-name="T19">ﰀ</text:span><text:span text:style-name="T6"> </text:span><text:span text:style-name="T19">ﰁ</text:span><text:span text:style-name="T6"> </text:span><text:span text:style-name="T19">ﰂ</text:span><text:span text:style-name="T6"> </text:span><text:span text:style-name="T19">ﰃ</text:span><text:span text:style-name="T6"> </text:span><text:span text:style-name="T19">ﰄ</text:span><text:span text:style-name="T6"> </text:span><text:span text:style-name="T19">ﰅ</text:span><text:span text:style-name="T6"> </text:span><text:span text:style-name="T19">ﰆ</text:span><text:span text:style-name="T6"> </text:span><text:span text:style-name="T19">ﰇ</text:span><text:span text:style-name="T6"> </text:span><text:span text:style-name="T19">ﰈ</text:span><text:span text:style-name="T6"> </text:span><text:span text:style-name="T19">ﰉ</text:span><text:span text:style-name="T6"> </text:span><text:span text:style-name="T19">ﰊ</text:span><text:span text:style-name="T6"> </text:span><text:span text:style-name="T19">ﰋ</text:span><text:span text:style-name="T6"> </text:span><text:span text:style-name="T19">ﰌ</text:span></text:p>
      <text:p text:style-name="P28"><text:span text:style-name="T20">ﭑ</text:span><text:span text:style-name="T6"> </text:span><text:span text:style-name="T20">ﭒ</text:span><text:span text:style-name="T6"> </text:span><text:span text:style-name="T20">ﭓ</text:span><text:span text:style-name="T6"> </text:span><text:span text:style-name="T20">ﭔ</text:span><text:span text:style-name="T6"> </text:span><text:span text:style-name="T20">ﭕ</text:span><text:span text:style-name="T6"> </text:span><text:span text:style-name="T20">ﭖﭗ</text:span><text:span text:style-name="T6"> </text:span><text:span text:style-name="T20">ﭘ</text:span><text:span text:style-name="T6"> </text:span><text:span text:style-name="T20">ﭙ</text:span><text:span text:style-name="T6"> </text:span><text:span text:style-name="T20">ﭚ</text:span><text:span text:style-name="T6"> </text:span><text:span text:style-name="T20">ﭛﭜ</text:span><text:span text:style-name="T6"> </text:span><text:span text:style-name="T20">ﭝ</text:span><text:span text:style-name="T6"> </text:span><text:span text:style-name="T20">ﭞ</text:span><text:span text:style-name="T6"> </text:span><text:span text:style-name="T20">ﭟ</text:span><text:span text:style-name="T6"> </text:span><text:span text:style-name="T20">ﭠ</text:span><text:span text:style-name="T6"> </text:span><text:span text:style-name="T20">ﭡ</text:span><text:span text:style-name="T6"> </text:span><text:span text:style-name="T20">ﭢ</text:span><text:span text:style-name="T6"> </text:span><text:span text:style-name="T20">ﭣﭤ</text:span><text:span text:style-name="T6"> </text:span><text:span text:style-name="T20">ﭥ</text:span><text:span text:style-name="T6"> </text:span><text:span text:style-name="T20">ﭦ</text:span><text:span text:style-name="T6"> </text:span><text:span text:style-name="T20">ﭧ</text:span><text:span text:style-name="T6"> </text:span><text:span text:style-name="T20">ﭨ</text:span><text:span text:style-name="T6"> </text:span><text:span text:style-name="T20">ﭩ</text:span><text:span text:style-name="T6"> </text:span><text:span text:style-name="T20">ﭪ</text:span><text:span text:style-name="T6"> </text:span><text:span text:style-name="T20">ﭫ</text:span><text:span text:style-name="T6"> </text:span><text:span text:style-name="T20">ﭬ</text:span><text:span text:style-name="T6"> </text:span><text:span text:style-name="T20">ﭭ</text:span><text:span text:style-name="T6"> </text:span><text:span text:style-name="T20">ﭮ</text:span><text:span text:style-name="T6"> </text:span><text:span text:style-name="T20">ﭯ</text:span><text:span text:style-name="T6"> </text:span><text:span text:style-name="T20">ﭰ</text:span><text:span text:style-name="T6"> </text:span><text:span text:style-name="T20">ﭱ</text:span><text:span text:style-name="T6"> </text:span><text:span text:style-name="T20">ﭲ</text:span><text:span text:style-name="T6"> </text:span><text:span text:style-name="T20">ﭳ</text:span><text:span text:style-name="T6"> </text:span><text:span text:style-name="T20">ﭴ</text:span><text:span text:style-name="T6"> </text:span><text:span text:style-name="T20">ﭵ</text:span><text:span text:style-name="T6"> </text:span><text:span text:style-name="T20">ﭶ</text:span><text:span text:style-name="T6"> </text:span><text:span text:style-name="T20">ﭷﭸ</text:span><text:span text:style-name="T6"> </text:span><text:span text:style-name="T20">ﭹ</text:span><text:span text:style-name="T6"> </text:span><text:span text:style-name="T20">ﭺ</text:span><text:span text:style-name="T6"> </text:span><text:span text:style-name="T20">ﭻ</text:span><text:span text:style-name="T6"> </text:span><text:span text:style-name="T20">ﭼ</text:span><text:span text:style-name="T6"> </text:span><text:span text:style-name="T20">ﭽ</text:span><text:span text:style-name="T6"> </text:span><text:span text:style-name="T20">ﭾ</text:span><text:span text:style-name="T6"> </text:span><text:span text:style-name="T20">ﭿ</text:span><text:span text:style-name="T6"> </text:span><text:span text:style-name="T20">ﮀ</text:span><text:span text:style-name="T6"> </text:span><text:span text:style-name="T20">ﮁ</text:span><text:span text:style-name="T6"> </text:span><text:span text:style-name="T20">ﮂ</text:span><text:span text:style-name="T6"> </text:span><text:span text:style-name="T20">ﮃ</text:span><text:span text:style-name="T6"> </text:span><text:span text:style-name="T20">ﮄ</text:span><text:span text:style-name="T6"> </text:span><text:span text:style-name="T20">ﮅ</text:span><text:span text:style-name="T6"> </text:span><text:span text:style-name="T20">ﮆ</text:span><text:span text:style-name="T6"> </text:span><text:span text:style-name="T20">ﮇ</text:span><text:span text:style-name="T6"> </text:span><text:span text:style-name="T20">ﮈ</text:span><text:span text:style-name="T6"> </text:span><text:span text:style-name="T20">ﮉ</text:span><text:span text:style-name="T6"> </text:span><text:span text:style-name="T20">ﮊ</text:span><text:span text:style-name="T6"> </text:span><text:span text:style-name="T20">ﮋﮌ</text:span><text:span text:style-name="T6"> </text:span><text:span text:style-name="T20">ﮍ</text:span><text:span text:style-name="T6"> </text:span><text:span text:style-name="T20">ﮎ</text:span><text:span text:style-name="T6"> </text:span><text:span text:style-name="T20">ﮏ</text:span><text:span text:style-name="T6"> </text:span><text:span text:style-name="T20">ﮐ</text:span><text:span text:style-name="T6"> </text:span><text:span text:style-name="T20">ﮑ</text:span><text:span text:style-name="T6"> </text:span><text:span text:style-name="T20">ﮒ</text:span><text:span text:style-name="T6"> </text:span><text:span text:style-name="T20">ﮓ</text:span><text:span text:style-name="T6"> </text:span><text:span text:style-name="T20">ﮔ</text:span><text:span text:style-name="T6"> </text:span><text:span text:style-name="T20">ﮕ</text:span><text:span text:style-name="T6"> </text:span><text:span text:style-name="T20">ﮖ</text:span><text:span text:style-name="T6"> </text:span><text:span text:style-name="T20">ﮗ</text:span><text:span text:style-name="T6"> </text:span><text:span text:style-name="T20">ﮘ</text:span><text:span text:style-name="T6"> </text:span><text:span text:style-name="T20">ﮙ</text:span><text:span text:style-name="T6"> </text:span><text:span text:style-name="T20">ﮚﮛ</text:span><text:span text:style-name="T6"> </text:span><text:span text:style-name="T20">ﮜ</text:span><text:span text:style-name="T6"> </text:span><text:span text:style-name="T20">ﮝ</text:span><text:span text:style-name="T6"> </text:span><text:span text:style-name="T20">ﮞ</text:span><text:span text:style-name="T6"> </text:span><text:span text:style-name="T20">ﮟ</text:span><text:span text:style-name="T6"> </text:span><text:span text:style-name="T20">ﮠ</text:span><text:span text:style-name="T6"> </text:span><text:span text:style-name="T20">ﮡ</text:span><text:span text:style-name="T6"> </text:span><text:span text:style-name="T20">ﮢ</text:span><text:span text:style-name="T6"> </text:span><text:span text:style-name="T20">ﮣ</text:span><text:span text:style-name="T6"> </text:span><text:span text:style-name="T20">ﮤﮥ</text:span><text:span text:style-name="T6"> </text:span><text:span text:style-name="T20">ﮦﮧ</text:span><text:span text:style-name="T6"> </text:span><text:span text:style-name="T20">ﮨ</text:span><text:span text:style-name="T6"> </text:span><text:span text:style-name="T20">ﮩ</text:span><text:span text:style-name="T6"> </text:span><text:span text:style-name="T20">ﮪ</text:span><text:span text:style-name="T6"> </text:span><text:span text:style-name="T20">ﮫ</text:span><text:span text:style-name="T6"> </text:span><text:span text:style-name="T20">ﮬ</text:span><text:span text:style-name="T6"> </text:span><text:span text:style-name="T20">ﮭ</text:span><text:span text:style-name="T6"> </text:span><text:span text:style-name="T20">ﮮ</text:span><text:span text:style-name="T6"> </text:span><text:span text:style-name="T20">ﮯﮰ</text:span><text:span text:style-name="T6"> </text:span><text:span text:style-name="T20">ﮱ</text:span><text:span text:style-name="T6"> </text:span><text:span text:style-name="T20">ﯓ</text:span><text:span text:style-name="T6"> </text:span><text:span text:style-name="T20">ﯔ</text:span><text:span text:style-name="T6"> </text:span><text:span text:style-name="T20">ﯕ</text:span><text:span text:style-name="T6"> </text:span><text:span text:style-name="T20">ﯖ</text:span><text:span text:style-name="T6"> </text:span><text:span text:style-name="T20">ﯗ</text:span><text:span text:style-name="T6"> </text:span><text:span text:style-name="T20">ﯘ</text:span><text:span text:style-name="T6"> </text:span><text:span text:style-name="T20">ﯙ</text:span><text:span text:style-name="T6"> </text:span><text:span text:style-name="T20">ﯚﯛ</text:span><text:span text:style-name="T6"> </text:span><text:span text:style-name="T20">ﯜ</text:span><text:span text:style-name="T6"> </text:span><text:span text:style-name="T20">ﯝ</text:span><text:span text:style-name="T6"> </text:span><text:span text:style-name="T20">ﯞ</text:span><text:span text:style-name="T6"> </text:span><text:span text:style-name="T20">ﯟ</text:span><text:span text:style-name="T6"> </text:span><text:span text:style-name="T20">ﯠ</text:span><text:span text:style-name="T6"> </text:span><text:span text:style-name="T20">ﯡ</text:span><text:span text:style-name="T6"> </text:span><text:span text:style-name="T20">ﯢ</text:span><text:span text:style-name="T6"> </text:span><text:span text:style-name="T20">ﯣ</text:span><text:span text:style-name="T6"> </text:span><text:span text:style-name="T20">ﯤ</text:span><text:span text:style-name="T6"> </text:span><text:span text:style-name="T20">ﯥﯦ</text:span><text:span text:style-name="T6"> </text:span><text:span text:style-name="T20">ﯧ</text:span><text:span text:style-name="T6"> </text:span><text:span text:style-name="T20">ﯨ</text:span><text:span text:style-name="T6"> </text:span><text:span text:style-name="T20">ﯩ</text:span><text:span text:style-name="T6"> </text:span><text:span text:style-name="T20">ﯪ</text:span><text:span text:style-name="T6"> </text:span><text:span text:style-name="T20">ﯫ</text:span><text:span text:style-name="T6"> </text:span><text:span text:style-name="T20">ﯬﯭ</text:span><text:span text:style-name="T6"> </text:span><text:span text:style-name="T20">ﯮ</text:span><text:span text:style-name="T6"> </text:span><text:span text:style-name="T20">ﯯ</text:span><text:span text:style-name="T6"> </text:span><text:span text:style-name="T20">ﯰ</text:span><text:span text:style-name="T6"> </text:span><text:span text:style-name="T20">ﯱ</text:span><text:span text:style-name="T6"> </text:span><text:span text:style-name="T20">ﯲ</text:span><text:span text:style-name="T6"> </text:span><text:span text:style-name="T20">ﯳ</text:span><text:span text:style-name="T6"> </text:span><text:span text:style-name="T20">ﯴ</text:span><text:span text:style-name="T6"> </text:span><text:span text:style-name="T20">ﯵ</text:span><text:span text:style-name="T6"> </text:span><text:span text:style-name="T20">ﯶ</text:span><text:span text:style-name="T6"> </text:span><text:span text:style-name="T20">ﯷ</text:span><text:span text:style-name="T6"> </text:span><text:span text:style-name="T20">ﯸ</text:span><text:span text:style-name="T6"> </text:span><text:span text:style-name="T20">ﯹ</text:span><text:span text:style-name="T6"> </text:span><text:span text:style-name="T20">ﯺ</text:span><text:span text:style-name="T6"> </text:span><text:span text:style-name="T20">ﯻ</text:span><text:span text:style-name="T6"> </text:span><text:span text:style-name="T20">ﯼ</text:span><text:span text:style-name="T6"> </text:span><text:span text:style-name="T20">ﯽ</text:span><text:span text:style-name="T6"> </text:span><text:span text:style-name="T20">ﯾ</text:span><text:span text:style-name="T6"> </text:span><text:span text:style-name="T20">ﯿ</text:span><text:span text:style-name="T6"> </text:span><text:span text:style-name="T20">ﰀ</text:span><text:span text:style-name="T6"> </text:span><text:span text:style-name="T20">ﰁ</text:span><text:span text:style-name="T6"> </text:span><text:span text:style-name="T20">ﰂ</text:span><text:span text:style-name="T6"> </text:span><text:span text:style-name="T20">ﰃ</text:span><text:span text:style-name="T6"> </text:span><text:span text:style-name="T20">ﰄ</text:span><text:span text:style-name="T6"> </text:span><text:span text:style-name="T20">ﰅ</text:span><text:span text:style-name="T6"> </text:span><text:span text:style-name="T20">ﰆ</text:span><text:span text:style-name="T6"> </text:span><text:span text:style-name="T20">ﰇ</text:span><text:span text:style-name="T6"> </text:span><text:span text:style-name="T20">ﰈ</text:span><text:span text:style-name="T6"> </text:span><text:span text:style-name="T20">ﰉ</text:span><text:span text:style-name="T6"> </text:span><text:span text:style-name="T20">ﰊ</text:span><text:span text:style-name="T6"> </text:span><text:span text:style-name="T20">ﰋ</text:span><text:span text:style-name="T6"> </text:span><text:span text:style-name="T20">ﰌ</text:span><text:span text:style-name="T6"> </text:span><text:span text:style-name="T20">ﰍ</text:span><text:span text:style-name="T6"> </text:span><text:span text:style-name="T20">ﰎ</text:span><text:span text:style-name="T6"> </text:span><text:span text:style-name="T20">ﰏ</text:span><text:span text:style-name="T6"> </text:span><text:span text:style-name="T20">ﰐ</text:span><text:span text:style-name="T6"> </text:span><text:span text:style-name="T20">ﰑ</text:span><text:span text:style-name="T6"> </text:span><text:span text:style-name="T20">ﰒ</text:span></text:p>
      <text:p text:style-name="P29"><text:span text:style-name="T21">ﭑ</text:span><text:span text:style-name="T6"> </text:span><text:span text:style-name="T21">ﭒ</text:span><text:span text:style-name="T6"> </text:span><text:span text:style-name="T21">ﭓ</text:span><text:span text:style-name="T6"> </text:span><text:span text:style-name="T21">ﭔ</text:span><text:span text:style-name="T6"> </text:span><text:span text:style-name="T21">ﭕ</text:span><text:span text:style-name="T6"> </text:span><text:span text:style-name="T21">ﭖ</text:span><text:span text:style-name="T6"> </text:span><text:span text:style-name="T21">ﭗﭘ</text:span><text:span text:style-name="T6"> </text:span><text:span text:style-name="T21">ﭙ</text:span><text:span text:style-name="T6"> </text:span><text:span text:style-name="T21">ﭚ</text:span><text:span text:style-name="T6"> </text:span><text:span text:style-name="T21">ﭛ</text:span><text:span text:style-name="T6"> </text:span><text:span text:style-name="T21">ﭜ</text:span><text:span text:style-name="T6"> </text:span><text:span text:style-name="T21">ﭝ</text:span><text:span text:style-name="T6"> </text:span><text:span text:style-name="T21">ﭞ</text:span><text:span text:style-name="T6"> </text:span><text:span text:style-name="T21">ﭟ</text:span><text:span text:style-name="T6"> </text:span><text:span text:style-name="T21">ﭠ</text:span><text:span text:style-name="T6"> </text:span><text:span text:style-name="T21">ﭡ</text:span><text:span text:style-name="T6"> </text:span><text:span text:style-name="T21">ﭢ</text:span><text:span text:style-name="T6"> </text:span><text:span text:style-name="T21">ﭣ</text:span><text:span text:style-name="T6"> </text:span><text:span text:style-name="T21">ﭤﭥ</text:span><text:span text:style-name="T6"> </text:span><text:span text:style-name="T21">ﭦ</text:span><text:span text:style-name="T6"> </text:span><text:span text:style-name="T21">ﭧ</text:span><text:span text:style-name="T6"> </text:span><text:span text:style-name="T21">ﭨ</text:span><text:span text:style-name="T6"> </text:span><text:span text:style-name="T21">ﭩ</text:span><text:span text:style-name="T6"> </text:span><text:span text:style-name="T21">ﭪ</text:span><text:span text:style-name="T6"> </text:span><text:span text:style-name="T21">ﭫ</text:span><text:span text:style-name="T6"> </text:span><text:span text:style-name="T21">ﭬ</text:span><text:span text:style-name="T6"> </text:span><text:span text:style-name="T21">ﭭ</text:span><text:span text:style-name="T6"> </text:span><text:span text:style-name="T21">ﭮ</text:span><text:span text:style-name="T6"> </text:span><text:span text:style-name="T21">ﭯ</text:span><text:span text:style-name="T6"> </text:span><text:span text:style-name="T21">ﭰ</text:span><text:span text:style-name="T6"> </text:span><text:span text:style-name="T21">ﭱﭲ</text:span><text:span text:style-name="T6"> </text:span><text:span text:style-name="T21">ﭳ</text:span><text:span text:style-name="T6"> </text:span><text:span text:style-name="T21">ﭴ</text:span><text:span text:style-name="T6"> </text:span><text:span text:style-name="T21">ﭵ</text:span><text:span text:style-name="T6"> </text:span><text:span text:style-name="T21">ﭶ</text:span><text:span text:style-name="T6"> </text:span><text:span text:style-name="T21">ﭷ</text:span><text:span text:style-name="T6"> </text:span><text:span text:style-name="T21">ﭸ</text:span><text:span text:style-name="T6"> </text:span><text:span text:style-name="T21">ﭹﭺ</text:span><text:span text:style-name="T6"> </text:span><text:span text:style-name="T21">ﭻ</text:span><text:span text:style-name="T6"> </text:span><text:span text:style-name="T21">ﭼ</text:span><text:span text:style-name="T6"> </text:span><text:span text:style-name="T21">ﭽ</text:span><text:span text:style-name="T6"> </text:span><text:span text:style-name="T21">ﭾ</text:span><text:span text:style-name="T6"> </text:span><text:span text:style-name="T21">ﭿ</text:span><text:span text:style-name="T6"> </text:span><text:span text:style-name="T21">ﮀ</text:span><text:span text:style-name="T6"> </text:span><text:span text:style-name="T21">ﮁ</text:span><text:span text:style-name="T6"> </text:span><text:span text:style-name="T21">ﮂ</text:span><text:span text:style-name="T6"> </text:span><text:span text:style-name="T21">ﮃ</text:span><text:span text:style-name="T6"> </text:span><text:span text:style-name="T21">ﮄ</text:span><text:span text:style-name="T6"> </text:span><text:span text:style-name="T21">ﮅ</text:span><text:span text:style-name="T6"> </text:span><text:span text:style-name="T21">ﮆ</text:span><text:span text:style-name="T6"> </text:span><text:span text:style-name="T21">ﮇ</text:span><text:span text:style-name="T6"> </text:span><text:span text:style-name="T21">ﮈﮉ</text:span><text:span text:style-name="T6"> </text:span><text:span text:style-name="T21">ﮊ</text:span><text:span text:style-name="T6"> </text:span><text:span text:style-name="T21">ﮋ</text:span><text:span text:style-name="T6"> </text:span><text:span text:style-name="T21">ﮌ</text:span><text:span text:style-name="T6"> </text:span><text:span text:style-name="T21">ﮍ</text:span><text:span text:style-name="T6"> </text:span><text:span text:style-name="T21">ﮎ</text:span><text:span text:style-name="T6"> </text:span><text:span text:style-name="T21">ﮏ</text:span><text:span text:style-name="T6"> </text:span><text:span text:style-name="T21">ﮐﮑ</text:span><text:span text:style-name="T6"> </text:span><text:span text:style-name="T21">ﮒ</text:span><text:span text:style-name="T6"> </text:span><text:span text:style-name="T21">ﮓ</text:span><text:span text:style-name="T6"> </text:span><text:span text:style-name="T21">ﮔ</text:span><text:span text:style-name="T6"> </text:span><text:span text:style-name="T21">ﮕ</text:span><text:span text:style-name="T6"> </text:span><text:span text:style-name="T21">ﮖ</text:span><text:span text:style-name="T6"> </text:span><text:span text:style-name="T21">ﮗ</text:span><text:span text:style-name="T6"> </text:span><text:span text:style-name="T21">ﮘ</text:span><text:span text:style-name="T6"> </text:span><text:span text:style-name="T21">ﮙ</text:span><text:span text:style-name="T6"> </text:span><text:span text:style-name="T21">ﮚ</text:span><text:span text:style-name="T6"> </text:span><text:span text:style-name="T21">ﮛ</text:span><text:span text:style-name="T6"> </text:span><text:span text:style-name="T21">ﮜ</text:span><text:span text:style-name="T6"> </text:span><text:span text:style-name="T21">ﮝ</text:span><text:span text:style-name="T6"> </text:span><text:span text:style-name="T21">ﮞ</text:span><text:span text:style-name="T6"> </text:span><text:span text:style-name="T21">ﮟ</text:span><text:span text:style-name="T6"> </text:span><text:span text:style-name="T21">ﮠ</text:span><text:span text:style-name="T6"> </text:span><text:span text:style-name="T21">ﮡ</text:span><text:span text:style-name="T6"> </text:span><text:span text:style-name="T21">ﮢ</text:span><text:span text:style-name="T6"> </text:span><text:span text:style-name="T21">ﮣ</text:span><text:span text:style-name="T6"> </text:span><text:span text:style-name="T21">ﮤ</text:span><text:span text:style-name="T6"> </text:span><text:span text:style-name="T21">ﮥ</text:span><text:span text:style-name="T6"> </text:span><text:span text:style-name="T21">ﮦ</text:span><text:span text:style-name="T6"> </text:span><text:span text:style-name="T21">ﮧ</text:span><text:span text:style-name="T6"> </text:span><text:span text:style-name="T21">ﮨ</text:span><text:span text:style-name="T6"> </text:span><text:span text:style-name="T21">ﮩﮪ</text:span><text:span text:style-name="T6"> </text:span><text:span text:style-name="T21">ﮫ</text:span><text:span text:style-name="T6"> </text:span><text:span text:style-name="T21">ﮬ</text:span><text:span text:style-name="T6"> </text:span><text:span text:style-name="T21">ﮭ</text:span><text:span text:style-name="T6"> </text:span><text:span text:style-name="T21">ﮮ</text:span><text:span text:style-name="T6"> </text:span><text:span text:style-name="T21">ﮯ</text:span><text:span text:style-name="T6"> </text:span><text:span text:style-name="T21">ﮰ</text:span><text:span text:style-name="T6"> </text:span><text:span text:style-name="T21">ﮱ</text:span><text:span text:style-name="T6"> </text:span><text:span text:style-name="T21">ﯓ</text:span><text:span text:style-name="T6"> </text:span><text:span text:style-name="T21">ﯔ</text:span><text:span text:style-name="T6"> </text:span><text:span text:style-name="T21">ﯕ</text:span><text:span text:style-name="T6"> </text:span><text:span text:style-name="T21">ﯖ</text:span><text:span text:style-name="T6"> </text:span><text:span text:style-name="T21">ﯗ</text:span><text:span text:style-name="T6"> </text:span><text:span text:style-name="T21">ﯘ</text:span><text:span text:style-name="T6"> </text:span><text:span text:style-name="T21">ﯙ</text:span><text:span text:style-name="T6"> </text:span><text:span text:style-name="T21">ﯚ</text:span><text:span text:style-name="T6"> </text:span><text:span text:style-name="T21">ﯛ</text:span><text:span text:style-name="T6"> </text:span><text:span text:style-name="T21">ﯜ</text:span><text:span text:style-name="T6"> </text:span><text:span text:style-name="T21">ﯝﯞ</text:span><text:span text:style-name="T6"> </text:span><text:span text:style-name="T21">ﯟ</text:span><text:span text:style-name="T6"> </text:span><text:span text:style-name="T21">ﯠ</text:span><text:span text:style-name="T6"> </text:span><text:span text:style-name="T21">ﯡ</text:span><text:span text:style-name="T6"> </text:span><text:span text:style-name="T21">ﯢ</text:span><text:span text:style-name="T6"> </text:span><text:span text:style-name="T21">ﯣﯤ</text:span><text:span text:style-name="T6"> </text:span><text:span text:style-name="T21">ﯥ</text:span><text:span text:style-name="T6"> </text:span><text:span text:style-name="T21">ﯦ</text:span><text:span text:style-name="T6"> </text:span><text:span text:style-name="T21">ﯧ</text:span><text:span text:style-name="T6"> </text:span><text:span text:style-name="T21">ﯨ</text:span><text:span text:style-name="T6"> </text:span><text:span text:style-name="T21">ﯩ</text:span><text:span text:style-name="T6"> </text:span><text:span text:style-name="T21">ﯪ</text:span><text:span text:style-name="T6"> </text:span><text:span text:style-name="T21">ﯫ</text:span><text:span text:style-name="T6"> </text:span><text:span text:style-name="T21">ﯬ</text:span><text:span text:style-name="T6"> </text:span><text:span text:style-name="T21">ﯭ</text:span><text:span text:style-name="T6"> </text:span><text:span text:style-name="T21">ﯮ</text:span><text:span text:style-name="T6"> </text:span><text:span text:style-name="T21">ﯯﯰ</text:span><text:span text:style-name="T6"> </text:span><text:span text:style-name="T21">ﯱ</text:span><text:span text:style-name="T6"> </text:span><text:span text:style-name="T21">ﯲ</text:span><text:span text:style-name="T6"> </text:span><text:span text:style-name="T21">ﯳ</text:span><text:span text:style-name="T6"> </text:span><text:span text:style-name="T21">ﯴ</text:span><text:span text:style-name="T6"> </text:span><text:span text:style-name="T21">ﯵ</text:span><text:span text:style-name="T6"> </text:span><text:span text:style-name="T21">ﯶ</text:span><text:span text:style-name="T6"> </text:span><text:span text:style-name="T21">ﯷ</text:span><text:span text:style-name="T6"> </text:span><text:span text:style-name="T21">ﯸ</text:span><text:span text:style-name="T6"> </text:span><text:span text:style-name="T21">ﯹﯺ</text:span><text:span text:style-name="T6"> </text:span><text:span text:style-name="T21">ﯻ</text:span><text:span text:style-name="T6"> </text:span><text:span text:style-name="T21">ﯼ</text:span><text:span text:style-name="T6"> </text:span><text:span text:style-name="T21">ﯽ</text:span><text:span text:style-name="T6"> </text:span><text:span text:style-name="T21">ﯾ</text:span><text:span text:style-name="T6"> </text:span><text:span text:style-name="T21">ﯿ</text:span><text:span text:style-name="T6"> </text:span><text:span text:style-name="T21">ﰀ</text:span><text:span text:style-name="T6"> </text:span><text:span text:style-name="T21">ﰁ</text:span><text:span text:style-name="T6"> </text:span><text:span text:style-name="T21">ﰂ</text:span><text:span text:style-name="T6"> </text:span><text:span text:style-name="T21">ﰃ</text:span><text:span text:style-name="T6"> </text:span><text:span text:style-name="T21">ﰄﰅ</text:span><text:span text:style-name="T6"> </text:span><text:span text:style-name="T21">ﰆ</text:span><text:span text:style-name="T6"> </text:span><text:span text:style-name="T21">ﰇ</text:span><text:span text:style-name="T6"> </text:span><text:span text:style-name="T21">ﰈ</text:span><text:span text:style-name="T6"> </text:span><text:span text:style-name="T21">ﰉ</text:span><text:span text:style-name="T6"> </text:span><text:span text:style-name="T21">ﰊ</text:span><text:span text:style-name="T6"> </text:span><text:span text:style-name="T21">ﰋ</text:span><text:span text:style-name="T6"> </text:span><text:span text:style-name="T21">ﰌ</text:span><text:span text:style-name="T6"> </text:span><text:span text:style-name="T21">ﰍ</text:span><text:span text:style-name="T6"> </text:span><text:span text:style-name="T21">ﰎ</text:span><text:span text:style-name="T6"> </text:span><text:span text:style-name="T21">ﰏ</text:span><text:span text:style-name="T6"> </text:span><text:span text:style-name="T21">ﰐ</text:span><text:span text:style-name="T6"> </text:span><text:span text:style-name="T21">ﰑ</text:span><text:span text:style-name="T6"> </text:span><text:span text:style-name="T21">ﰒﰓ</text:span><text:span text:style-name="T6"> </text:span><text:span text:style-name="T21">ﰔ</text:span><text:span text:style-name="T6"> </text:span><text:span text:style-name="T21">ﰕ</text:span><text:span text:style-name="T6"> </text:span><text:span text:style-name="T21">ﰖ</text:span><text:span text:style-name="T6"> </text:span><text:span text:style-name="T21">ﰗ</text:span><text:span text:style-name="T6"> </text:span><text:span text:style-name="T21">ﰘ</text:span><text:span text:style-name="T6"> </text:span><text:span text:style-name="T21">ﰙ</text:span><text:span text:style-name="T6"> </text:span><text:span text:style-name="T21">ﰚ</text:span><text:span text:style-name="T6"> </text:span><text:span text:style-name="T21">ﰛ</text:span><text:span text:style-name="T6"> </text:span><text:span text:style-name="T21">ﰜ</text:span><text:span text:style-name="T6"> </text:span><text:span text:style-name="T21">ﰝ</text:span><text:span text:style-name="T6"> </text:span><text:span text:style-name="T21">ﰞ</text:span><text:span text:style-name="T6"> </text:span><text:span text:style-name="T21">ﰟ</text:span><text:span text:style-name="T6"> </text:span><text:span text:style-name="T21">ﰠ</text:span><text:span text:style-name="T6"> </text:span><text:span text:style-name="T21">ﰡ</text:span></text:p>
      <text:p text:style-name="P30"><text:span text:style-name="T22">ﭑ</text:span><text:span text:style-name="T6"> </text:span><text:span text:style-name="T22">ﭒ</text:span><text:span text:style-name="T6"> </text:span><text:span text:style-name="T22">ﭓ</text:span><text:span text:style-name="T6"> </text:span><text:span text:style-name="T22">ﭔ</text:span><text:span text:style-name="T6"> </text:span><text:span text:style-name="T22">ﭕ</text:span><text:span text:style-name="T6"> </text:span><text:span text:style-name="T22">ﭖ</text:span><text:span text:style-name="T6"> </text:span><text:span text:style-name="T22">ﭗ</text:span><text:span text:style-name="T6"> </text:span><text:span text:style-name="T22">ﭘ</text:span><text:span text:style-name="T6"> </text:span><text:span text:style-name="T22">ﭙ</text:span><text:span text:style-name="T6"> </text:span><text:span text:style-name="T22">ﭚ</text:span><text:span text:style-name="T6"> </text:span><text:span text:style-name="T22">ﭛ</text:span><text:span text:style-name="T6"> </text:span><text:span text:style-name="T22">ﭜ</text:span><text:span text:style-name="T6"> </text:span><text:span text:style-name="T22">ﭝ</text:span><text:span text:style-name="T6"> </text:span><text:span text:style-name="T22">ﭞ</text:span><text:span text:style-name="T6"> </text:span><text:span text:style-name="T22">ﭟ</text:span><text:span text:style-name="T6"> </text:span><text:span text:style-name="T22">ﭠ</text:span><text:span text:style-name="T6"> </text:span><text:span text:style-name="T22">ﭡ</text:span><text:span text:style-name="T6"> </text:span><text:span text:style-name="T22">ﭢﭣ</text:span><text:span text:style-name="T6"> </text:span><text:span text:style-name="T22">ﭤ</text:span><text:span text:style-name="T6"> </text:span><text:span text:style-name="T22">ﭥ</text:span><text:span text:style-name="T6"> </text:span><text:span text:style-name="T22">ﭦ</text:span><text:span text:style-name="T6"> </text:span><text:span text:style-name="T22">ﭧ</text:span><text:span text:style-name="T6"> </text:span><text:span text:style-name="T22">ﭨ</text:span><text:span text:style-name="T6"> </text:span><text:span text:style-name="T22">ﭩ</text:span><text:span text:style-name="T6"> </text:span><text:span text:style-name="T22">ﭪ</text:span><text:span text:style-name="T6"> </text:span><text:span text:style-name="T22">ﭫ</text:span><text:span text:style-name="T6"> </text:span><text:span text:style-name="T22">ﭬ</text:span><text:span text:style-name="T6"> </text:span><text:span text:style-name="T22">ﭭ</text:span><text:span text:style-name="T6"> </text:span><text:span text:style-name="T22">ﭮ</text:span><text:span text:style-name="T6"> </text:span><text:span text:style-name="T22">ﭯ</text:span><text:span text:style-name="T6"> </text:span><text:span text:style-name="T22">ﭰ</text:span><text:span text:style-name="T6"> </text:span><text:span text:style-name="T22">ﭱ</text:span><text:span text:style-name="T6"> </text:span><text:span text:style-name="T22">ﭲ</text:span><text:span text:style-name="T6"> </text:span><text:span text:style-name="T22">ﭳ</text:span><text:span text:style-name="T6"> </text:span><text:span text:style-name="T22">ﭴ</text:span><text:span text:style-name="T6"> </text:span><text:span text:style-name="T22">ﭵ</text:span><text:span text:style-name="T6"> </text:span><text:span text:style-name="T22">ﭶ</text:span><text:span text:style-name="T6"> </text:span><text:span text:style-name="T22">ﭷ</text:span><text:span text:style-name="T6"> </text:span><text:span text:style-name="T22">ﭸ</text:span><text:span text:style-name="T6"> </text:span><text:span text:style-name="T22">ﭹ</text:span><text:span text:style-name="T6"> </text:span><text:span text:style-name="T22">ﭺ</text:span><text:span text:style-name="T6"> </text:span><text:span text:style-name="T22">ﭻ</text:span><text:span text:style-name="T6"> </text:span><text:span text:style-name="T22">ﭼ</text:span><text:span text:style-name="T6"> </text:span><text:span text:style-name="T22">ﭽ</text:span><text:span text:style-name="T6"> </text:span><text:span text:style-name="T22">ﭾ</text:span><text:span text:style-name="T6"> </text:span><text:span text:style-name="T22">ﭿ</text:span><text:span text:style-name="T6"> </text:span><text:span text:style-name="T22">ﮀ</text:span><text:span text:style-name="T6"> </text:span><text:span text:style-name="T22">ﮁﮂ</text:span><text:span text:style-name="T6"> </text:span><text:span text:style-name="T22">ﮃ</text:span><text:span text:style-name="T6"> </text:span><text:span text:style-name="T22">ﮄ</text:span><text:span text:style-name="T6"> </text:span><text:span text:style-name="T22">ﮅ</text:span><text:span text:style-name="T6"> </text:span><text:span text:style-name="T22">ﮆ</text:span><text:span text:style-name="T6"> </text:span><text:span text:style-name="T22">ﮇ</text:span><text:span text:style-name="T6"> </text:span><text:span text:style-name="T22">ﮈ</text:span><text:span text:style-name="T6"> </text:span><text:span text:style-name="T22">ﮉ</text:span><text:span text:style-name="T6"> </text:span><text:span text:style-name="T22">ﮊ</text:span><text:span text:style-name="T6"> </text:span><text:span text:style-name="T22">ﮋ</text:span><text:span text:style-name="T6"> </text:span><text:span text:style-name="T22">ﮌ</text:span><text:span text:style-name="T6"> </text:span><text:span text:style-name="T22">ﮍ</text:span><text:span text:style-name="T6"> </text:span><text:span text:style-name="T22">ﮎ</text:span><text:span text:style-name="T6"> </text:span><text:span text:style-name="T22">ﮏ</text:span><text:span text:style-name="T6"> </text:span><text:span text:style-name="T22">ﮐ</text:span><text:span text:style-name="T6"> </text:span><text:span text:style-name="T22">ﮑ</text:span><text:span text:style-name="T6"> </text:span><text:span text:style-name="T22">ﮒ</text:span><text:span text:style-name="T6"> </text:span><text:span text:style-name="T22">ﮓ</text:span><text:span text:style-name="T6"> </text:span><text:span text:style-name="T22">ﮔﮕ</text:span><text:span text:style-name="T6"> </text:span><text:span text:style-name="T22">ﮖ</text:span><text:span text:style-name="T6"> </text:span><text:span text:style-name="T22">ﮗ</text:span><text:span text:style-name="T6"> </text:span><text:span text:style-name="T22">ﮘ</text:span><text:span text:style-name="T6"> </text:span><text:span text:style-name="T22">ﮙ</text:span><text:span text:style-name="T6"> </text:span><text:span text:style-name="T22">ﮚ</text:span><text:span text:style-name="T6"> </text:span><text:span text:style-name="T22">ﮛ</text:span><text:span text:style-name="T6"> </text:span><text:span text:style-name="T22">ﮜ</text:span><text:span text:style-name="T6"> </text:span><text:span text:style-name="T22">ﮝ</text:span><text:span text:style-name="T6"> </text:span><text:span text:style-name="T22">ﮞ</text:span><text:span text:style-name="T6"> </text:span><text:span text:style-name="T22">ﮟ</text:span><text:span text:style-name="T6"> </text:span><text:span text:style-name="T22">ﮠ</text:span><text:span text:style-name="T6"> </text:span><text:span text:style-name="T22">ﮡ</text:span><text:span text:style-name="T6"> </text:span><text:span text:style-name="T22">ﮢ</text:span><text:span text:style-name="T6"> </text:span><text:span text:style-name="T22">ﮣ</text:span><text:span text:style-name="T6"> </text:span><text:span text:style-name="T22">ﮤ</text:span><text:span text:style-name="T6"> </text:span><text:span text:style-name="T22">ﮥ</text:span><text:span text:style-name="T6"> </text:span><text:span text:style-name="T22">ﮦ</text:span><text:span text:style-name="T6"> </text:span><text:span text:style-name="T22">ﮧ</text:span><text:span text:style-name="T6"> </text:span><text:span text:style-name="T22">ﮨﮩ</text:span><text:span text:style-name="T6"> </text:span><text:span text:style-name="T22">ﮪ</text:span><text:span text:style-name="T6"> </text:span><text:span text:style-name="T22">ﮫ</text:span><text:span text:style-name="T6"> </text:span><text:span text:style-name="T22">ﮬ</text:span><text:span text:style-name="T6"> </text:span><text:span text:style-name="T22">ﮭ</text:span><text:span text:style-name="T6"> </text:span><text:span text:style-name="T22">ﮮﮯ</text:span><text:span text:style-name="T6"> </text:span><text:span text:style-name="T22">ﮰ</text:span><text:span text:style-name="T6"> </text:span><text:span text:style-name="T22">ﮱ</text:span><text:span text:style-name="T6"> </text:span><text:span text:style-name="T22">ﯓ</text:span><text:span text:style-name="T6"> </text:span><text:span text:style-name="T22">ﯔ</text:span><text:span text:style-name="T6"> </text:span><text:span text:style-name="T22">ﯕ</text:span><text:span text:style-name="T6"> </text:span><text:span text:style-name="T22">ﯖ</text:span><text:span text:style-name="T6"> </text:span><text:span text:style-name="T22">ﯗ</text:span><text:span text:style-name="T6"> </text:span><text:span text:style-name="T22">ﯘ</text:span><text:span text:style-name="T6"> </text:span><text:span text:style-name="T22">ﯙ</text:span><text:span text:style-name="T6"> </text:span><text:span text:style-name="T22">ﯚ</text:span><text:span text:style-name="T6"> </text:span><text:span text:style-name="T22">ﯛﯜ</text:span><text:span text:style-name="T6"> </text:span><text:span text:style-name="T22">ﯝ</text:span><text:span text:style-name="T6"> </text:span><text:span text:style-name="T22">ﯞﯟ</text:span><text:span text:style-name="T6"> </text:span><text:span text:style-name="T22">ﯠ</text:span><text:span text:style-name="T6"> </text:span><text:span text:style-name="T22">ﯡ</text:span><text:span text:style-name="T6"> </text:span><text:span text:style-name="T22">ﯢ</text:span><text:span text:style-name="T6"> </text:span><text:span text:style-name="T22">ﯣ</text:span><text:span text:style-name="T6"> </text:span><text:span text:style-name="T22">ﯤ</text:span><text:span text:style-name="T6"> </text:span><text:span text:style-name="T22">ﯥ</text:span><text:span text:style-name="T6"> </text:span><text:span text:style-name="T22">ﯦ</text:span><text:span text:style-name="T6"> </text:span><text:span text:style-name="T22">ﯧ</text:span><text:span text:style-name="T6"> </text:span><text:span text:style-name="T22">ﯨ</text:span><text:span text:style-name="T6"> </text:span><text:span text:style-name="T22">ﯩ</text:span><text:span text:style-name="T6"> </text:span><text:span text:style-name="T22">ﯪ</text:span><text:span text:style-name="T6"> </text:span><text:span text:style-name="T22">ﯫ</text:span><text:span text:style-name="T6"> </text:span><text:span text:style-name="T22">ﯬ</text:span><text:span text:style-name="T6"> </text:span><text:span text:style-name="T22">ﯭ</text:span><text:span text:style-name="T6"> </text:span><text:span text:style-name="T22">ﯮ</text:span><text:span text:style-name="T6"> </text:span><text:span text:style-name="T22">ﯯ</text:span><text:span text:style-name="T6"> </text:span><text:span text:style-name="T22">ﯰﯱ</text:span><text:span text:style-name="T6"> </text:span><text:span text:style-name="T22">ﯲ</text:span><text:span text:style-name="T6"> </text:span><text:span text:style-name="T22">ﯳ</text:span><text:span text:style-name="T6"> </text:span><text:span text:style-name="T22">ﯴ</text:span><text:span text:style-name="T6"> </text:span><text:span text:style-name="T22">ﯵ</text:span><text:span text:style-name="T6"> </text:span><text:span text:style-name="T22">ﯶ</text:span><text:span text:style-name="T6"> </text:span><text:span text:style-name="T22">ﯷ</text:span><text:span text:style-name="T6"> </text:span><text:span text:style-name="T22">ﯸ</text:span><text:span text:style-name="T6"> </text:span><text:span text:style-name="T22">ﯹ</text:span><text:span text:style-name="T6"> </text:span><text:span text:style-name="T22">ﯺ</text:span><text:span text:style-name="T6"> </text:span><text:span text:style-name="T22">ﯻ</text:span><text:span text:style-name="T6"> </text:span><text:span text:style-name="T22">ﯼ</text:span><text:span text:style-name="T6"> </text:span><text:span text:style-name="T22">ﯽ</text:span><text:span text:style-name="T6"> </text:span><text:span text:style-name="T22">ﯾ</text:span><text:span text:style-name="T6"> </text:span><text:span text:style-name="T22">ﯿ</text:span><text:span text:style-name="T6"> </text:span><text:span text:style-name="T22">ﰀ</text:span><text:span text:style-name="T6"> </text:span><text:span text:style-name="T22">ﰁ</text:span><text:span text:style-name="T6"> </text:span><text:span text:style-name="T22">ﰂ</text:span><text:span text:style-name="T6"> </text:span><text:span text:style-name="T22">ﰃ</text:span><text:span text:style-name="T6"> </text:span><text:span text:style-name="T22">ﰄ</text:span></text:p>
      <text:p text:style-name="P31"><text:span text:style-name="T23">ﭑ</text:span><text:span text:style-name="T6"> </text:span><text:span text:style-name="T23">ﭒ</text:span><text:span text:style-name="T6"> </text:span><text:span text:style-name="T23">ﭓ</text:span><text:span text:style-name="T6"> </text:span><text:span text:style-name="T23">ﭔ</text:span><text:span text:style-name="T6"> </text:span><text:span text:style-name="T23">ﭕ</text:span><text:span text:style-name="T6"> </text:span><text:span text:style-name="T23">ﭖ</text:span><text:span text:style-name="T6"> </text:span><text:span text:style-name="T23">ﭗ</text:span><text:span text:style-name="T6"> </text:span><text:span text:style-name="T23">ﭘﭙ</text:span><text:span text:style-name="T6"> </text:span><text:span text:style-name="T23">ﭚ</text:span><text:span text:style-name="T6"> </text:span><text:span text:style-name="T23">ﭛ</text:span><text:span text:style-name="T6"> </text:span><text:span text:style-name="T23">ﭜ</text:span><text:span text:style-name="T6"> </text:span><text:span text:style-name="T23">ﭝ</text:span><text:span text:style-name="T6"> </text:span><text:span text:style-name="T23">ﭞ</text:span><text:span text:style-name="T6"> </text:span><text:span text:style-name="T23">ﭟ</text:span><text:span text:style-name="T6"> </text:span><text:span text:style-name="T23">ﭠ</text:span><text:span text:style-name="T6"> </text:span><text:span text:style-name="T23">ﭡ</text:span><text:span text:style-name="T6"> </text:span><text:span text:style-name="T23">ﭢ</text:span><text:span text:style-name="T6"> </text:span><text:span text:style-name="T23">ﭣﭤ</text:span><text:span text:style-name="T6"> </text:span><text:span text:style-name="T23">ﭥ</text:span><text:span text:style-name="T6"> </text:span><text:span text:style-name="T23">ﭦ</text:span><text:span text:style-name="T6"> </text:span><text:span text:style-name="T23">ﭧ</text:span><text:span text:style-name="T6"> </text:span><text:span text:style-name="T23">ﭨ</text:span><text:span text:style-name="T6"> </text:span><text:span text:style-name="T23">ﭩ</text:span><text:span text:style-name="T6"> </text:span><text:span text:style-name="T23">ﭪﭫ</text:span><text:span text:style-name="T6"> </text:span><text:span text:style-name="T23">ﭬ</text:span><text:span text:style-name="T6"> </text:span><text:span text:style-name="T23">ﭭ</text:span><text:span text:style-name="T6"> </text:span><text:span text:style-name="T23">ﭮ</text:span><text:span text:style-name="T6"> </text:span><text:span text:style-name="T23">ﭯ</text:span><text:span text:style-name="T6"> </text:span><text:span text:style-name="T23">ﭰ</text:span><text:span text:style-name="T6"> </text:span><text:span text:style-name="T23">ﭱ</text:span><text:span text:style-name="T6"> </text:span><text:span text:style-name="T23">ﭲ</text:span><text:span text:style-name="T6"> </text:span><text:span text:style-name="T23">ﭳ</text:span><text:span text:style-name="T6"> </text:span><text:span text:style-name="T23">ﭴ</text:span><text:span text:style-name="T6"> </text:span><text:span text:style-name="T23">ﭵ</text:span><text:span text:style-name="T6"> </text:span><text:span text:style-name="T23">ﭶ</text:span><text:span text:style-name="T6"> </text:span><text:span text:style-name="T23">ﭷ</text:span><text:span text:style-name="T6"> </text:span><text:span text:style-name="T23">ﭸ</text:span><text:span text:style-name="T6"> </text:span><text:span text:style-name="T23">ﭹ</text:span><text:span text:style-name="T6"> </text:span><text:span text:style-name="T23">ﭺ</text:span><text:span text:style-name="T6"> </text:span><text:span text:style-name="T23">ﭻ</text:span><text:span text:style-name="T6"> </text:span><text:span text:style-name="T23">ﭼ</text:span><text:span text:style-name="T6"> </text:span><text:span text:style-name="T23">ﭽ</text:span><text:span text:style-name="T6"> </text:span><text:span text:style-name="T23">ﭾ</text:span><text:span text:style-name="T6"> </text:span><text:span text:style-name="T23">ﭿ</text:span><text:span text:style-name="T6"> </text:span><text:span text:style-name="T23">ﮀ</text:span><text:span text:style-name="T6"> </text:span><text:span text:style-name="T23">ﮁ</text:span><text:span text:style-name="T6"> </text:span><text:span text:style-name="T23">ﮂ</text:span><text:span text:style-name="T6"> </text:span><text:span text:style-name="T23">ﮃ</text:span><text:span text:style-name="T6"> </text:span><text:span text:style-name="T23">ﮄ</text:span><text:span text:style-name="T6"> </text:span><text:span text:style-name="T23">ﮅﮆ</text:span><text:span text:style-name="T6"> </text:span><text:span text:style-name="T23">ﮇ</text:span><text:span text:style-name="T6"> </text:span><text:span text:style-name="T23">ﮈ</text:span><text:span text:style-name="T6"> </text:span><text:span text:style-name="T23">ﮉ</text:span><text:span text:style-name="T6"> </text:span><text:span text:style-name="T23">ﮊ</text:span><text:span text:style-name="T6"> </text:span><text:span text:style-name="T23">ﮋﮌ</text:span><text:span text:style-name="T6"> </text:span><text:span text:style-name="T23">ﮍ</text:span><text:span text:style-name="T6"> </text:span><text:span text:style-name="T23">ﮎ</text:span><text:span text:style-name="T6"> </text:span><text:span text:style-name="T23">ﮏ</text:span><text:span text:style-name="T6"> </text:span><text:span text:style-name="T23">ﮐ</text:span><text:span text:style-name="T6"> </text:span><text:span text:style-name="T23">ﮑ</text:span><text:span text:style-name="T6"> </text:span><text:span text:style-name="T23">ﮒ</text:span><text:span text:style-name="T6"> </text:span><text:span text:style-name="T23">ﮓ</text:span><text:span text:style-name="T6"> </text:span><text:span text:style-name="T23">ﮔ</text:span><text:span text:style-name="T6"> </text:span><text:span text:style-name="T23">ﮕ</text:span><text:span text:style-name="T6"> </text:span><text:span text:style-name="T23">ﮖ</text:span><text:span text:style-name="T6"> </text:span><text:span text:style-name="T23">ﮗ</text:span><text:span text:style-name="T6"> </text:span><text:span text:style-name="T23">ﮘ</text:span><text:span text:style-name="T6"> </text:span><text:span text:style-name="T23">ﮙ</text:span><text:span text:style-name="T6"> </text:span><text:span text:style-name="T23">ﮚ</text:span><text:span text:style-name="T6"> </text:span><text:span text:style-name="T23">ﮛ</text:span><text:span text:style-name="T6"> </text:span><text:span text:style-name="T23">ﮜ</text:span><text:span text:style-name="T6"> </text:span><text:span text:style-name="T23">ﮝ</text:span><text:span text:style-name="T6"> </text:span><text:span text:style-name="T23">ﮞ</text:span><text:span text:style-name="T6"> </text:span><text:span text:style-name="T23">ﮟ</text:span><text:span text:style-name="T6"> </text:span><text:span text:style-name="T23">ﮠ</text:span><text:span text:style-name="T6"> </text:span><text:span text:style-name="T23">ﮡ</text:span><text:span text:style-name="T6"> </text:span><text:span text:style-name="T23">ﮢ</text:span><text:span text:style-name="T6"> </text:span><text:span text:style-name="T23">ﮣ</text:span><text:span text:style-name="T6"> </text:span><text:span text:style-name="T23">ﮤ</text:span><text:span text:style-name="T6"> </text:span><text:span text:style-name="T23">ﮥ</text:span><text:span text:style-name="T6"> </text:span><text:span text:style-name="T23">ﮦ</text:span><text:span text:style-name="T6"> </text:span><text:span text:style-name="T23">ﮧ</text:span><text:span text:style-name="T6"> </text:span><text:span text:style-name="T23">ﮨ</text:span><text:span text:style-name="T6"> </text:span><text:span text:style-name="T23">ﮩﮪ</text:span><text:span text:style-name="T6"> </text:span><text:span text:style-name="T23">ﮫ</text:span><text:span text:style-name="T6"> </text:span><text:span text:style-name="T23">ﮬ</text:span><text:span text:style-name="T6"> </text:span><text:span text:style-name="T23">ﮭ</text:span><text:span text:style-name="T6"> </text:span><text:span text:style-name="T23">ﮮ</text:span><text:span text:style-name="T6"> </text:span><text:span text:style-name="T23">ﮯ</text:span><text:span text:style-name="T6"> </text:span><text:span text:style-name="T23">ﮰ</text:span><text:span text:style-name="T6"> </text:span><text:span text:style-name="T23">ﮱﯓ</text:span><text:span text:style-name="T6"> </text:span><text:span text:style-name="T23">ﯔ</text:span><text:span text:style-name="T6"> </text:span><text:span text:style-name="T23">ﯕ</text:span><text:span text:style-name="T6"> </text:span><text:span text:style-name="T23">ﯖ</text:span><text:span text:style-name="T6"> </text:span><text:span text:style-name="T23">ﯗ</text:span><text:span text:style-name="T6"> </text:span><text:span text:style-name="T23">ﯘ</text:span><text:span text:style-name="T6"> </text:span><text:span text:style-name="T23">ﯙﯚ</text:span><text:span text:style-name="T6"> </text:span><text:span text:style-name="T23">ﯛ</text:span><text:span text:style-name="T6"> </text:span><text:span text:style-name="T23">ﯜ</text:span><text:span text:style-name="T6"> </text:span><text:span text:style-name="T23">ﯝ</text:span><text:span text:style-name="T6"> </text:span><text:span text:style-name="T23">ﯞ</text:span><text:span text:style-name="T6"> </text:span><text:span text:style-name="T23">ﯟ</text:span><text:span text:style-name="T6"> </text:span><text:span text:style-name="T23">ﯠ</text:span><text:span text:style-name="T6"> </text:span><text:span text:style-name="T23">ﯡ</text:span><text:span text:style-name="T6"> </text:span><text:span text:style-name="T23">ﯢ</text:span><text:span text:style-name="T6"> </text:span><text:span text:style-name="T23">ﯣ</text:span><text:span text:style-name="T6"> </text:span><text:span text:style-name="T23">ﯤ</text:span><text:span text:style-name="T6"> </text:span><text:span text:style-name="T23">ﯥ</text:span><text:span text:style-name="T6"> </text:span><text:span text:style-name="T23">ﯦ</text:span><text:span text:style-name="T6"> </text:span><text:span text:style-name="T23">ﯧ</text:span><text:span text:style-name="T6"> </text:span><text:span text:style-name="T23">ﯨ</text:span><text:span text:style-name="T6"> </text:span><text:span text:style-name="T23">ﯩ</text:span><text:span text:style-name="T6"> </text:span><text:span text:style-name="T23">ﯪ</text:span><text:span text:style-name="T6"> </text:span><text:span text:style-name="T23">ﯫ</text:span><text:span text:style-name="T6"> </text:span><text:span text:style-name="T23">ﯬ</text:span><text:span text:style-name="T6"> </text:span><text:span text:style-name="T23">ﯭ</text:span><text:span text:style-name="T6"> </text:span><text:span text:style-name="T23">ﯮ</text:span><text:span text:style-name="T6"> </text:span><text:span text:style-name="T23">ﯯ</text:span><text:span text:style-name="T6"> </text:span><text:span text:style-name="T23">ﯰ</text:span><text:span text:style-name="T6"> </text:span><text:span text:style-name="T23">ﯱ</text:span><text:span text:style-name="T6"> </text:span><text:span text:style-name="T23">ﯲ</text:span><text:span text:style-name="T6"> </text:span><text:span text:style-name="T23">ﯳ</text:span><text:span text:style-name="T6"> </text:span><text:span text:style-name="T23">ﯴ</text:span><text:span text:style-name="T6"> </text:span><text:span text:style-name="T23">ﯵ</text:span><text:span text:style-name="T6"> </text:span><text:span text:style-name="T23">ﯶ</text:span><text:span text:style-name="T6"> </text:span><text:span text:style-name="T23">ﯷ</text:span><text:span text:style-name="T6"> </text:span><text:span text:style-name="T23">ﯸ</text:span><text:span text:style-name="T6"> </text:span><text:span text:style-name="T23">ﯹ</text:span><text:span text:style-name="T6"> </text:span><text:span text:style-name="T23">ﯺ</text:span><text:span text:style-name="T6"> </text:span><text:span text:style-name="T23">ﯻ</text:span><text:span text:style-name="T6"> </text:span><text:span text:style-name="T23">ﯼ</text:span><text:span text:style-name="T6"> </text:span><text:span text:style-name="T23">ﯽ</text:span><text:span text:style-name="T6"> </text:span><text:span text:style-name="T23">ﯾ</text:span><text:span text:style-name="T6"> </text:span><text:span text:style-name="T23">ﯿ</text:span><text:span text:style-name="T6"> </text:span><text:span text:style-name="T23">ﰀ</text:span><text:span text:style-name="T6"> </text:span><text:span text:style-name="T23">ﰁﰂ</text:span><text:span text:style-name="T6"> </text:span><text:span text:style-name="T23">ﰃ</text:span><text:span text:style-name="T6"> </text:span><text:span text:style-name="T23">ﰄ</text:span><text:span text:style-name="T6"> </text:span><text:span text:style-name="T23">ﰅ</text:span><text:span text:style-name="T6"> </text:span><text:span text:style-name="T23">ﰆ</text:span><text:span text:style-name="T6"> </text:span><text:span text:style-name="T23">ﰇ</text:span><text:span text:style-name="T6"> </text:span><text:span text:style-name="T23">ﰈ</text:span><text:span text:style-name="T6"> </text:span><text:span text:style-name="T23">ﰉ</text:span><text:span text:style-name="T6"> </text:span><text:span text:style-name="T23">ﰊ</text:span><text:span text:style-name="T6"> </text:span><text:span text:style-name="T23">ﰋ</text:span><text:span text:style-name="T6"> </text:span><text:span text:style-name="T23">ﰌ</text:span><text:span text:style-name="T6"> </text:span><text:span text:style-name="T23">ﰍﰎ</text:span><text:span text:style-name="T6"> </text:span><text:span text:style-name="T23">ﰏ</text:span><text:span text:style-name="T6"> </text:span><text:span text:style-name="T23">ﰐ</text:span></text:p>
      <text:p text:style-name="P13"><text:span text:style-name="T23">ﰑ</text:span><text:span text:style-name="T6"> </text:span><text:span text:style-name="T23">ﰒﰓ</text:span><text:span text:style-name="T6"> </text:span><text:span text:style-name="T23">ﰔ</text:span><text:span text:style-name="T6"> </text:span><text:span text:style-name="T23">ﰕ</text:span><text:span text:style-name="T6"> </text:span><text:span text:style-name="T23">ﰖﰗ</text:span><text:span text:style-name="T6"> </text:span><text:span text:style-name="T23">ﰘ</text:span><text:span text:style-name="T6"> </text:span><text:span text:style-name="T23">ﰙ</text:span><text:span text:style-name="T6"> </text:span><text:span text:style-name="T23">ﰚ</text:span><text:span text:style-name="T6"> </text:span><text:span text:style-name="T23">ﰛ</text:span></text:p>
      <text:p text:style-name="P32"><text:span text:style-name="T24">ﭑ</text:span><text:span text:style-name="T6"> </text:span><text:span text:style-name="T24">ﭒ</text:span><text:span text:style-name="T6"> </text:span><text:span text:style-name="T24">ﭓ</text:span><text:span text:style-name="T6"> </text:span><text:span text:style-name="T24">ﭔ</text:span><text:span text:style-name="T6"> </text:span><text:span text:style-name="T24">ﭕ</text:span><text:span text:style-name="T6"> </text:span><text:span text:style-name="T24">ﭖ</text:span><text:span text:style-name="T6"> </text:span><text:span text:style-name="T24">ﭗ</text:span><text:span text:style-name="T6"> </text:span><text:span text:style-name="T24">ﭘ</text:span><text:span text:style-name="T6"> </text:span><text:span text:style-name="T24">ﭙ</text:span><text:span text:style-name="T6"> </text:span><text:span text:style-name="T24">ﭚ</text:span><text:span text:style-name="T6"> </text:span><text:span text:style-name="T24">ﭛ</text:span><text:span text:style-name="T6"> </text:span><text:span text:style-name="T24">ﭜ</text:span><text:span text:style-name="T6"> </text:span><text:span text:style-name="T24">ﭝ</text:span><text:span text:style-name="T6"> </text:span><text:span text:style-name="T24">ﭞ</text:span><text:span text:style-name="T6"> </text:span><text:span text:style-name="T24">ﭟ</text:span><text:span text:style-name="T6"> </text:span><text:span text:style-name="T24">ﭠﭡ</text:span><text:span text:style-name="T6"> </text:span><text:span text:style-name="T24">ﭢ</text:span><text:span text:style-name="T6"> </text:span><text:span text:style-name="T24">ﭣ</text:span><text:span text:style-name="T6"> </text:span><text:span text:style-name="T24">ﭤ</text:span><text:span text:style-name="T6"> </text:span><text:span text:style-name="T24">ﭥ</text:span><text:span text:style-name="T6"> </text:span><text:span text:style-name="T24">ﭦ</text:span><text:span text:style-name="T6"> </text:span><text:span text:style-name="T24">ﭧ</text:span><text:span text:style-name="T6"> </text:span><text:span text:style-name="T24">ﭨ</text:span><text:span text:style-name="T6"> </text:span><text:span text:style-name="T24">ﭩ</text:span><text:span text:style-name="T6"> </text:span><text:span text:style-name="T24">ﭪ</text:span><text:span text:style-name="T6"> </text:span><text:span text:style-name="T24">ﭫ</text:span><text:span text:style-name="T6"> </text:span><text:span text:style-name="T24">ﭬﭭ</text:span><text:span text:style-name="T6"> </text:span><text:span text:style-name="T24">ﭮ</text:span><text:span text:style-name="T6"> </text:span><text:span text:style-name="T24">ﭯ</text:span><text:span text:style-name="T6"> </text:span><text:span text:style-name="T24">ﭰ</text:span><text:span text:style-name="T6"> </text:span><text:span text:style-name="T24">ﭱ</text:span><text:span text:style-name="T6"> </text:span><text:span text:style-name="T24">ﭲ</text:span><text:span text:style-name="T6"> </text:span><text:span text:style-name="T24">ﭳ</text:span><text:span text:style-name="T6"> </text:span><text:span text:style-name="T24">ﭴ</text:span><text:span text:style-name="T6"> </text:span><text:span text:style-name="T24">ﭵ</text:span><text:span text:style-name="T6"> </text:span><text:span text:style-name="T24">ﭶﭷ</text:span><text:span text:style-name="T6"> </text:span><text:span text:style-name="T24">ﭸ</text:span><text:span text:style-name="T6"> </text:span><text:span text:style-name="T24">ﭹ</text:span><text:span text:style-name="T6"> </text:span><text:span text:style-name="T24">ﭺ</text:span><text:span text:style-name="T6"> </text:span><text:span text:style-name="T24">ﭻﭼ</text:span><text:span text:style-name="T6"> </text:span><text:span text:style-name="T24">ﭽ</text:span><text:span text:style-name="T6"> </text:span><text:span text:style-name="T24">ﭾ</text:span><text:span text:style-name="T6"> </text:span><text:span text:style-name="T24">ﭿ</text:span><text:span text:style-name="T6"> </text:span><text:span text:style-name="T24">ﮀ</text:span><text:span text:style-name="T6"> </text:span><text:span text:style-name="T24">ﮁ</text:span><text:span text:style-name="T6"> </text:span><text:span text:style-name="T24">ﮂ</text:span><text:span text:style-name="T6"> </text:span><text:span text:style-name="T24">ﮃ</text:span><text:span text:style-name="T6"> </text:span><text:span text:style-name="T24">ﮄ</text:span><text:span text:style-name="T6"> </text:span><text:span text:style-name="T24">ﮅ</text:span><text:span text:style-name="T6"> </text:span><text:span text:style-name="T24">ﮆ</text:span><text:span text:style-name="T6"> </text:span><text:span text:style-name="T24">ﮇ</text:span><text:span text:style-name="T6"> </text:span><text:span text:style-name="T24">ﮈ</text:span><text:span text:style-name="T6"> </text:span><text:span text:style-name="T24">ﮉ</text:span><text:span text:style-name="T6"> </text:span><text:span text:style-name="T24">ﮊ</text:span><text:span text:style-name="T6"> </text:span><text:span text:style-name="T24">ﮋﮌ</text:span><text:span text:style-name="T6"> </text:span><text:span text:style-name="T24">ﮍ</text:span><text:span text:style-name="T6"> </text:span><text:span text:style-name="T24">ﮎ</text:span><text:span text:style-name="T6"> </text:span><text:span text:style-name="T24">ﮏ</text:span><text:span text:style-name="T6"> </text:span><text:span text:style-name="T24">ﮐ</text:span><text:span text:style-name="T6"> </text:span><text:span text:style-name="T24">ﮑ</text:span><text:span text:style-name="T6"> </text:span><text:span text:style-name="T24">ﮒ</text:span><text:span text:style-name="T6"> </text:span><text:span text:style-name="T24">ﮓ</text:span><text:span text:style-name="T6"> </text:span><text:span text:style-name="T24">ﮔ</text:span><text:span text:style-name="T6"> </text:span><text:span text:style-name="T24">ﮕ</text:span><text:span text:style-name="T6"> </text:span><text:span text:style-name="T24">ﮖ</text:span><text:span text:style-name="T6"> </text:span><text:span text:style-name="T24">ﮗ</text:span><text:span text:style-name="T6"> </text:span><text:span text:style-name="T24">ﮘ</text:span><text:span text:style-name="T6"> </text:span><text:span text:style-name="T24">ﮙ</text:span><text:span text:style-name="T6"> </text:span><text:span text:style-name="T24">ﮚ</text:span><text:span text:style-name="T6"> </text:span><text:span text:style-name="T24">ﮛ</text:span><text:span text:style-name="T6"> </text:span><text:span text:style-name="T24">ﮜ</text:span><text:span text:style-name="T6"> </text:span><text:span text:style-name="T24">ﮝﮞ</text:span><text:span text:style-name="T6"> </text:span><text:span text:style-name="T24">ﮟ</text:span><text:span text:style-name="T6"> </text:span><text:span text:style-name="T24">ﮠ</text:span><text:span text:style-name="T6"> </text:span><text:span text:style-name="T24">ﮡ</text:span><text:span text:style-name="T6"> </text:span><text:span text:style-name="T24">ﮢ</text:span><text:span text:style-name="T6"> </text:span><text:span text:style-name="T24">ﮣ</text:span><text:span text:style-name="T6"> </text:span><text:span text:style-name="T24">ﮤ</text:span><text:span text:style-name="T6"> </text:span><text:span text:style-name="T24">ﮥ</text:span><text:span text:style-name="T6"> </text:span><text:span text:style-name="T24">ﮦ</text:span><text:span text:style-name="T6"> </text:span><text:span text:style-name="T24">ﮧ</text:span><text:span text:style-name="T6"> </text:span><text:span text:style-name="T24">ﮨ</text:span><text:span text:style-name="T6"> </text:span><text:span text:style-name="T24">ﮩ</text:span></text:p>
      <text:p text:style-name="P14"><text:span text:style-name="T24">ﮪ</text:span><text:span text:style-name="T6"> </text:span><text:span text:style-name="T24">ﮫ</text:span><text:span text:style-name="T6"> </text:span><text:span text:style-name="T24">ﮬ</text:span><text:span text:style-name="T6"> </text:span><text:span text:style-name="T24">ﮭ</text:span><text:span text:style-name="T6"> </text:span><text:span text:style-name="T24">ﮮ</text:span><text:span text:style-name="T6"> </text:span><text:span text:style-name="T24">ﮯ</text:span><text:span text:style-name="T6"> </text:span><text:span text:style-name="T24">ﮰ</text:span><text:span text:style-name="T6"> </text:span><text:span text:style-name="T24">ﮱ</text:span><text:span text:style-name="T6"> </text:span><text:span text:style-name="T24">ﯓ</text:span><text:span text:style-name="T6"> </text:span><text:span text:style-name="T24">ﯔﯕ</text:span><text:span text:style-name="T6"> </text:span><text:span text:style-name="T24">ﯖ</text:span><text:span text:style-name="T6"> </text:span><text:span text:style-name="T24">ﯗ</text:span><text:span text:style-name="T6"> </text:span><text:span text:style-name="T24">ﯘ</text:span><text:span text:style-name="T6"> </text:span><text:span text:style-name="T24">ﯙ</text:span><text:span text:style-name="T6"> </text:span><text:span text:style-name="T24">ﯚ</text:span><text:span text:style-name="T6"> </text:span><text:span text:style-name="T24">ﯛ</text:span><text:span text:style-name="T6"> </text:span><text:span text:style-name="T24">ﯜ</text:span><text:span text:style-name="T6"> </text:span><text:span text:style-name="T24">ﯝ</text:span><text:span text:style-name="T6"> </text:span><text:span text:style-name="T24">ﯞ</text:span><text:span text:style-name="T6"> </text:span><text:span text:style-name="T24">ﯟ</text:span><text:span text:style-name="T6"> </text:span><text:span text:style-name="T24">ﯠ</text:span><text:span text:style-name="T6"> </text:span><text:span text:style-name="T24">ﯡ</text:span><text:span text:style-name="T6"> </text:span><text:span text:style-name="T24">ﯢ</text:span><text:span text:style-name="T6"> </text:span><text:span text:style-name="T24">ﯣ</text:span><text:span text:style-name="T6"> </text:span><text:span text:style-name="T24">ﯤ</text:span><text:span text:style-name="T6"> </text:span><text:span text:style-name="T24">ﯥ</text:span><text:span text:style-name="T6"> </text:span><text:span text:style-name="T24">ﯦ</text:span><text:span text:style-name="T6"> </text:span><text:span text:style-name="T24">ﯧﯨ</text:span><text:span text:style-name="T6"> </text:span><text:span text:style-name="T24">ﯩ</text:span><text:span text:style-name="T6"> </text:span><text:span text:style-name="T24">ﯪ</text:span><text:span text:style-name="T6"> </text:span><text:span text:style-name="T24">ﯫ</text:span><text:span text:style-name="T6"> </text:span><text:span text:style-name="T24">ﯬ</text:span><text:span text:style-name="T6"> </text:span><text:span text:style-name="T24">ﯭ</text:span><text:span text:style-name="T6"> </text:span><text:span text:style-name="T24">ﯮ</text:span><text:span text:style-name="T6"> </text:span><text:span text:style-name="T24">ﯯ</text:span><text:span text:style-name="T6"> </text:span><text:span text:style-name="T24">ﯰﯱ</text:span><text:span text:style-name="T6"> </text:span><text:span text:style-name="T24">ﯲ</text:span><text:span text:style-name="T6"> </text:span><text:span text:style-name="T24">ﯳ</text:span><text:span text:style-name="T6"> </text:span><text:span text:style-name="T24">ﯴ</text:span><text:span text:style-name="T6"> </text:span><text:span text:style-name="T24">ﯵ</text:span></text:p>
      <text:p text:style-name="P14"><text:span text:style-name="T24">ﯶ</text:span><text:span text:style-name="T6"> </text:span><text:span text:style-name="T24">ﯷﯸ</text:span><text:span text:style-name="T6"> </text:span><text:span text:style-name="T24">ﯹ</text:span><text:span text:style-name="T6"> </text:span><text:span text:style-name="T24">ﯺ</text:span><text:span text:style-name="T6"> </text:span><text:span text:style-name="T24">ﯻ</text:span><text:span text:style-name="T6"> </text:span><text:span text:style-name="T24">ﯼﯽ</text:span><text:span text:style-name="T6"> </text:span><text:span text:style-name="T24">ﯾ</text:span><text:span text:style-name="T6"> </text:span><text:span text:style-name="T24">ﯿ</text:span><text:span text:style-name="T6"> </text:span><text:span text:style-name="T24">ﰀ</text:span><text:span text:style-name="T6"> </text:span><text:span text:style-name="T24">ﰁ</text:span><text:span text:style-name="T6"> </text:span><text:span text:style-name="T24">ﰂ</text:span></text:p>
      <text:p text:style-name="P33"><text:span text:style-name="T25">ﭑ</text:span><text:span text:style-name="T6"> </text:span><text:span text:style-name="T25">ﭒ</text:span><text:span text:style-name="T6"> </text:span><text:span text:style-name="T25">ﭓ</text:span><text:span text:style-name="T6"> </text:span><text:span text:style-name="T25">ﭔ</text:span><text:span text:style-name="T6"> </text:span><text:span text:style-name="T25">ﭕ</text:span><text:span text:style-name="T6"> </text:span><text:span text:style-name="T25">ﭖ</text:span><text:span text:style-name="T6"> </text:span><text:span text:style-name="T25">ﭗ</text:span><text:span text:style-name="T6"> </text:span><text:span text:style-name="T25">ﭘ</text:span><text:span text:style-name="T6"> </text:span><text:span text:style-name="T25">ﭙ</text:span><text:span text:style-name="T6"> </text:span><text:span text:style-name="T25">ﭚ</text:span><text:span text:style-name="T6"> </text:span><text:span text:style-name="T25">ﭛ</text:span><text:span text:style-name="T6"> </text:span><text:span text:style-name="T25">ﭜ</text:span><text:span text:style-name="T6"> </text:span><text:span text:style-name="T25">ﭝ</text:span><text:span text:style-name="T6"> </text:span><text:span text:style-name="T25">ﭞ</text:span><text:span text:style-name="T6"> </text:span><text:span text:style-name="T25">ﭟ</text:span><text:span text:style-name="T6"> </text:span><text:span text:style-name="T25">ﭠ</text:span><text:span text:style-name="T6"> </text:span><text:span text:style-name="T25">ﭡﭢ</text:span><text:span text:style-name="T6"> </text:span><text:span text:style-name="T25">ﭣ</text:span><text:span text:style-name="T6"> </text:span><text:span text:style-name="T25">ﭤ</text:span><text:span text:style-name="T6"> </text:span><text:span text:style-name="T25">ﭥ</text:span><text:span text:style-name="T6"> </text:span><text:span text:style-name="T25">ﭦ</text:span><text:span text:style-name="T6"> </text:span><text:span text:style-name="T25">ﭧ</text:span><text:span text:style-name="T6"> </text:span><text:span text:style-name="T25">ﭨ</text:span><text:span text:style-name="T6"> </text:span><text:span text:style-name="T25">ﭩ</text:span><text:span text:style-name="T6"> </text:span><text:span text:style-name="T25">ﭪ</text:span><text:span text:style-name="T6"> </text:span><text:span text:style-name="T25">ﭫ</text:span><text:span text:style-name="T6"> </text:span><text:span text:style-name="T25">ﭬ</text:span><text:span text:style-name="T6"> </text:span><text:span text:style-name="T25">ﭭﭮ</text:span><text:span text:style-name="T6"> </text:span><text:span text:style-name="T25">ﭯ</text:span><text:span text:style-name="T6"> </text:span><text:span text:style-name="T25">ﭰ</text:span><text:span text:style-name="T6"> </text:span><text:span text:style-name="T25">ﭱ</text:span><text:span text:style-name="T6"> </text:span><text:span text:style-name="T25">ﭲ</text:span><text:span text:style-name="T6"> </text:span><text:span text:style-name="T25">ﭳ</text:span><text:span text:style-name="T6"> </text:span><text:span text:style-name="T25">ﭴ</text:span><text:span text:style-name="T6"> </text:span><text:span text:style-name="T25">ﭵ</text:span><text:span text:style-name="T6"> </text:span><text:span text:style-name="T25">ﭶ</text:span><text:span text:style-name="T6"> </text:span><text:span text:style-name="T25">ﭷ</text:span><text:span text:style-name="T6"> </text:span><text:span text:style-name="T25">ﭸ</text:span><text:span text:style-name="T6"> </text:span><text:span text:style-name="T25">ﭹ</text:span><text:span text:style-name="T6"> </text:span><text:span text:style-name="T25">ﭺ</text:span><text:span text:style-name="T6"> </text:span><text:span text:style-name="T25">ﭻ</text:span><text:span text:style-name="T6"> </text:span><text:span text:style-name="T25">ﭼ</text:span><text:span text:style-name="T6"> </text:span><text:span text:style-name="T25">ﭽ</text:span><text:span text:style-name="T6"> </text:span><text:span text:style-name="T25">ﭾﭿ</text:span><text:span text:style-name="T6"> </text:span><text:span text:style-name="T25">ﮀ</text:span><text:span text:style-name="T6"> </text:span><text:span text:style-name="T25">ﮁ</text:span><text:span text:style-name="T6"> </text:span><text:span text:style-name="T25">ﮂﮃ</text:span><text:span text:style-name="T6"> </text:span><text:span text:style-name="T25">ﮄ</text:span><text:span text:style-name="T6"> </text:span><text:span text:style-name="T25">ﮅ</text:span><text:span text:style-name="T6"> </text:span><text:span text:style-name="T25">ﮆ</text:span><text:span text:style-name="T6"> </text:span><text:span text:style-name="T25">ﮇ</text:span><text:span text:style-name="T6"> </text:span><text:span text:style-name="T25">ﮈ</text:span><text:span text:style-name="T6"> </text:span><text:span text:style-name="T25">ﮉ</text:span><text:span text:style-name="T6"> </text:span><text:span text:style-name="T25">ﮊ</text:span><text:span text:style-name="T6"> </text:span><text:span text:style-name="T25">ﮋ</text:span><text:span text:style-name="T6"> </text:span><text:span text:style-name="T25">ﮌ</text:span><text:span text:style-name="T6"> </text:span><text:span text:style-name="T25">ﮍ</text:span><text:span text:style-name="T6"> </text:span><text:span text:style-name="T25">ﮎ</text:span><text:span text:style-name="T6"> </text:span><text:span text:style-name="T25">ﮏ</text:span><text:span text:style-name="T6"> </text:span><text:span text:style-name="T25">ﮐ</text:span><text:span text:style-name="T6"> </text:span><text:span text:style-name="T25">ﮑ</text:span><text:span text:style-name="T6"> </text:span><text:span text:style-name="T25">ﮒﮓ</text:span><text:span text:style-name="T6"> </text:span><text:span text:style-name="T25">ﮔ</text:span><text:span text:style-name="T6"> </text:span><text:span text:style-name="T25">ﮕ</text:span><text:span text:style-name="T6"> </text:span><text:span text:style-name="T25">ﮖ</text:span><text:span text:style-name="T6"> </text:span><text:span text:style-name="T25">ﮗ</text:span><text:span text:style-name="T6"> </text:span><text:span text:style-name="T25">ﮘ</text:span><text:span text:style-name="T6"> </text:span><text:span text:style-name="T25">ﮙ</text:span><text:span text:style-name="T6"> </text:span><text:span text:style-name="T25">ﮚ</text:span><text:span text:style-name="T6"> </text:span><text:span text:style-name="T25">ﮛ</text:span><text:span text:style-name="T6"> </text:span><text:span text:style-name="T25">ﮜ</text:span><text:span text:style-name="T6"> </text:span><text:span text:style-name="T25">ﮝ</text:span><text:span text:style-name="T6"> </text:span><text:span text:style-name="T25">ﮞ</text:span><text:span text:style-name="T6"> </text:span><text:span text:style-name="T25">ﮟﮠ</text:span><text:span text:style-name="T6"> </text:span><text:span text:style-name="T25">ﮡ</text:span><text:span text:style-name="T6"> </text:span><text:span text:style-name="T25">ﮢ</text:span><text:span text:style-name="T6"> </text:span><text:span text:style-name="T25">ﮣ</text:span><text:span text:style-name="T6"> </text:span><text:span text:style-name="T25">ﮤ</text:span><text:span text:style-name="T6"> </text:span><text:span text:style-name="T25">ﮥ</text:span><text:span text:style-name="T6"> </text:span><text:span text:style-name="T25">ﮦ</text:span><text:span text:style-name="T6"> </text:span><text:span text:style-name="T25">ﮧ</text:span><text:span text:style-name="T6"> </text:span><text:span text:style-name="T25">ﮨ</text:span><text:span text:style-name="T6"> </text:span><text:span text:style-name="T25">ﮩﮪ</text:span><text:span text:style-name="T6"> </text:span><text:span text:style-name="T25">ﮫ</text:span><text:span text:style-name="T6"> </text:span><text:span text:style-name="T25">ﮬ</text:span><text:span text:style-name="T6"> </text:span><text:span text:style-name="T25">ﮭ</text:span><text:span text:style-name="T6"> </text:span><text:span text:style-name="T25">ﮮ</text:span><text:span text:style-name="T6"> </text:span><text:span text:style-name="T25">ﮯ</text:span><text:span text:style-name="T6"> </text:span><text:span text:style-name="T25">ﮰ</text:span><text:span text:style-name="T6"> </text:span><text:span text:style-name="T25">ﮱ</text:span><text:span text:style-name="T6"> </text:span><text:span text:style-name="T25">ﯓ</text:span><text:span text:style-name="T6"> </text:span><text:span text:style-name="T25">ﯔ</text:span><text:span text:style-name="T6"> </text:span><text:span text:style-name="T25">ﯕ</text:span><text:span text:style-name="T6"> </text:span><text:span text:style-name="T25">ﯖ</text:span><text:span text:style-name="T6"> </text:span><text:span text:style-name="T25">ﯗ</text:span><text:span text:style-name="T6"> </text:span><text:span text:style-name="T25">ﯘ</text:span><text:span text:style-name="T6"> </text:span><text:span text:style-name="T25">ﯙ</text:span><text:span text:style-name="T6"> </text:span><text:span text:style-name="T25">ﯚ</text:span><text:span text:style-name="T6"> </text:span><text:span text:style-name="T25">ﯛ</text:span><text:span text:style-name="T6"> </text:span><text:span text:style-name="T25">ﯜ</text:span><text:span text:style-name="T6"> </text:span><text:span text:style-name="T25">ﯝ</text:span><text:span text:style-name="T6"> </text:span><text:span text:style-name="T25">ﯞ</text:span><text:span text:style-name="T6"> </text:span><text:span text:style-name="T25">ﯟ</text:span><text:span text:style-name="T6"> </text:span><text:span text:style-name="T25">ﯠ</text:span><text:span text:style-name="T6"> </text:span><text:span text:style-name="T25">ﯡ</text:span><text:span text:style-name="T6"> </text:span><text:span text:style-name="T25">ﯢ</text:span><text:span text:style-name="T6"> </text:span><text:span text:style-name="T25">ﯣ</text:span><text:span text:style-name="T6"> </text:span><text:span text:style-name="T25">ﯤ</text:span><text:span text:style-name="T6"> </text:span><text:span text:style-name="T25">ﯥ</text:span><text:span text:style-name="T6"> </text:span><text:span text:style-name="T25">ﯦ</text:span><text:span text:style-name="T6"> </text:span><text:span text:style-name="T25">ﯧﯨ</text:span><text:span text:style-name="T6"> </text:span><text:span text:style-name="T25">ﯩ</text:span><text:span text:style-name="T6"> </text:span><text:span text:style-name="T25">ﯪ</text:span><text:span text:style-name="T6"> </text:span><text:span text:style-name="T25">ﯫ</text:span><text:span text:style-name="T6"> </text:span><text:span text:style-name="T25">ﯬ</text:span><text:span text:style-name="T6"> </text:span><text:span text:style-name="T25">ﯭ</text:span><text:span text:style-name="T6"> </text:span><text:span text:style-name="T25">ﯮ</text:span><text:span text:style-name="T6"> </text:span><text:span text:style-name="T25">ﯯ</text:span><text:span text:style-name="T6"> </text:span><text:span text:style-name="T25">ﯰ</text:span><text:span text:style-name="T6"> </text:span><text:span text:style-name="T25">ﯱ</text:span><text:span text:style-name="T6"> </text:span><text:span text:style-name="T25">ﯲ</text:span><text:span text:style-name="T6"> </text:span><text:span text:style-name="T25">ﯳ</text:span><text:span text:style-name="T6"> </text:span><text:span text:style-name="T25">ﯴ</text:span><text:span text:style-name="T6"> </text:span><text:span text:style-name="T25">ﯵ</text:span><text:span text:style-name="T6"> </text:span><text:span text:style-name="T25">ﯶ</text:span><text:span text:style-name="T6"> </text:span><text:span text:style-name="T25">ﯷ</text:span><text:span text:style-name="T6"> </text:span><text:span text:style-name="T25">ﯸ</text:span><text:span text:style-name="T6"> </text:span><text:span text:style-name="T25">ﯹ</text:span><text:span text:style-name="T6"> </text:span><text:span text:style-name="T25">ﯺ</text:span><text:span text:style-name="T6"> </text:span><text:span text:style-name="T25">ﯻ</text:span><text:span text:style-name="T6"> </text:span><text:span text:style-name="T25">ﯼﯽ</text:span><text:span text:style-name="T6"> </text:span><text:span text:style-name="T25">ﯾ</text:span><text:span text:style-name="T6"> </text:span><text:span text:style-name="T25">ﯿ</text:span><text:span text:style-name="T6"> </text:span><text:span text:style-name="T25">ﰀ</text:span><text:span text:style-name="T6"> </text:span><text:span text:style-name="T25">ﰁ</text:span><text:span text:style-name="T6"> </text:span><text:span text:style-name="T25">ﰂ</text:span></text:p>
      <text:p text:style-name="P34"><text:span text:style-name="T26">ﭑ</text:span><text:span text:style-name="T6"> </text:span><text:span text:style-name="T26">ﭒ</text:span><text:span text:style-name="T6"> </text:span><text:span text:style-name="T26">ﭓ</text:span><text:span text:style-name="T6"> </text:span><text:span text:style-name="T26">ﭔ</text:span><text:span text:style-name="T6"> </text:span><text:span text:style-name="T26">ﭕ</text:span><text:span text:style-name="T6"> </text:span><text:span text:style-name="T26">ﭖﭗ</text:span><text:span text:style-name="T6"> </text:span><text:span text:style-name="T26">ﭘ</text:span><text:span text:style-name="T6"> </text:span><text:span text:style-name="T26">ﭙ</text:span><text:span text:style-name="T6"> </text:span><text:span text:style-name="T26">ﭚ</text:span><text:span text:style-name="T6"> </text:span><text:span text:style-name="T26">ﭛ</text:span><text:span text:style-name="T6"> </text:span><text:span text:style-name="T26">ﭜ</text:span><text:span text:style-name="T6"> </text:span><text:span text:style-name="T26">ﭝ</text:span><text:span text:style-name="T6"> </text:span><text:span text:style-name="T26">ﭞ</text:span><text:span text:style-name="T6"> </text:span><text:span text:style-name="T26">ﭟ</text:span><text:span text:style-name="T6"> </text:span><text:span text:style-name="T26">ﭠ</text:span><text:span text:style-name="T6"> </text:span><text:span text:style-name="T26">ﭡﭢ</text:span><text:span text:style-name="T6"> </text:span><text:span text:style-name="T26">ﭣ</text:span><text:span text:style-name="T6"> </text:span><text:span text:style-name="T26">ﭤ</text:span><text:span text:style-name="T6"> </text:span><text:span text:style-name="T26">ﭥ</text:span><text:span text:style-name="T6"> </text:span><text:span text:style-name="T26">ﭦ</text:span><text:span text:style-name="T6"> </text:span><text:span text:style-name="T26">ﭧ</text:span><text:span text:style-name="T6"> </text:span><text:span text:style-name="T26">ﭨ</text:span><text:span text:style-name="T6"> </text:span><text:span text:style-name="T26">ﭩ</text:span><text:span text:style-name="T6"> </text:span><text:span text:style-name="T26">ﭪ</text:span><text:span text:style-name="T6"> </text:span><text:span text:style-name="T26">ﭫ</text:span><text:span text:style-name="T6"> </text:span><text:span text:style-name="T26">ﭬﭭ</text:span><text:span text:style-name="T6"> </text:span><text:span text:style-name="T26">ﭮ</text:span><text:span text:style-name="T6"> </text:span><text:span text:style-name="T26">ﭯ</text:span><text:span text:style-name="T6"> </text:span><text:span text:style-name="T26">ﭰ</text:span><text:span text:style-name="T6"> </text:span><text:span text:style-name="T26">ﭱ</text:span><text:span text:style-name="T6"> </text:span><text:span text:style-name="T26">ﭲ</text:span><text:span text:style-name="T6"> </text:span><text:span text:style-name="T26">ﭳ</text:span><text:span text:style-name="T6"> </text:span><text:span text:style-name="T26">ﭴ</text:span><text:span text:style-name="T6"> </text:span><text:span text:style-name="T26">ﭵ</text:span><text:span text:style-name="T6"> </text:span><text:span text:style-name="T26">ﭶﭷ</text:span><text:span text:style-name="T6"> </text:span><text:span text:style-name="T26">ﭸ</text:span><text:span text:style-name="T6"> </text:span><text:span text:style-name="T26">ﭹ</text:span><text:span text:style-name="T6"> </text:span><text:span text:style-name="T26">ﭺ</text:span><text:span text:style-name="T6"> </text:span><text:span text:style-name="T26">ﭻ</text:span><text:span text:style-name="T6"> </text:span><text:span text:style-name="T26">ﭼ</text:span><text:span text:style-name="T6"> </text:span><text:span text:style-name="T26">ﭽ</text:span><text:span text:style-name="T6"> </text:span><text:span text:style-name="T26">ﭾ</text:span><text:span text:style-name="T6"> </text:span><text:span text:style-name="T26">ﭿ</text:span><text:span text:style-name="T6"> </text:span><text:span text:style-name="T26">ﮀ</text:span><text:span text:style-name="T6"> </text:span><text:span text:style-name="T26">ﮁ</text:span><text:span text:style-name="T6"> </text:span><text:span text:style-name="T26">ﮂ</text:span><text:span text:style-name="T6"> </text:span><text:span text:style-name="T26">ﮃ</text:span><text:span text:style-name="T6"> </text:span><text:span text:style-name="T26">ﮄ</text:span><text:span text:style-name="T6"> </text:span><text:span text:style-name="T26">ﮅ</text:span><text:span text:style-name="T6"> </text:span><text:span text:style-name="T26">ﮆﮇ</text:span><text:span text:style-name="T6"> </text:span><text:span text:style-name="T26">ﮈ</text:span><text:span text:style-name="T6"> </text:span><text:span text:style-name="T26">ﮉ</text:span><text:span text:style-name="T6"> </text:span><text:span text:style-name="T26">ﮊ</text:span><text:span text:style-name="T6"> </text:span><text:span text:style-name="T26">ﮋ</text:span><text:span text:style-name="T6"> </text:span><text:span text:style-name="T26">ﮌ</text:span><text:span text:style-name="T6"> </text:span><text:span text:style-name="T26">ﮍ</text:span><text:span text:style-name="T6"> </text:span><text:span text:style-name="T26">ﮎ</text:span><text:span text:style-name="T6"> </text:span><text:span text:style-name="T26">ﮏ</text:span><text:span text:style-name="T6"> </text:span><text:span text:style-name="T26">ﮐ</text:span><text:span text:style-name="T6"> </text:span><text:span text:style-name="T26">ﮑ</text:span><text:span text:style-name="T6"> </text:span><text:span text:style-name="T26">ﮒ</text:span><text:span text:style-name="T6"> </text:span><text:span text:style-name="T26">ﮓ</text:span><text:span text:style-name="T6"> </text:span><text:span text:style-name="T26">ﮔﮕ</text:span><text:span text:style-name="T6"> </text:span><text:span text:style-name="T26">ﮖ</text:span><text:span text:style-name="T6"> </text:span><text:span text:style-name="T26">ﮗ</text:span><text:span text:style-name="T6"> </text:span><text:span text:style-name="T26">ﮘ</text:span><text:span text:style-name="T6"> </text:span><text:span text:style-name="T26">ﮙ</text:span><text:span text:style-name="T6"> </text:span><text:span text:style-name="T26">ﮚ</text:span><text:span text:style-name="T6"> </text:span><text:span text:style-name="T26">ﮛ</text:span><text:span text:style-name="T6"> </text:span><text:span text:style-name="T26">ﮜ</text:span><text:span text:style-name="T6"> </text:span><text:span text:style-name="T26">ﮝ</text:span><text:span text:style-name="T6"> </text:span><text:span text:style-name="T26">ﮞ</text:span><text:span text:style-name="T6"> </text:span><text:span text:style-name="T26">ﮟ</text:span><text:span text:style-name="T6"> </text:span><text:span text:style-name="T26">ﮠ</text:span><text:span text:style-name="T6"> </text:span><text:span text:style-name="T26">ﮡ</text:span><text:span text:style-name="T6"> </text:span><text:span text:style-name="T26">ﮢﮣ</text:span><text:span text:style-name="T6"> </text:span><text:span text:style-name="T26">ﮤ</text:span><text:span text:style-name="T6"> </text:span><text:span text:style-name="T26">ﮥ</text:span><text:span text:style-name="T6"> </text:span><text:span text:style-name="T26">ﮦ</text:span><text:span text:style-name="T6"> </text:span><text:span text:style-name="T26">ﮧ</text:span><text:span text:style-name="T6"> </text:span><text:span text:style-name="T26">ﮨ</text:span><text:span text:style-name="T6"> </text:span><text:span text:style-name="T26">ﮩ</text:span><text:span text:style-name="T6"> </text:span><text:span text:style-name="T26">ﮪ</text:span><text:span text:style-name="T6"> </text:span><text:span text:style-name="T26">ﮫ</text:span><text:span text:style-name="T6"> </text:span><text:span text:style-name="T26">ﮬ</text:span><text:span text:style-name="T6"> </text:span><text:span text:style-name="T26">ﮭ</text:span><text:span text:style-name="T6"> </text:span><text:span text:style-name="T26">ﮮ</text:span><text:span text:style-name="T6"> </text:span><text:span text:style-name="T26">ﮯ</text:span><text:span text:style-name="T6"> </text:span><text:span text:style-name="T26">ﮰ</text:span><text:span text:style-name="T6"> </text:span><text:span text:style-name="T26">ﮱ</text:span><text:span text:style-name="T6"> </text:span><text:span text:style-name="T26">ﯓ</text:span><text:span text:style-name="T6"> </text:span><text:span text:style-name="T26">ﯔ</text:span><text:span text:style-name="T6"> </text:span><text:span text:style-name="T26">ﯕ</text:span><text:span text:style-name="T6"> </text:span><text:span text:style-name="T26">ﯖ</text:span><text:span text:style-name="T6"> </text:span><text:span text:style-name="T26">ﯗ</text:span><text:span text:style-name="T6"> </text:span><text:span text:style-name="T26">ﯘ</text:span><text:span text:style-name="T6"> </text:span><text:span text:style-name="T26">ﯙ</text:span><text:span text:style-name="T6"> </text:span><text:span text:style-name="T26">ﯚﯛ</text:span><text:span text:style-name="T6"> </text:span><text:span text:style-name="T26">ﯜ</text:span><text:span text:style-name="T6"> </text:span><text:span text:style-name="T26">ﯝ</text:span><text:span text:style-name="T6"> </text:span><text:span text:style-name="T26">ﯞ</text:span><text:span text:style-name="T6"> </text:span><text:span text:style-name="T26">ﯟ</text:span><text:span text:style-name="T6"> </text:span><text:span text:style-name="T26">ﯠ</text:span><text:span text:style-name="T6"> </text:span><text:span text:style-name="T26">ﯡ</text:span><text:span text:style-name="T6"> </text:span><text:span text:style-name="T26">ﯢ</text:span><text:span text:style-name="T6"> </text:span><text:span text:style-name="T26">ﯣ</text:span><text:span text:style-name="T6"> </text:span><text:span text:style-name="T26">ﯤ</text:span><text:span text:style-name="T6"> </text:span><text:span text:style-name="T26">ﯥ</text:span><text:span text:style-name="T6"> </text:span><text:span text:style-name="T26">ﯦ</text:span><text:span text:style-name="T6"> </text:span><text:span text:style-name="T26">ﯧ</text:span><text:span text:style-name="T6"> </text:span><text:span text:style-name="T26">ﯨ</text:span><text:span text:style-name="T6"> </text:span><text:span text:style-name="T26">ﯩ</text:span><text:span text:style-name="T6"> </text:span><text:span text:style-name="T26">ﯪ</text:span><text:span text:style-name="T6"> </text:span><text:span text:style-name="T26">ﯫ</text:span><text:span text:style-name="T6"> </text:span><text:span text:style-name="T26">ﯬ</text:span><text:span text:style-name="T6"> </text:span><text:span text:style-name="T26">ﯭ</text:span><text:span text:style-name="T6"> </text:span><text:span text:style-name="T26">ﯮ</text:span><text:span text:style-name="T6"> </text:span><text:span text:style-name="T26">ﯯ</text:span><text:span text:style-name="T6"> </text:span><text:span text:style-name="T26">ﯰ</text:span><text:span text:style-name="T6"> </text:span><text:span text:style-name="T26">ﯱ</text:span><text:span text:style-name="T6"> </text:span><text:span text:style-name="T26">ﯲ</text:span><text:span text:style-name="T6"> </text:span><text:span text:style-name="T26">ﯳﯴ</text:span><text:span text:style-name="T6"> </text:span><text:span text:style-name="T26">ﯵ</text:span><text:span text:style-name="T6"> </text:span><text:span text:style-name="T26">ﯶ</text:span><text:span text:style-name="T6"> </text:span><text:span text:style-name="T26">ﯷ</text:span><text:span text:style-name="T6"> </text:span><text:span text:style-name="T26">ﯸ</text:span><text:span text:style-name="T6"> </text:span><text:span text:style-name="T26">ﯹ</text:span><text:span text:style-name="T6"> </text:span><text:span text:style-name="T26">ﯺ</text:span></text:p>
      <text:p text:style-name="P15"><text:span text:style-name="T26">ﯻ</text:span><text:span text:style-name="T6"> </text:span><text:span text:style-name="T26">ﯼ</text:span><text:span text:style-name="T6"> </text:span><text:span text:style-name="T26">ﯽ</text:span><text:span text:style-name="T6"> </text:span><text:span text:style-name="T26">ﯾ</text:span><text:span text:style-name="T6"> </text:span><text:span text:style-name="T26">ﯿ</text:span><text:span text:style-name="T6"> </text:span><text:span text:style-name="T26">ﰀ</text:span><text:span text:style-name="T6"> </text:span><text:span text:style-name="T26">ﰁ</text:span><text:span text:style-name="T6"> </text:span><text:span text:style-name="T26">ﰂ</text:span><text:span text:style-name="T6"> </text:span><text:span text:style-name="T26">ﰃ</text:span><text:span text:style-name="T6"> </text:span><text:span text:style-name="T26">ﰄ</text:span><text:span text:style-name="T6"> </text:span><text:span text:style-name="T26">ﰅ</text:span><text:span text:style-name="T6"> </text:span><text:span text:style-name="T26">ﰆ</text:span><text:span text:style-name="T6"> </text:span><text:span text:style-name="T26">ﰇ</text:span><text:span text:style-name="T6"> </text:span><text:span text:style-name="T26">ﰈ</text:span><text:span text:style-name="T6"> </text:span><text:span text:style-name="T26">ﰉ</text:span><text:span text:style-name="T6"> </text:span><text:span text:style-name="T26">ﰊﰋ</text:span><text:span text:style-name="T6"> </text:span><text:span text:style-name="T26">ﰌ</text:span><text:span text:style-name="T6"> </text:span><text:span text:style-name="T26">ﰍ</text:span><text:span text:style-name="T6"> </text:span><text:span text:style-name="T26">ﰎ</text:span><text:span text:style-name="T6"> </text:span><text:span text:style-name="T26">ﰏ</text:span></text:p>
      <text:p text:style-name="P35"><text:span text:style-name="T27">ﭑ</text:span><text:span text:style-name="T6"> </text:span><text:span text:style-name="T27">ﭒ</text:span><text:span text:style-name="T6"> </text:span><text:span text:style-name="T27">ﭓ</text:span><text:span text:style-name="T6"> </text:span><text:span text:style-name="T27">ﭔ</text:span><text:span text:style-name="T6"> </text:span><text:span text:style-name="T27">ﭕ</text:span><text:span text:style-name="T6"> </text:span><text:span text:style-name="T27">ﭖ</text:span><text:span text:style-name="T6"> </text:span><text:span text:style-name="T27">ﭗﭘ</text:span><text:span text:style-name="T6"> </text:span><text:span text:style-name="T27">ﭙ</text:span><text:span text:style-name="T6"> </text:span><text:span text:style-name="T27">ﭚ</text:span><text:span text:style-name="T6"> </text:span><text:span text:style-name="T27">ﭛ</text:span><text:span text:style-name="T6"> </text:span><text:span text:style-name="T27">ﭜ</text:span><text:span text:style-name="T6"> </text:span><text:span text:style-name="T27">ﭝ</text:span><text:span text:style-name="T6"> </text:span><text:span text:style-name="T27">ﭞ</text:span><text:span text:style-name="T6"> </text:span><text:span text:style-name="T27">ﭟ</text:span><text:span text:style-name="T6"> </text:span><text:span text:style-name="T27">ﭠﭡ</text:span><text:span text:style-name="T6"> </text:span><text:span text:style-name="T27">ﭢ</text:span><text:span text:style-name="T6"> </text:span><text:span text:style-name="T27">ﭣ</text:span><text:span text:style-name="T6"> </text:span><text:span text:style-name="T27">ﭤ</text:span><text:span text:style-name="T6"> </text:span><text:span text:style-name="T27">ﭥ</text:span><text:span text:style-name="T6"> </text:span><text:span text:style-name="T27">ﭦ</text:span><text:span text:style-name="T6"> </text:span><text:span text:style-name="T27">ﭧ</text:span><text:span text:style-name="T6"> </text:span><text:span text:style-name="T27">ﭨ</text:span><text:span text:style-name="T6"> </text:span><text:span text:style-name="T27">ﭩ</text:span><text:span text:style-name="T6"> </text:span><text:span text:style-name="T27">ﭪ</text:span><text:span text:style-name="T6"> </text:span><text:span text:style-name="T27">ﭫ</text:span><text:span text:style-name="T6"> </text:span><text:span text:style-name="T27">ﭬ</text:span><text:span text:style-name="T6"> </text:span><text:span text:style-name="T27">ﭭﭮ</text:span><text:span text:style-name="T6"> </text:span><text:span text:style-name="T27">ﭯ</text:span><text:span text:style-name="T6"> </text:span><text:span text:style-name="T27">ﭰ</text:span><text:span text:style-name="T6"> </text:span><text:span text:style-name="T27">ﭱ</text:span><text:span text:style-name="T6"> </text:span><text:span text:style-name="T27">ﭲ</text:span><text:span text:style-name="T6"> </text:span><text:span text:style-name="T27">ﭳ</text:span><text:span text:style-name="T6"> </text:span><text:span text:style-name="T27">ﭴ</text:span><text:span text:style-name="T6"> </text:span><text:span text:style-name="T27">ﭵﭶ</text:span><text:span text:style-name="T6"> </text:span><text:span text:style-name="T27">ﭷ</text:span><text:span text:style-name="T6"> </text:span><text:span text:style-name="T27">ﭸ</text:span><text:span text:style-name="T6"> </text:span><text:span text:style-name="T27">ﭹ</text:span><text:span text:style-name="T6"> </text:span><text:span text:style-name="T27">ﭺ</text:span><text:span text:style-name="T6"> </text:span><text:span text:style-name="T27">ﭻ</text:span><text:span text:style-name="T6"> </text:span><text:span text:style-name="T27">ﭼ</text:span><text:span text:style-name="T6"> </text:span><text:span text:style-name="T27">ﭽ</text:span><text:span text:style-name="T6"> </text:span><text:span text:style-name="T27">ﭾ</text:span><text:span text:style-name="T6"> </text:span><text:span text:style-name="T27">ﭿ</text:span><text:span text:style-name="T6"> </text:span><text:span text:style-name="T27">ﮀ</text:span><text:span text:style-name="T6"> </text:span><text:span text:style-name="T27">ﮁ</text:span><text:span text:style-name="T6"> </text:span><text:span text:style-name="T27">ﮂﮃ</text:span><text:span text:style-name="T6"> </text:span><text:span text:style-name="T27">ﮄ</text:span><text:span text:style-name="T6"> </text:span><text:span text:style-name="T27">ﮅ</text:span><text:span text:style-name="T6"> </text:span><text:span text:style-name="T27">ﮆ</text:span><text:span text:style-name="T6"> </text:span><text:span text:style-name="T27">ﮇ</text:span><text:span text:style-name="T6"> </text:span><text:span text:style-name="T27">ﮈ</text:span><text:span text:style-name="T6"> </text:span><text:span text:style-name="T27">ﮉ</text:span><text:span text:style-name="T6"> </text:span><text:span text:style-name="T27">ﮊ</text:span><text:span text:style-name="T6"> </text:span><text:span text:style-name="T27">ﮋ</text:span><text:span text:style-name="T6"> </text:span><text:span text:style-name="T27">ﮌ</text:span><text:span text:style-name="T6"> </text:span><text:span text:style-name="T27">ﮍ</text:span><text:span text:style-name="T6"> </text:span><text:span text:style-name="T27">ﮎ</text:span><text:span text:style-name="T6"> </text:span><text:span text:style-name="T27">ﮏ</text:span><text:span text:style-name="T6"> </text:span><text:span text:style-name="T27">ﮐﮑ</text:span><text:span text:style-name="T6"> </text:span><text:span text:style-name="T27">ﮒ</text:span><text:span text:style-name="T6"> </text:span><text:span text:style-name="T27">ﮓ</text:span><text:span text:style-name="T6"> </text:span><text:span text:style-name="T27">ﮔ</text:span><text:span text:style-name="T6"> </text:span><text:span text:style-name="T27">ﮕ</text:span><text:span text:style-name="T6"> </text:span><text:span text:style-name="T27">ﮖ</text:span><text:span text:style-name="T6"> </text:span><text:span text:style-name="T27">ﮗ</text:span><text:span text:style-name="T6"> </text:span><text:span text:style-name="T27">ﮘ</text:span><text:span text:style-name="T6"> </text:span><text:span text:style-name="T27">ﮙ</text:span><text:span text:style-name="T6"> </text:span><text:span text:style-name="T27">ﮚ</text:span><text:span text:style-name="T6"> </text:span><text:span text:style-name="T27">ﮛ</text:span><text:span text:style-name="T6"> </text:span><text:span text:style-name="T27">ﮜ</text:span><text:span text:style-name="T6"> </text:span><text:span text:style-name="T27">ﮝ</text:span><text:span text:style-name="T6"> </text:span><text:span text:style-name="T27">ﮞ</text:span><text:span text:style-name="T6"> </text:span><text:span text:style-name="T27">ﮟ</text:span><text:span text:style-name="T6"> </text:span><text:span text:style-name="T27">ﮠ</text:span><text:span text:style-name="T6"> </text:span><text:span text:style-name="T27">ﮡ</text:span><text:span text:style-name="T6"> </text:span><text:span text:style-name="T27">ﮢ</text:span><text:span text:style-name="T6"> </text:span><text:span text:style-name="T27">ﮣ</text:span><text:span text:style-name="T6"> </text:span><text:span text:style-name="T27">ﮤ</text:span><text:span text:style-name="T6"> </text:span><text:span text:style-name="T27">ﮥ</text:span></text:p>
      <text:p text:style-name="P16"><text:span text:style-name="T27">ﮦ</text:span><text:span text:style-name="T6"> </text:span><text:span text:style-name="T27">ﮧ</text:span><text:span text:style-name="T6"> </text:span><text:span text:style-name="T27">ﮨ</text:span><text:span text:style-name="T6"> </text:span><text:span text:style-name="T27">ﮩ</text:span><text:span text:style-name="T6"> </text:span><text:span text:style-name="T27">ﮪ</text:span><text:span text:style-name="T6"> </text:span><text:span text:style-name="T27">ﮫ</text:span><text:span text:style-name="T6"> </text:span><text:span text:style-name="T27">ﮬ</text:span><text:span text:style-name="T6"> </text:span><text:span text:style-name="T27">ﮭ</text:span><text:span text:style-name="T6"> </text:span><text:span text:style-name="T27">ﮮ</text:span><text:span text:style-name="T6"> </text:span><text:span text:style-name="T27">ﮯﮰ</text:span><text:span text:style-name="T6"> </text:span><text:span text:style-name="T27">ﮱ</text:span><text:span text:style-name="T6"> </text:span><text:span text:style-name="T27">ﯓ</text:span><text:span text:style-name="T6"> </text:span><text:span text:style-name="T27">ﯔ</text:span><text:span text:style-name="T6"> </text:span><text:span text:style-name="T27">ﯕﯖ</text:span><text:span text:style-name="T6"> </text:span><text:span text:style-name="T27">ﯗ</text:span><text:span text:style-name="T6"> </text:span><text:span text:style-name="T27">ﯘ</text:span><text:span text:style-name="T6"> </text:span><text:span text:style-name="T27">ﯙ</text:span><text:span text:style-name="T6"> </text:span><text:span text:style-name="T27">ﯚ</text:span><text:span text:style-name="T6"> </text:span><text:span text:style-name="T27">ﯛ</text:span><text:span text:style-name="T6"> </text:span><text:span text:style-name="T27">ﯜ</text:span><text:span text:style-name="T6"> </text:span><text:span text:style-name="T27">ﯝ</text:span><text:span text:style-name="T6"> </text:span><text:span text:style-name="T27">ﯞ</text:span><text:span text:style-name="T6"> </text:span><text:span text:style-name="T27">ﯟ</text:span><text:span text:style-name="T6"> </text:span><text:span text:style-name="T27">ﯠ</text:span><text:span text:style-name="T6"> </text:span><text:span text:style-name="T27">ﯡ</text:span><text:span text:style-name="T6"> </text:span><text:span text:style-name="T27">ﯢ</text:span><text:span text:style-name="T6"> </text:span><text:span text:style-name="T27">ﯣ</text:span><text:span text:style-name="T6"> </text:span><text:span text:style-name="T27">ﯤ</text:span><text:span text:style-name="T6"> </text:span><text:span text:style-name="T27">ﯥ</text:span><text:span text:style-name="T6"> </text:span><text:span text:style-name="T27">ﯦ</text:span><text:span text:style-name="T6"> </text:span><text:span text:style-name="T27">ﯧ</text:span><text:span text:style-name="T6"> </text:span><text:span text:style-name="T27">ﯨ</text:span><text:span text:style-name="T6"> </text:span><text:span text:style-name="T27">ﯩ</text:span><text:span text:style-name="T6"> </text:span><text:span text:style-name="T27">ﯪ</text:span><text:span text:style-name="T6"> </text:span><text:span text:style-name="T27">ﯫ</text:span><text:span text:style-name="T6"> </text:span><text:span text:style-name="T27">ﯬ</text:span><text:span text:style-name="T6"> </text:span><text:span text:style-name="T27">ﯭ</text:span><text:span text:style-name="T6"> </text:span><text:span text:style-name="T27">ﯮ</text:span><text:span text:style-name="T6"> </text:span><text:span text:style-name="T27">ﯯ</text:span><text:span text:style-name="T6"> </text:span><text:span text:style-name="T27">ﯰ</text:span><text:span text:style-name="T6"> </text:span><text:span text:style-name="T27">ﯱ</text:span><text:span text:style-name="T6"> </text:span><text:span text:style-name="T27">ﯲ</text:span><text:span text:style-name="T6"> </text:span><text:span text:style-name="T27">ﯳ</text:span><text:span text:style-name="T6"> </text:span><text:span text:style-name="T27">ﯴﯵ</text:span><text:span text:style-name="T6"> </text:span><text:span text:style-name="T27">ﯶ</text:span><text:span text:style-name="T6"> </text:span><text:span text:style-name="T27">ﯷ</text:span><text:span text:style-name="T6"> </text:span><text:span text:style-name="T27">ﯸ</text:span><text:span text:style-name="T6"> </text:span><text:span text:style-name="T27">ﯹ</text:span><text:span text:style-name="T6"> </text:span><text:span text:style-name="T27">ﯺ</text:span><text:span text:style-name="T6"> </text:span><text:span text:style-name="T27">ﯻ</text:span><text:span text:style-name="T6"> </text:span><text:span text:style-name="T27">ﯼ</text:span><text:span text:style-name="T6"> </text:span><text:span text:style-name="T27">ﯽ</text:span><text:span text:style-name="T6"> </text:span><text:span text:style-name="T27">ﯾ</text:span><text:span text:style-name="T6"> </text:span><text:span text:style-name="T27">ﯿ</text:span><text:span text:style-name="T6"> </text:span><text:span text:style-name="T27">ﰀ</text:span><text:span text:style-name="T6"> </text:span><text:span text:style-name="T27">ﰁ</text:span><text:span text:style-name="T6"> </text:span><text:span text:style-name="T27">ﰂ</text:span><text:span text:style-name="T6"> </text:span><text:span text:style-name="T27">ﰃ</text:span><text:span text:style-name="T6"> </text:span><text:span text:style-name="T27">ﰄ</text:span><text:span text:style-name="T6"> </text:span><text:span text:style-name="T27">ﰅ</text:span><text:span text:style-name="T6"> </text:span><text:span text:style-name="T27">ﰆ</text:span><text:span text:style-name="T6"> </text:span><text:span text:style-name="T27">ﰇ</text:span></text:p>
      <text:p text:style-name="P36"><text:span text:style-name="T28">ﭑ</text:span><text:span text:style-name="T6"> </text:span><text:span text:style-name="T28">ﭒ</text:span><text:span text:style-name="T6"> </text:span><text:span text:style-name="T28">ﭓ</text:span><text:span text:style-name="T6"> </text:span><text:span text:style-name="T28">ﭔ</text:span><text:span text:style-name="T6"> </text:span><text:span text:style-name="T28">ﭕ</text:span><text:span text:style-name="T6"> </text:span><text:span text:style-name="T28">ﭖ</text:span><text:span text:style-name="T6"> </text:span><text:span text:style-name="T28">ﭗﭘ</text:span><text:span text:style-name="T6"> </text:span><text:span text:style-name="T28">ﭙ</text:span><text:span text:style-name="T6"> </text:span><text:span text:style-name="T28">ﭚ</text:span><text:span text:style-name="T6"> </text:span><text:span text:style-name="T28">ﭛ</text:span><text:span text:style-name="T6"> </text:span><text:span text:style-name="T28">ﭜ</text:span><text:span text:style-name="T6"> </text:span><text:span text:style-name="T28">ﭝ</text:span><text:span text:style-name="T6"> </text:span><text:span text:style-name="T28">ﭞ</text:span><text:span text:style-name="T6"> </text:span><text:span text:style-name="T28">ﭟ</text:span><text:span text:style-name="T6"> </text:span><text:span text:style-name="T28">ﭠﭡ</text:span><text:span text:style-name="T6"> </text:span><text:span text:style-name="T28">ﭢ</text:span><text:span text:style-name="T6"> </text:span><text:span text:style-name="T28">ﭣﭤ</text:span><text:span text:style-name="T6"> </text:span><text:span text:style-name="T28">ﭥ</text:span><text:span text:style-name="T6"> </text:span><text:span text:style-name="T28">ﭦ</text:span><text:span text:style-name="T6"> </text:span><text:span text:style-name="T28">ﭧ</text:span><text:span text:style-name="T6"> </text:span><text:span text:style-name="T28">ﭨ</text:span><text:span text:style-name="T6"> </text:span><text:span text:style-name="T28">ﭩ</text:span><text:span text:style-name="T6"> </text:span><text:span text:style-name="T28">ﭪ</text:span><text:span text:style-name="T6"> </text:span><text:span text:style-name="T28">ﭫ</text:span><text:span text:style-name="T6"> </text:span><text:span text:style-name="T28">ﭬ</text:span><text:span text:style-name="T6"> </text:span><text:span text:style-name="T28">ﭭ</text:span><text:span text:style-name="T6"> </text:span><text:span text:style-name="T28">ﭮ</text:span><text:span text:style-name="T6"> </text:span><text:span text:style-name="T28">ﭯ</text:span><text:span text:style-name="T6"> </text:span><text:span text:style-name="T28">ﭰ</text:span><text:span text:style-name="T6"> </text:span><text:span text:style-name="T28">ﭱ</text:span><text:span text:style-name="T6"> </text:span><text:span text:style-name="T28">ﭲ</text:span><text:span text:style-name="T6"> </text:span><text:span text:style-name="T28">ﭳ</text:span><text:span text:style-name="T6"> </text:span><text:span text:style-name="T28">ﭴ</text:span><text:span text:style-name="T6"> </text:span><text:span text:style-name="T28">ﭵ</text:span><text:span text:style-name="T6"> </text:span><text:span text:style-name="T28">ﭶ</text:span><text:span text:style-name="T6"> </text:span><text:span text:style-name="T28">ﭷ</text:span><text:span text:style-name="T6"> </text:span><text:span text:style-name="T28">ﭸﭹ</text:span><text:span text:style-name="T6"> </text:span><text:span text:style-name="T28">ﭺ</text:span><text:span text:style-name="T6"> </text:span><text:span text:style-name="T28">ﭻ</text:span><text:span text:style-name="T6"> </text:span><text:span text:style-name="T28">ﭼ</text:span><text:span text:style-name="T6"> </text:span><text:span text:style-name="T28">ﭽ</text:span><text:span text:style-name="T6"> </text:span><text:span text:style-name="T28">ﭾ</text:span><text:span text:style-name="T6"> </text:span><text:span text:style-name="T28">ﭿ</text:span><text:span text:style-name="T6"> </text:span><text:span text:style-name="T28">ﮀ</text:span><text:span text:style-name="T6"> </text:span><text:span text:style-name="T28">ﮁ</text:span><text:span text:style-name="T6"> </text:span><text:span text:style-name="T28">ﮂ</text:span><text:span text:style-name="T6"> </text:span><text:span text:style-name="T28">ﮃ</text:span><text:span text:style-name="T6"> </text:span><text:span text:style-name="T28">ﮄ</text:span><text:span text:style-name="T6"> </text:span><text:span text:style-name="T28">ﮅ</text:span><text:span text:style-name="T6"> </text:span><text:span text:style-name="T28">ﮆ</text:span><text:span text:style-name="T6"> </text:span><text:span text:style-name="T28">ﮇ</text:span><text:span text:style-name="T6"> </text:span><text:span text:style-name="T28">ﮈ</text:span><text:span text:style-name="T6"> </text:span><text:span text:style-name="T28">ﮉ</text:span><text:span text:style-name="T6"> </text:span><text:span text:style-name="T28">ﮊ</text:span><text:span text:style-name="T6"> </text:span><text:span text:style-name="T28">ﮋ</text:span><text:span text:style-name="T6"> </text:span><text:span text:style-name="T28">ﮌ</text:span><text:span text:style-name="T6"> </text:span><text:span text:style-name="T28">ﮍ</text:span><text:span text:style-name="T6"> </text:span><text:span text:style-name="T28">ﮎ</text:span><text:span text:style-name="T6"> </text:span><text:span text:style-name="T28">ﮏ</text:span><text:span text:style-name="T6"> </text:span><text:span text:style-name="T28">ﮐ</text:span><text:span text:style-name="T6"> </text:span><text:span text:style-name="T28">ﮑ</text:span><text:span text:style-name="T6"> </text:span><text:span text:style-name="T28">ﮒ</text:span><text:span text:style-name="T6"> </text:span><text:span text:style-name="T28">ﮓ</text:span><text:span text:style-name="T6"> </text:span><text:span text:style-name="T28">ﮔ</text:span><text:span text:style-name="T6"> </text:span><text:span text:style-name="T28">ﮕ</text:span><text:span text:style-name="T6"> </text:span><text:span text:style-name="T28">ﮖ</text:span><text:span text:style-name="T6"> </text:span><text:span text:style-name="T28">ﮗ</text:span><text:span text:style-name="T6"> </text:span><text:span text:style-name="T28">ﮘ</text:span><text:span text:style-name="T6"> </text:span><text:span text:style-name="T28">ﮙ</text:span><text:span text:style-name="T6"> </text:span><text:span text:style-name="T28">ﮚﮛ</text:span><text:span text:style-name="T6"> </text:span><text:span text:style-name="T28">ﮜ</text:span><text:span text:style-name="T6"> </text:span><text:span text:style-name="T28">ﮝ</text:span><text:span text:style-name="T6"> </text:span><text:span text:style-name="T28">ﮞ</text:span><text:span text:style-name="T6"> </text:span><text:span text:style-name="T28">ﮟ</text:span><text:span text:style-name="T6"> </text:span><text:span text:style-name="T28">ﮠ</text:span><text:span text:style-name="T6"> </text:span><text:span text:style-name="T28">ﮡ</text:span><text:span text:style-name="T6"> </text:span></text:p>
      <text:p text:style-name="P37">\ h</text:p>
      <text:p text:style-name="P37">!"#</text:p>
      <text:p text:style-name="P23"><text:span text:style-name="T28">ﮢﮣ</text:span><text:span text:style-name="T6"> </text:span><text:span text:style-name="T28">ﮤ</text:span><text:span text:style-name="T6"> </text:span><text:span text:style-name="T28">ﮥ</text:span><text:span text:style-name="T6"> </text:span><text:span text:style-name="T28">ﮦ</text:span><text:span text:style-name="T6"> </text:span><text:span text:style-name="T28">ﮧ</text:span><text:span text:style-name="T6"> </text:span><text:span text:style-name="T28">ﮨ</text:span><text:span text:style-name="T6"> </text:span><text:span text:style-name="T28">ﮩ</text:span><text:span text:style-name="T6"> </text:span><text:span text:style-name="T28">ﮪ</text:span><text:span text:style-name="T6"> </text:span><text:span text:style-name="T28">ﮫ</text:span><text:span text:style-name="T6"> </text:span><text:span text:style-name="T28">ﮬ</text:span><text:span text:style-name="T6"> </text:span><text:span text:style-name="T28">ﮭ</text:span><text:span text:style-name="T6"> </text:span><text:span text:style-name="T28">ﮮ</text:span><text:span text:style-name="T6"> </text:span><text:span text:style-name="T28">ﮯ</text:span><text:span text:style-name="T6"> </text:span><text:span text:style-name="T28">ﮰ</text:span><text:span text:style-name="T6"> </text:span><text:span text:style-name="T28">ﮱ</text:span><text:span text:style-name="T6"> </text:span><text:span text:style-name="T28">ﯓ</text:span><text:span text:style-name="T6"> </text:span><text:span text:style-name="T28">ﯔ</text:span><text:span text:style-name="T6"> </text:span><text:span text:style-name="T28">ﯕ</text:span><text:span text:style-name="T6"> </text:span><text:span text:style-name="T28">ﯖ</text:span><text:span text:style-name="T6"> </text:span><text:span text:style-name="T28">ﯗ</text:span><text:span text:style-name="T6"> </text:span><text:span text:style-name="T28">ﯘ</text:span><text:span text:style-name="T6"> </text:span><text:span text:style-name="T28">ﯙ</text:span><text:span text:style-name="T6"> </text:span><text:span text:style-name="T28">ﯚ</text:span><text:span text:style-name="T6"> </text:span><text:span text:style-name="T28">ﯛ</text:span><text:span text:style-name="T6"> </text:span><text:span text:style-name="T28">ﯜ</text:span><text:span text:style-name="T6"> </text:span><text:span text:style-name="T28">ﯝ</text:span><text:span text:style-name="T6"> </text:span><text:span text:style-name="T28">ﯞ</text:span><text:span text:style-name="T6"> </text:span><text:span text:style-name="T28">ﯟ</text:span><text:span text:style-name="T6"> </text:span><text:span text:style-name="T28">ﯠ</text:span><text:span text:style-name="T6"> </text:span><text:span text:style-name="T28">ﯡ</text:span><text:span text:style-name="T6"> </text:span><text:span text:style-name="T28">ﯢ</text:span><text:span text:style-name="T6"> </text:span><text:span text:style-name="T28">ﯣ</text:span><text:span text:style-name="T6"> </text:span><text:span text:style-name="T28">ﯤ</text:span><text:span text:style-name="T6"> </text:span><text:span text:style-name="T28">ﯥ</text:span><text:span text:style-name="T6"> </text:span><text:span text:style-name="T28">ﯦ</text:span><text:span text:style-name="T6"> </text:span><text:span text:style-name="T28">ﯧ</text:span><text:span text:style-name="T6"> </text:span><text:span text:style-name="T28">ﯨ</text:span><text:span text:style-name="T6"> </text:span><text:span text:style-name="T28">ﯩ</text:span><text:span text:style-name="T6"> </text:span><text:span text:style-name="T28">ﯪ</text:span><text:span text:style-name="T6"> </text:span><text:span text:style-name="T28">ﯫ</text:span><text:span text:style-name="T6"> </text:span><text:span text:style-name="T28">ﯬ</text:span><text:span text:style-name="T6"> </text:span><text:span text:style-name="T28">ﯭ</text:span><text:span text:style-name="T6"> </text:span><text:span text:style-name="T28">ﯮﯯﯰ</text:span><text:span text:style-name="T6"> </text:span><text:span text:style-name="T28">ﯱ</text:span><text:span text:style-name="T6"> </text:span></text:p>
      <text:p text:style-name="P6"><text:span text:style-name="T30">ﭑ</text:span><text:span text:style-name="T7"> </text:span><text:span text:style-name="T30">ﭒ</text:span><text:span text:style-name="T7"> </text:span><text:span text:style-name="T30">ﭓ</text:span><text:span text:style-name="T7"> </text:span><text:span text:style-name="T30">ﭔ</text:span><text:span text:style-name="T7"> </text:span><text:span text:style-name="T30">ﭕ</text:span><text:span text:style-name="T7"> </text:span><text:span text:style-name="T30">ﭖ</text:span><text:span text:style-name="T7"> </text:span><text:span text:style-name="T30">ﭗ</text:span><text:span text:style-name="T7"> </text:span><text:span text:style-name="T30">ﭘ</text:span><text:span text:style-name="T7"> </text:span><text:span text:style-name="T30">ﭙ</text:span><text:span text:style-name="T7"> </text:span><text:span text:style-name="T30">ﭚﭛ</text:span><text:span text:style-name="T7"> </text:span><text:span text:style-name="T30">ﭜ</text:span><text:span text:style-name="T7"> </text:span><text:span text:style-name="T30">ﭝ</text:span><text:span text:style-name="T7"> </text:span><text:span text:style-name="T30">ﭞ</text:span><text:span text:style-name="T7"> </text:span><text:span text:style-name="T30">ﭟ</text:span><text:span text:style-name="T7"> </text:span><text:span text:style-name="T30">ﭠ</text:span><text:span text:style-name="T7"> </text:span><text:span text:style-name="T30">ﭡ</text:span><text:span text:style-name="T7"> </text:span><text:span text:style-name="T30">ﭢ</text:span><text:span text:style-name="T7"> </text:span><text:span text:style-name="T30">ﭣ</text:span><text:span text:style-name="T7"> </text:span><text:span text:style-name="T30">ﭤ</text:span><text:span text:style-name="T7"> </text:span><text:span text:style-name="T30">ﭥ</text:span><text:span text:style-name="T7"> </text:span><text:span text:style-name="T30">ﭦ</text:span><text:span text:style-name="T7"> </text:span><text:span text:style-name="T30">ﭧ</text:span><text:span text:style-name="T7"> </text:span><text:span text:style-name="T30">ﭨ</text:span><text:span text:style-name="T7"> </text:span><text:span text:style-name="T30">ﭩ</text:span><text:span text:style-name="T7"> </text:span><text:span text:style-name="T30">ﭪ</text:span><text:span text:style-name="T7"> </text:span><text:span text:style-name="T30">ﭫ</text:span><text:span text:style-name="T7"> </text:span><text:span text:style-name="T30">ﭬ</text:span><text:span text:style-name="T7"> </text:span><text:span text:style-name="T30">ﭭ</text:span><text:span text:style-name="T7"> </text:span><text:span text:style-name="T30">ﭮ</text:span><text:span text:style-name="T7"> </text:span><text:span text:style-name="T30">ﭯ</text:span><text:span text:style-name="T7"> </text:span><text:span text:style-name="T30">ﭰ</text:span><text:span text:style-name="T7"> </text:span><text:span text:style-name="T30">ﭱ</text:span><text:span text:style-name="T7"> </text:span><text:span text:style-name="T30">ﭲ</text:span><text:span text:style-name="T7"> </text:span><text:span text:style-name="T30">ﭳ</text:span><text:span text:style-name="T7"> </text:span><text:span text:style-name="T30">ﭴ</text:span><text:span text:style-name="T7"> </text:span><text:span text:style-name="T30">ﭵ</text:span><text:span text:style-name="T7"> </text:span><text:span text:style-name="T30">ﭶﭷ</text:span><text:span text:style-name="T7"> </text:span><text:span text:style-name="T30">ﭸ</text:span><text:span text:style-name="T7"> </text:span><text:span text:style-name="T30">ﭹ</text:span><text:span text:style-name="T7"> </text:span><text:span text:style-name="T30">ﭺ</text:span><text:span text:style-name="T7"> </text:span><text:span text:style-name="T30">ﭻ</text:span><text:span text:style-name="T7"> </text:span><text:span text:style-name="T30">ﭼ</text:span><text:span text:style-name="T7"> </text:span><text:span text:style-name="T30">ﭽ</text:span><text:span text:style-name="T7"> </text:span><text:span text:style-name="T30">ﭾ</text:span><text:span text:style-name="T7"> </text:span><text:span text:style-name="T30">ﭿ</text:span><text:span text:style-name="T7"> </text:span><text:span text:style-name="T30">ﮀ</text:span><text:span text:style-name="T7"> </text:span><text:span text:style-name="T30">ﮁ</text:span><text:span text:style-name="T7"> </text:span><text:span text:style-name="T30">ﮂ</text:span><text:span text:style-name="T7"> </text:span><text:span text:style-name="T30">ﮃ</text:span><text:span text:style-name="T7"> </text:span><text:span text:style-name="T30">ﮄ</text:span><text:span text:style-name="T7"> </text:span><text:span text:style-name="T30">ﮅ</text:span><text:span text:style-name="T7"> </text:span><text:span text:style-name="T30">ﮆ</text:span><text:span text:style-name="T7"> </text:span><text:span text:style-name="T30">ﮇ</text:span><text:span text:style-name="T7"> </text:span><text:span text:style-name="T30">ﮈ</text:span><text:span text:style-name="T7"> </text:span><text:span text:style-name="T30">ﮉ</text:span><text:span text:style-name="T7"> </text:span><text:span text:style-name="T30">ﮊ</text:span><text:span text:style-name="T7"> </text:span><text:span text:style-name="T30">ﮋ</text:span><text:span text:style-name="T7"> </text:span><text:span text:style-name="T30">ﮌ</text:span><text:span text:style-name="T7"> </text:span><text:span text:style-name="T30">ﮍ</text:span><text:span text:style-name="T7"> </text:span><text:span text:style-name="T30">ﮎ</text:span><text:span text:style-name="T7"> </text:span><text:span text:style-name="T30">ﮏ</text:span><text:span text:style-name="T7"> </text:span><text:span text:style-name="T30">ﮐ</text:span><text:span text:style-name="T7"> </text:span><text:span text:style-name="T30">ﮑ</text:span><text:span text:style-name="T7"> </text:span><text:span text:style-name="T30">ﮒ</text:span><text:span text:style-name="T7"> </text:span><text:span text:style-name="T30">ﮓ</text:span><text:span text:style-name="T7"> </text:span><text:span text:style-name="T30">ﮔ</text:span><text:span text:style-name="T7"> </text:span><text:span text:style-name="T30">ﮕ</text:span><text:span text:style-name="T7"> </text:span><text:span text:style-name="T30">ﮖ</text:span><text:span text:style-name="T7"> </text:span><text:span text:style-name="T30">ﮗ</text:span><text:span text:style-name="T7"> </text:span><text:span text:style-name="T30">ﮘ</text:span><text:span text:style-name="T7"> </text:span><text:span text:style-name="T30">ﮙ</text:span><text:span text:style-name="T7"> </text:span><text:span text:style-name="T30">ﮚ</text:span><text:span text:style-name="T7"> </text:span><text:span text:style-name="T30">ﮛ</text:span><text:span text:style-name="T7"> </text:span><text:span text:style-name="T30">ﮜ</text:span><text:span text:style-name="T7"> </text:span><text:span text:style-name="T30">ﮝ</text:span><text:span text:style-name="T7"> </text:span><text:span text:style-name="T30">ﮞ</text:span><text:span text:style-name="T7"> </text:span><text:span text:style-name="T30">ﮟ</text:span><text:span text:style-name="T7"> </text:span><text:span text:style-name="T30">ﮠ</text:span><text:span text:style-name="T7"> </text:span><text:span text:style-name="T30">ﮡ</text:span><text:span text:style-name="T7"> </text:span><text:span text:style-name="T30">ﮢ</text:span><text:span text:style-name="T7"> </text:span><text:span text:style-name="T30">ﮣ</text:span><text:span text:style-name="T7"> </text:span><text:span text:style-name="T30">ﮤ</text:span><text:span text:style-name="T7"> </text:span><text:span text:style-name="T30">ﮥ</text:span><text:span text:style-name="T7"> </text:span><text:span text:style-name="T30">ﮦ</text:span><text:span text:style-name="T7"> </text:span><text:span text:style-name="T30">ﮧ</text:span></text:p>
      <text:p text:style-name="P17"><text:span text:style-name="T29">ﮨ</text:span><text:span text:style-name="T6"> </text:span><text:span text:style-name="T29">ﮩ</text:span><text:span text:style-name="T6"> </text:span><text:span text:style-name="T29">ﮪ</text:span><text:span text:style-name="T6"> </text:span><text:span text:style-name="T29">ﮫ</text:span><text:span text:style-name="T6"> </text:span><text:span text:style-name="T29">ﮬ</text:span><text:span text:style-name="T6"> </text:span><text:span text:style-name="T29">ﮭ</text:span><text:span text:style-name="T6"> </text:span><text:span text:style-name="T29">ﮮ</text:span><text:span text:style-name="T6"> </text:span><text:span text:style-name="T29">ﮯ</text:span><text:span text:style-name="T6"> </text:span><text:span text:style-name="T29">ﮰ</text:span><text:span text:style-name="T6"> </text:span><text:span text:style-name="T29">ﮱ</text:span><text:span text:style-name="T6"> </text:span><text:span text:style-name="T29">ﯓ</text:span><text:span text:style-name="T6"> </text:span><text:span text:style-name="T29">ﯔ</text:span><text:span text:style-name="T6"> </text:span><text:span text:style-name="T29">ﯕ</text:span><text:span text:style-name="T6"> </text:span><text:span text:style-name="T29">ﯖ</text:span><text:span text:style-name="T6"> </text:span><text:span text:style-name="T29">ﯗ</text:span><text:span text:style-name="T6"> </text:span><text:span text:style-name="T29">ﯘ</text:span><text:span text:style-name="T6"> </text:span><text:span text:style-name="T29">ﯙ</text:span><text:span text:style-name="T6"> </text:span><text:span text:style-name="T29">ﯚ</text:span><text:span text:style-name="T6"> </text:span><text:span text:style-name="T29">ﯛ</text:span><text:span text:style-name="T6"> </text:span><text:span text:style-name="T29">ﯜ</text:span><text:span text:style-name="T6"> </text:span><text:span text:style-name="T29">ﯝ</text:span><text:span text:style-name="T6"> </text:span><text:span text:style-name="T29">ﯞ</text:span><text:span text:style-name="T6"> </text:span><text:span text:style-name="T29">ﯟ</text:span><text:span text:style-name="T6"> </text:span><text:span text:style-name="T29">ﯠ</text:span><text:span text:style-name="T6"> </text:span><text:span text:style-name="T29">ﯡ</text:span><text:span text:style-name="T6"> </text:span><text:span text:style-name="T29">ﯢ</text:span><text:span text:style-name="T6"> </text:span><text:span text:style-name="T29">ﯣ</text:span><text:span text:style-name="T6"> </text:span><text:span text:style-name="T29">ﯤ</text:span><text:span text:style-name="T6"> </text:span><text:span text:style-name="T29">ﯥ</text:span><text:span text:style-name="T6"> </text:span><text:span text:style-name="T29">ﯦ</text:span><text:span text:style-name="T6"> </text:span><text:span text:style-name="T29">ﯧ</text:span><text:span text:style-name="T6"> </text:span><text:span text:style-name="T29">ﯨ</text:span><text:span text:style-name="T6"> </text:span><text:span text:style-name="T29">ﯩ</text:span><text:span text:style-name="T6"> </text:span><text:span text:style-name="T29">ﯪ</text:span><text:span text:style-name="T6"> </text:span><text:span text:style-name="T29">ﯫ</text:span><text:span text:style-name="T6"> </text:span><text:span text:style-name="T29">ﯬ</text:span><text:span text:style-name="T6"> </text:span><text:span text:style-name="T29">ﯭ</text:span><text:span text:style-name="T6"> </text:span><text:span text:style-name="T29">ﯮ</text:span><text:span text:style-name="T6"> </text:span><text:span text:style-name="T29">ﯯ</text:span><text:span text:style-name="T6"> </text:span><text:span text:style-name="T29">ﯰ</text:span><text:span text:style-name="T6"> </text:span><text:span text:style-name="T29">ﯱ</text:span><text:span text:style-name="T6"> </text:span><text:span text:style-name="T29">ﯲ</text:span><text:span text:style-name="T6"> </text:span><text:span text:style-name="T29">ﯳ</text:span><text:span text:style-name="T6"> </text:span><text:span text:style-name="T29">ﯴ</text:span><text:span text:style-name="T6"> </text:span><text:span text:style-name="T29">ﯵ</text:span><text:span text:style-name="T6"> </text:span><text:span text:style-name="T29">ﯶ</text:span><text:span text:style-name="T6"> </text:span><text:span text:style-name="T29">ﯷ</text:span><text:span text:style-name="T6"> </text:span><text:span text:style-name="T29">ﯸ</text:span><text:span text:style-name="T6"> </text:span><text:span text:style-name="T29">ﯹ</text:span><text:span text:style-name="T6"> </text:span><text:span text:style-name="T29">ﯺ</text:span><text:span text:style-name="T6"> </text:span><text:span text:style-name="T29">ﯻ</text:span><text:span text:style-name="T6"> </text:span><text:span text:style-name="T29">ﯼ</text:span><text:span text:style-name="T6"> </text:span><text:span text:style-name="T29">ﯽ</text:span><text:span text:style-name="T6"> </text:span><text:span text:style-name="T29">ﯾ</text:span><text:span text:style-name="T6"> </text:span><text:span text:style-name="T29">ﯿ</text:span><text:span text:style-name="T6"> </text:span><text:span text:style-name="T29">ﰀ</text:span><text:span text:style-name="T6"> </text:span><text:span text:style-name="T29">ﰁ</text:span><text:span text:style-name="T6"> </text:span><text:span text:style-name="T29">ﰂ</text:span><text:span text:style-name="T6"> </text:span><text:span text:style-name="T29">ﰃ</text:span></text:p>
      <text:p text:style-name="P7"><text:span text:style-name="T32">ﭑ</text:span><text:span text:style-name="T8"> </text:span><text:span text:style-name="T32">ﭒ</text:span><text:span text:style-name="T8"> </text:span><text:span text:style-name="T32">ﭓ</text:span><text:span text:style-name="T8"> </text:span><text:span text:style-name="T32">ﭔ</text:span><text:span text:style-name="T8"> </text:span><text:span text:style-name="T32">ﭕ</text:span><text:span text:style-name="T8"> </text:span><text:span text:style-name="T32">ﭖ</text:span><text:span text:style-name="T8"> </text:span><text:span text:style-name="T32">ﭗ</text:span><text:span text:style-name="T8"> </text:span><text:span text:style-name="T32">ﭘ</text:span><text:span text:style-name="T8"> </text:span><text:span text:style-name="T32">ﭙﭚ</text:span><text:span text:style-name="T8"> </text:span><text:span text:style-name="T32">ﭛ</text:span><text:span text:style-name="T8"> </text:span><text:span text:style-name="T32">ﭜ</text:span><text:span text:style-name="T8"> </text:span><text:span text:style-name="T32">ﭝ</text:span><text:span text:style-name="T8"> </text:span><text:span text:style-name="T32">ﭞ</text:span><text:span text:style-name="T8"> </text:span><text:span text:style-name="T32">ﭟ</text:span><text:span text:style-name="T8"> </text:span><text:span text:style-name="T32">ﭠ</text:span><text:span text:style-name="T8"> </text:span><text:span text:style-name="T32">ﭡ</text:span><text:span text:style-name="T8"> </text:span><text:span text:style-name="T32">ﭢ</text:span><text:span text:style-name="T8"> </text:span><text:span text:style-name="T32">ﭣ</text:span><text:span text:style-name="T8"> </text:span><text:span text:style-name="T32">ﭤ</text:span><text:span text:style-name="T8"> </text:span><text:span text:style-name="T32">ﭥ</text:span><text:span text:style-name="T8"> </text:span><text:span text:style-name="T32">ﭦ</text:span><text:span text:style-name="T8"> </text:span><text:span text:style-name="T32">ﭧ</text:span><text:span text:style-name="T8"> </text:span><text:span text:style-name="T32">ﭨ</text:span><text:span text:style-name="T8"> </text:span><text:span text:style-name="T32">ﭩ</text:span><text:span text:style-name="T8"> </text:span><text:span text:style-name="T32">ﭪ</text:span><text:span text:style-name="T8"> </text:span><text:span text:style-name="T32">ﭫ</text:span><text:span text:style-name="T8"> </text:span><text:span text:style-name="T32">ﭬ</text:span><text:span text:style-name="T8"> </text:span><text:span text:style-name="T32">ﭭ</text:span><text:span text:style-name="T8"> </text:span><text:span text:style-name="T32">ﭮ</text:span><text:span text:style-name="T8"> </text:span><text:span text:style-name="T32">ﭯ</text:span><text:span text:style-name="T8"> </text:span><text:span text:style-name="T32">ﭰ</text:span><text:span text:style-name="T8"> </text:span><text:span text:style-name="T32">ﭱ</text:span><text:span text:style-name="T8"> </text:span><text:span text:style-name="T32">ﭲ</text:span><text:span text:style-name="T8"> </text:span><text:span text:style-name="T32">ﭳﭴ</text:span><text:span text:style-name="T8"> </text:span><text:span text:style-name="T32">ﭵ</text:span><text:span text:style-name="T8"> </text:span><text:span text:style-name="T32">ﭶ</text:span><text:span text:style-name="T8"> </text:span><text:span text:style-name="T32">ﭷ</text:span><text:span text:style-name="T8"> </text:span><text:span text:style-name="T32">ﭸ</text:span><text:span text:style-name="T8"> </text:span><text:span text:style-name="T32">ﭹ</text:span><text:span text:style-name="T8"> </text:span><text:span text:style-name="T32">ﭺ</text:span><text:span text:style-name="T8"> </text:span><text:span text:style-name="T32">ﭻ</text:span><text:span text:style-name="T8"> </text:span><text:span text:style-name="T32">ﭼ</text:span><text:span text:style-name="T8"> </text:span><text:span text:style-name="T32">ﭽ</text:span><text:span text:style-name="T8"> </text:span><text:span text:style-name="T32">ﭾ</text:span><text:span text:style-name="T8"> </text:span><text:span text:style-name="T32">ﭿ</text:span><text:span text:style-name="T8"> </text:span><text:span text:style-name="T32">ﮀ</text:span><text:span text:style-name="T8"> </text:span><text:span text:style-name="T32">ﮁﮂ</text:span><text:span text:style-name="T8"> </text:span><text:span text:style-name="T32">ﮃ</text:span><text:span text:style-name="T8"> </text:span><text:span text:style-name="T32">ﮄ</text:span><text:span text:style-name="T8"> </text:span><text:span text:style-name="T32">ﮅ</text:span><text:span text:style-name="T8"> </text:span><text:span text:style-name="T32">ﮆ</text:span><text:span text:style-name="T8"> </text:span><text:span text:style-name="T32">ﮇ</text:span><text:span text:style-name="T8"> </text:span><text:span text:style-name="T32">ﮈﮉ</text:span><text:span text:style-name="T8"> </text:span><text:span text:style-name="T32">ﮊ</text:span><text:span text:style-name="T8"> </text:span><text:span text:style-name="T32">ﮋﮌ</text:span><text:span text:style-name="T8"> </text:span><text:span text:style-name="T32">ﮍ</text:span><text:span text:style-name="T8"> </text:span><text:span text:style-name="T32">ﮎ</text:span><text:span text:style-name="T8"> </text:span><text:span text:style-name="T32">ﮏ</text:span><text:span text:style-name="T8"> </text:span><text:span text:style-name="T32">ﮐ</text:span><text:span text:style-name="T8"> </text:span><text:span text:style-name="T32">ﮑ</text:span><text:span text:style-name="T8"> </text:span><text:span text:style-name="T32">ﮒ</text:span><text:span text:style-name="T8"> </text:span><text:span text:style-name="T32">ﮓ</text:span><text:span text:style-name="T8"> </text:span><text:span text:style-name="T32">ﮔ</text:span><text:span text:style-name="T8"> </text:span><text:span text:style-name="T32">ﮕ</text:span><text:span text:style-name="T8"> </text:span><text:span text:style-name="T32">ﮖ</text:span><text:span text:style-name="T8"> </text:span><text:span text:style-name="T32">ﮗ</text:span><text:span text:style-name="T8"> </text:span><text:span text:style-name="T32">ﮘﮙ</text:span><text:span text:style-name="T8"> </text:span><text:span text:style-name="T32">ﮚ</text:span><text:span text:style-name="T8"> </text:span><text:span text:style-name="T32">ﮛ</text:span><text:span text:style-name="T8"> </text:span><text:span text:style-name="T32">ﮜ</text:span><text:span text:style-name="T8"> </text:span><text:span text:style-name="T32">ﮝﮞ</text:span><text:span text:style-name="T8"> </text:span><text:span text:style-name="T32">ﮟ</text:span><text:span text:style-name="T8"> </text:span><text:span text:style-name="T32">ﮠﮡ</text:span><text:span text:style-name="T8"> </text:span><text:span text:style-name="T32">ﮢ</text:span><text:span text:style-name="T8"> </text:span><text:span text:style-name="T32">ﮣ</text:span><text:span text:style-name="T8"> </text:span><text:span text:style-name="T32">ﮤ</text:span><text:span text:style-name="T8"> </text:span><text:span text:style-name="T32">ﮥ</text:span><text:span text:style-name="T8"> </text:span><text:span text:style-name="T32">ﮦ</text:span><text:span text:style-name="T8"> </text:span><text:span text:style-name="T32">ﮧ</text:span><text:span text:style-name="T8"> </text:span><text:span text:style-name="T32">ﮨ</text:span><text:span text:style-name="T8"> </text:span><text:span text:style-name="T32">ﮩ</text:span><text:span text:style-name="T8"> </text:span><text:span text:style-name="T32">ﮪ</text:span><text:span text:style-name="T8"> </text:span><text:span text:style-name="T32">ﮫ</text:span><text:span text:style-name="T8"> </text:span><text:span text:style-name="T32">ﮬ</text:span><text:span text:style-name="T8"> </text:span><text:span text:style-name="T32">ﮭ</text:span><text:span text:style-name="T8"> </text:span><text:span text:style-name="T32">ﮮ</text:span><text:span text:style-name="T8"> </text:span><text:span text:style-name="T32">ﮯ</text:span><text:span text:style-name="T8"> </text:span><text:span text:style-name="T32">ﮰ</text:span><text:span text:style-name="T8"> </text:span><text:span text:style-name="T32">ﮱ</text:span><text:span text:style-name="T8"> </text:span><text:span text:style-name="T32">ﯓ</text:span><text:span text:style-name="T8"> </text:span><text:span text:style-name="T32">ﯔ</text:span><text:span text:style-name="T8"> </text:span><text:span text:style-name="T32">ﯕ</text:span><text:span text:style-name="T8"> </text:span><text:span text:style-name="T32">ﯖ</text:span><text:span text:style-name="T8"> </text:span><text:span text:style-name="T32">ﯗ</text:span><text:span text:style-name="T8"> </text:span><text:span text:style-name="T32">ﯘ</text:span><text:span text:style-name="T8"> </text:span><text:span text:style-name="T32">ﯙ</text:span><text:span text:style-name="T8"> </text:span><text:span text:style-name="T32">ﯚ</text:span></text:p>
      <text:p text:style-name="P18"><text:span text:style-name="T31">ﯛ</text:span><text:span text:style-name="T6"> </text:span><text:span text:style-name="T31">ﯜ</text:span><text:span text:style-name="T6"> </text:span><text:span text:style-name="T31">ﯝ</text:span><text:span text:style-name="T6"> </text:span><text:span text:style-name="T31">ﯞ</text:span><text:span text:style-name="T6"> </text:span><text:span text:style-name="T31">ﯟﯠ</text:span><text:span text:style-name="T6"> </text:span><text:span text:style-name="T31">ﯡ</text:span><text:span text:style-name="T6"> </text:span><text:span text:style-name="T31">ﯢ</text:span><text:span text:style-name="T6"> </text:span><text:span text:style-name="T31">ﯣ</text:span><text:span text:style-name="T6"> </text:span><text:span text:style-name="T31">ﯤ</text:span><text:span text:style-name="T6"> </text:span><text:span text:style-name="T31">ﯥ</text:span><text:span text:style-name="T6"> </text:span><text:span text:style-name="T31">ﯦ</text:span><text:span text:style-name="T6"> </text:span><text:span text:style-name="T31">ﯧ</text:span><text:span text:style-name="T6"> </text:span><text:span text:style-name="T31">ﯨ</text:span><text:span text:style-name="T6"> </text:span><text:span text:style-name="T31">ﯩﯪ</text:span><text:span text:style-name="T6"> </text:span><text:span text:style-name="T31">ﯫ</text:span><text:span text:style-name="T6"> </text:span><text:span text:style-name="T31">ﯬ</text:span><text:span text:style-name="T6"> </text:span><text:span text:style-name="T31">ﯭ</text:span><text:span text:style-name="T6"> </text:span><text:span text:style-name="T31">ﯮ</text:span><text:span text:style-name="T6"> </text:span><text:span text:style-name="T31">ﯯ</text:span><text:span text:style-name="T6"> </text:span><text:span text:style-name="T31">ﯰ</text:span><text:span text:style-name="T6"> </text:span><text:span text:style-name="T31">ﯱ</text:span><text:span text:style-name="T6"> </text:span><text:span text:style-name="T31">ﯲ</text:span><text:span text:style-name="T6"> </text:span><text:span text:style-name="T31">ﯳ</text:span><text:span text:style-name="T6"> </text:span><text:span text:style-name="T31">ﯴ</text:span><text:span text:style-name="T6"> </text:span><text:span text:style-name="T31">ﯵ</text:span><text:span text:style-name="T6"> </text:span><text:span text:style-name="T31">ﯶ</text:span><text:span text:style-name="T6"> </text:span><text:span text:style-name="T31">ﯷ</text:span><text:span text:style-name="T6"> </text:span><text:span text:style-name="T31">ﯸ</text:span><text:span text:style-name="T6"> </text:span><text:span text:style-name="T31">ﯹ</text:span><text:span text:style-name="T6"> </text:span><text:span text:style-name="T31">ﯺﯻ</text:span><text:span text:style-name="T6"> </text:span><text:span text:style-name="T31">ﯼ</text:span><text:span text:style-name="T6"> </text:span><text:span text:style-name="T31">ﯽ</text:span><text:span text:style-name="T6"> </text:span><text:span text:style-name="T31">ﯾ</text:span><text:span text:style-name="T6"> </text:span><text:span text:style-name="T31">ﯿ</text:span></text:p>
      <text:p text:style-name="P8"><text:span text:style-name="T33">ﭑ</text:span><text:span text:style-name="T9"> </text:span><text:span text:style-name="T33">ﭒ</text:span><text:span text:style-name="T9"> </text:span><text:span text:style-name="T33">ﭓ</text:span><text:span text:style-name="T9"> </text:span><text:span text:style-name="T33">ﭔ</text:span><text:span text:style-name="T9"> </text:span><text:span text:style-name="T33">ﭕ</text:span><text:span text:style-name="T9"> </text:span><text:span text:style-name="T33">ﭖ</text:span><text:span text:style-name="T9"> </text:span><text:span text:style-name="T33">ﭗ</text:span><text:span text:style-name="T9"> </text:span><text:span text:style-name="T33">ﭘ</text:span><text:span text:style-name="T9"> </text:span><text:span text:style-name="T33">ﭙ</text:span><text:span text:style-name="T9"> </text:span><text:span text:style-name="T33">ﭚ</text:span><text:span text:style-name="T9"> </text:span><text:span text:style-name="T33">ﭛ</text:span><text:span text:style-name="T9"> </text:span><text:span text:style-name="T33">ﭜﭝ</text:span><text:span text:style-name="T9"> </text:span><text:span text:style-name="T33">ﭞ</text:span><text:span text:style-name="T9"> </text:span><text:span text:style-name="T33">ﭟ</text:span><text:span text:style-name="T9"> </text:span><text:span text:style-name="T33">ﭠﭡ</text:span><text:span text:style-name="T9"> </text:span><text:span text:style-name="T33">ﭢ</text:span><text:span text:style-name="T9"> </text:span><text:span text:style-name="T33">ﭣ</text:span><text:span text:style-name="T9"> </text:span><text:span text:style-name="T33">ﭤ</text:span><text:span text:style-name="T9"> </text:span><text:span text:style-name="T33">ﭥﭦ</text:span><text:span text:style-name="T9"> </text:span><text:span text:style-name="T33">ﭧ</text:span><text:span text:style-name="T9"> </text:span><text:span text:style-name="T33">ﭨ</text:span><text:span text:style-name="T9"> </text:span><text:span text:style-name="T33">ﭩ</text:span><text:span text:style-name="T9"> </text:span><text:span text:style-name="T33">ﭪ</text:span><text:span text:style-name="T9"> </text:span><text:span text:style-name="T33">ﭫ</text:span><text:span text:style-name="T9"> </text:span><text:span text:style-name="T33">ﭬ</text:span><text:span text:style-name="T9"> </text:span><text:span text:style-name="T33">ﭭ</text:span><text:span text:style-name="T9"> </text:span><text:span text:style-name="T33">ﭮﭯ</text:span><text:span text:style-name="T9"> </text:span><text:span text:style-name="T33">ﭰ</text:span><text:span text:style-name="T9"> </text:span><text:span text:style-name="T33">ﭱ</text:span><text:span text:style-name="T9"> </text:span><text:span text:style-name="T33">ﭲ</text:span><text:span text:style-name="T9"> </text:span><text:span text:style-name="T33">ﭳ</text:span><text:span text:style-name="T9"> </text:span><text:span text:style-name="T33">ﭴ</text:span><text:span text:style-name="T9"> </text:span><text:span text:style-name="T33">ﭵ</text:span><text:span text:style-name="T9"> </text:span><text:span text:style-name="T33">ﭶﭷ</text:span><text:span text:style-name="T9"> </text:span><text:span text:style-name="T33">ﭸ</text:span><text:span text:style-name="T9"> </text:span><text:span text:style-name="T33">ﭹ</text:span><text:span text:style-name="T9"> </text:span><text:span text:style-name="T33">ﭺ</text:span><text:span text:style-name="T9"> </text:span><text:span text:style-name="T33">ﭻ</text:span><text:span text:style-name="T9"> </text:span><text:span text:style-name="T33">ﭼﭽ</text:span><text:span text:style-name="T9"> </text:span><text:span text:style-name="T33">ﭾ</text:span><text:span text:style-name="T9"> </text:span><text:span text:style-name="T33">ﭿ</text:span><text:span text:style-name="T9"> </text:span><text:span text:style-name="T33">ﮀ</text:span><text:span text:style-name="T9"> </text:span><text:span text:style-name="T33">ﮁ</text:span><text:span text:style-name="T9"> </text:span><text:span text:style-name="T33">ﮂ</text:span><text:span text:style-name="T9"> </text:span><text:span text:style-name="T33">ﮃ</text:span><text:span text:style-name="T9"> </text:span><text:span text:style-name="T33">ﮄ</text:span><text:span text:style-name="T9"> </text:span><text:span text:style-name="T33">ﮅ</text:span><text:span text:style-name="T9"> </text:span><text:span text:style-name="T33">ﮆ</text:span><text:span text:style-name="T9"> </text:span><text:span text:style-name="T33">ﮇ</text:span><text:span text:style-name="T9"> </text:span><text:span text:style-name="T33">ﮈ</text:span><text:span text:style-name="T9"> </text:span><text:span text:style-name="T33">ﮉ</text:span><text:span text:style-name="T9"> </text:span><text:span text:style-name="T33">ﮊ</text:span><text:span text:style-name="T9"> </text:span><text:span text:style-name="T33">ﮋ</text:span><text:span text:style-name="T9"> </text:span><text:span text:style-name="T33">ﮌﮍ</text:span><text:span text:style-name="T9"> </text:span><text:span text:style-name="T33">ﮎ</text:span><text:span text:style-name="T9"> </text:span><text:span text:style-name="T33">ﮏ</text:span><text:span text:style-name="T9"> </text:span><text:span text:style-name="T33">ﮐ</text:span><text:span text:style-name="T9"> </text:span><text:span text:style-name="T33">ﮑ</text:span><text:span text:style-name="T9"> </text:span><text:span text:style-name="T33">ﮒ</text:span><text:span text:style-name="T9"> </text:span><text:span text:style-name="T33">ﮓ</text:span><text:span text:style-name="T9"> </text:span><text:span text:style-name="T33">ﮔ</text:span><text:span text:style-name="T9"> </text:span><text:span text:style-name="T33">ﮕ</text:span><text:span text:style-name="T9"> </text:span><text:span text:style-name="T33">ﮖ</text:span><text:span text:style-name="T9"> </text:span><text:span text:style-name="T33">ﮗ</text:span><text:span text:style-name="T9"> </text:span><text:span text:style-name="T33">ﮘ</text:span><text:span text:style-name="T9"> </text:span><text:span text:style-name="T33">ﮙ</text:span><text:span text:style-name="T9"> </text:span><text:span text:style-name="T33">ﮚ</text:span><text:span text:style-name="T9"> </text:span><text:span text:style-name="T33">ﮛ</text:span><text:span text:style-name="T9"> </text:span><text:span text:style-name="T33">ﮜ</text:span><text:span text:style-name="T9"> </text:span><text:span text:style-name="T33">ﮝ</text:span><text:span text:style-name="T9"> </text:span><text:span text:style-name="T33">ﮞ</text:span><text:span text:style-name="T9"> </text:span><text:span text:style-name="T33">ﮟ</text:span><text:span text:style-name="T9"> </text:span><text:span text:style-name="T33">ﮠﮡ</text:span><text:span text:style-name="T9"> </text:span><text:span text:style-name="T33">ﮢ</text:span><text:span text:style-name="T9"> </text:span><text:span text:style-name="T33">ﮣ</text:span><text:span text:style-name="T9"> </text:span><text:span text:style-name="T33">ﮤ</text:span><text:span text:style-name="T9"> </text:span><text:span text:style-name="T33">ﮥ</text:span><text:span text:style-name="T9"> </text:span><text:span text:style-name="T33">ﮦ</text:span><text:span text:style-name="T9"> </text:span><text:span text:style-name="T33">ﮧ</text:span><text:span text:style-name="T9"> </text:span><text:span text:style-name="T33">ﮨ</text:span><text:span text:style-name="T9"> </text:span><text:span text:style-name="T33">ﮩ</text:span><text:span text:style-name="T9"> </text:span><text:span text:style-name="T33">ﮪ</text:span><text:span text:style-name="T9"> </text:span><text:span text:style-name="T33">ﮫ</text:span><text:span text:style-name="T9"> </text:span><text:span text:style-name="T33">ﮬ</text:span><text:span text:style-name="T9"> </text:span><text:span text:style-name="T33">ﮭ</text:span><text:span text:style-name="T9"> </text:span><text:span text:style-name="T33">ﮮ</text:span><text:span text:style-name="T9"> </text:span><text:span text:style-name="T33">ﮯ</text:span><text:span text:style-name="T9"> </text:span><text:span text:style-name="T33">ﮰ</text:span><text:span text:style-name="T9"> </text:span><text:span text:style-name="T33">ﮱ</text:span><text:span text:style-name="T9"> </text:span><text:span text:style-name="T33">ﯓ</text:span><text:span text:style-name="T9"> </text:span><text:span text:style-name="T33">ﯔ</text:span><text:span text:style-name="T9"> </text:span><text:span text:style-name="T33">ﯕ</text:span><text:span text:style-name="T9"> </text:span><text:span text:style-name="T33">ﯖ</text:span><text:span text:style-name="T9"> </text:span><text:span text:style-name="T33">ﯗ</text:span><text:span text:style-name="T9"> </text:span><text:span text:style-name="T33">ﯘ</text:span><text:span text:style-name="T9"> </text:span><text:span text:style-name="T33">ﯙ</text:span><text:span text:style-name="T9"> </text:span><text:span text:style-name="T33">ﯚ</text:span><text:span text:style-name="T9"> </text:span><text:span text:style-name="T33">ﯛ</text:span><text:span text:style-name="T9"> </text:span><text:span text:style-name="T33">ﯜ</text:span><text:span text:style-name="T9"> </text:span><text:span text:style-name="T33">ﯝ</text:span><text:span text:style-name="T9"> </text:span><text:span text:style-name="T33">ﯞ</text:span><text:span text:style-name="T9"> </text:span><text:span text:style-name="T33">ﯟ</text:span><text:span text:style-name="T9"> </text:span><text:span text:style-name="T33">ﯠ</text:span><text:span text:style-name="T9"> </text:span><text:span text:style-name="T33">ﯡ</text:span><text:span text:style-name="T9"> </text:span><text:span text:style-name="T33">ﯢ</text:span><text:span text:style-name="T9"> </text:span><text:span text:style-name="T33">ﯣ</text:span><text:span text:style-name="T9"> </text:span><text:span text:style-name="T33">ﯤ</text:span><text:span text:style-name="T9"> </text:span><text:span text:style-name="T33">ﯥ</text:span><text:span text:style-name="T9"> </text:span><text:span text:style-name="T33">ﯦﯧ</text:span><text:span text:style-name="T9"> </text:span><text:span text:style-name="T33">ﯨ</text:span><text:span text:style-name="T9"> </text:span><text:span text:style-name="T33">ﯩ</text:span><text:span text:style-name="T9"> </text:span><text:span text:style-name="T33">ﯪ</text:span><text:span text:style-name="T9"> </text:span><text:span text:style-name="T33">ﯫ</text:span><text:span text:style-name="T9"> </text:span><text:span text:style-name="T33">ﯬ</text:span><text:span text:style-name="T9"> </text:span><text:span text:style-name="T33">ﯭ</text:span><text:span text:style-name="T9"> </text:span><text:span text:style-name="T33">ﯮ</text:span><text:span text:style-name="T9"> </text:span><text:span text:style-name="T33">ﯯﯰ</text:span><text:span text:style-name="T9"> </text:span><text:span text:style-name="T33">ﯱ</text:span><text:span text:style-name="T9"> </text:span><text:span text:style-name="T33">ﯲﯳ</text:span><text:span text:style-name="T9"> </text:span><text:span text:style-name="T33">ﯴ</text:span><text:span text:style-name="T9"> </text:span><text:span text:style-name="T33">ﯵ</text:span><text:span text:style-name="T9"> </text:span><text:span text:style-name="T33">ﯶ</text:span><text:span text:style-name="T9"> </text:span><text:span text:style-name="T33">ﯷ</text:span><text:span text:style-name="T9"> </text:span><text:span text:style-name="T33">ﯸ</text:span><text:span text:style-name="T9"> </text:span><text:span text:style-name="T33">ﯹ</text:span><text:span text:style-name="T9"> </text:span><text:span text:style-name="T33">ﯺ</text:span><text:span text:style-name="T9"> </text:span><text:span text:style-name="T33">ﯻ</text:span><text:span text:style-name="T9"> </text:span><text:span text:style-name="T33">ﯼ</text:span><text:span text:style-name="T9"> </text:span><text:span text:style-name="T33">ﯽ</text:span><text:span text:style-name="T9"> </text:span><text:span text:style-name="T33">ﯾ</text:span><text:span text:style-name="T9"> </text:span><text:span text:style-name="T33">ﯿ</text:span><text:span text:style-name="T9"> </text:span><text:span text:style-name="T33">ﰀ</text:span><text:span text:style-name="T9"> </text:span><text:span text:style-name="T33">ﰁ</text:span><text:span text:style-name="T9"> </text:span><text:span text:style-name="T33">ﰂ</text:span><text:span text:style-name="T9"> </text:span><text:span text:style-name="T33">ﰃﰄ</text:span><text:span text:style-name="T9"> </text:span><text:span text:style-name="T33">ﰅ</text:span><text:span text:style-name="T9"> </text:span><text:span text:style-name="T33">ﰆ</text:span><text:span text:style-name="T9"> </text:span><text:span text:style-name="T33">ﰇﰈ</text:span><text:span text:style-name="T9"> </text:span><text:span text:style-name="T33">ﰉ</text:span><text:span text:style-name="T9"> </text:span><text:span text:style-name="T33">ﰊ</text:span><text:span text:style-name="T9"> </text:span><text:span text:style-name="T33">ﰋ</text:span><text:span text:style-name="T9"> </text:span><text:span text:style-name="T33">ﰌ</text:span><text:span text:style-name="T9"> </text:span><text:span text:style-name="T33">ﰍ</text:span><text:span text:style-name="T9"> </text:span><text:span text:style-name="T33">ﰎ</text:span></text:p>
      <text:p text:style-name="P8"><text:span text:style-name="T35">ﭑ</text:span><text:span text:style-name="T10"> </text:span><text:span text:style-name="T35">ﭒ</text:span><text:span text:style-name="T10"> </text:span><text:span text:style-name="T35">ﭓ</text:span><text:span text:style-name="T10"> </text:span><text:span text:style-name="T35">ﭔ</text:span><text:span text:style-name="T10"> </text:span><text:span text:style-name="T35">ﭕ</text:span><text:span text:style-name="T10"> </text:span><text:span text:style-name="T35">ﭖ</text:span><text:span text:style-name="T10"> </text:span><text:span text:style-name="T35">ﭗ</text:span><text:span text:style-name="T10"> </text:span><text:span text:style-name="T35">ﭘ</text:span><text:span text:style-name="T10"> </text:span><text:span text:style-name="T35">ﭙ</text:span><text:span text:style-name="T10"> </text:span><text:span text:style-name="T35">ﭚ</text:span><text:span text:style-name="T10"> </text:span><text:span text:style-name="T35">ﭛ</text:span><text:span text:style-name="T10"> </text:span><text:span text:style-name="T35">ﭜ</text:span><text:span text:style-name="T10"> </text:span><text:span text:style-name="T35">ﭝ</text:span><text:span text:style-name="T10"> </text:span><text:span text:style-name="T35">ﭞ</text:span><text:span text:style-name="T10"> </text:span><text:span text:style-name="T35">ﭟ</text:span><text:span text:style-name="T10"> </text:span><text:span text:style-name="T35">ﭠﭡ</text:span><text:span text:style-name="T10"> </text:span><text:span text:style-name="T35">ﭢ</text:span><text:span text:style-name="T10"> </text:span><text:span text:style-name="T35">ﭣ</text:span><text:span text:style-name="T10"> </text:span><text:span text:style-name="T35">ﭤ</text:span><text:span text:style-name="T10"> </text:span><text:span text:style-name="T35">ﭥ</text:span><text:span text:style-name="T10"> </text:span><text:span text:style-name="T35">ﭦ</text:span><text:span text:style-name="T10"> </text:span><text:span text:style-name="T35">ﭧ</text:span><text:span text:style-name="T10"> </text:span><text:span text:style-name="T35">ﭨ</text:span><text:span text:style-name="T10"> </text:span><text:span text:style-name="T35">ﭩ</text:span><text:span text:style-name="T10"> </text:span><text:span text:style-name="T35">ﭪ</text:span><text:span text:style-name="T10"> </text:span><text:span text:style-name="T35">ﭫ</text:span><text:span text:style-name="T10"> </text:span><text:span text:style-name="T35">ﭬ</text:span><text:span text:style-name="T10"> </text:span><text:span text:style-name="T35">ﭭ</text:span><text:span text:style-name="T10"> </text:span><text:span text:style-name="T35">ﭮ</text:span></text:p>
      <text:p text:style-name="P19"><text:span text:style-name="T34">ﭯ</text:span><text:span text:style-name="T6"> </text:span><text:span text:style-name="T34">ﭰ</text:span><text:span text:style-name="T6"> </text:span><text:span text:style-name="T34">ﭱ</text:span><text:span text:style-name="T6"> </text:span><text:span text:style-name="T34">ﭲ</text:span><text:span text:style-name="T6"> </text:span><text:span text:style-name="T34">ﭳ</text:span><text:span text:style-name="T6"> </text:span><text:span text:style-name="T34">ﭴ</text:span><text:span text:style-name="T6"> </text:span><text:span text:style-name="T34">ﭵ</text:span><text:span text:style-name="T6"> </text:span><text:span text:style-name="T34">ﭶ</text:span><text:span text:style-name="T6"> </text:span><text:span text:style-name="T34">ﭷﭸ</text:span><text:span text:style-name="T6"> </text:span><text:span text:style-name="T34">ﭹ</text:span><text:span text:style-name="T6"> </text:span><text:span text:style-name="T34">ﭺ</text:span><text:span text:style-name="T6"> </text:span><text:span text:style-name="T34">ﭻ</text:span><text:span text:style-name="T6"> </text:span><text:span text:style-name="T34">ﭼ</text:span><text:span text:style-name="T6"> </text:span><text:span text:style-name="T34">ﭽﭾ</text:span><text:span text:style-name="T6"> </text:span><text:span text:style-name="T34">ﭿ</text:span><text:span text:style-name="T6"> </text:span><text:span text:style-name="T34">ﮀ</text:span><text:span text:style-name="T6"> </text:span><text:span text:style-name="T34">ﮁ</text:span><text:span text:style-name="T6"> </text:span><text:span text:style-name="T34">ﮂ</text:span><text:span text:style-name="T6"> </text:span><text:span text:style-name="T34">ﮃ</text:span><text:span text:style-name="T6"> </text:span><text:span text:style-name="T34">ﮄ</text:span><text:span text:style-name="T6"> </text:span><text:span text:style-name="T34">ﮅ</text:span><text:span text:style-name="T6"> </text:span><text:span text:style-name="T34">ﮆ</text:span><text:span text:style-name="T6"> </text:span><text:span text:style-name="T34">ﮇ</text:span><text:span text:style-name="T6"> </text:span><text:span text:style-name="T34">ﮈ</text:span><text:span text:style-name="T6"> </text:span><text:span text:style-name="T34">ﮉ</text:span><text:span text:style-name="T6"> </text:span><text:span text:style-name="T34">ﮊ</text:span><text:span text:style-name="T6"> </text:span><text:span text:style-name="T34">ﮋ</text:span><text:span text:style-name="T6"> </text:span><text:span text:style-name="T34">ﮌ</text:span><text:span text:style-name="T6"> </text:span><text:span text:style-name="T34">ﮍ</text:span><text:span text:style-name="T6"> </text:span><text:span text:style-name="T34">ﮎ</text:span><text:span text:style-name="T6"> </text:span><text:span text:style-name="T34">ﮏ</text:span><text:span text:style-name="T6"> </text:span><text:span text:style-name="T34">ﮐﮑ</text:span><text:span text:style-name="T6"> </text:span><text:span text:style-name="T34">ﮒ</text:span><text:span text:style-name="T6"> </text:span><text:span text:style-name="T34">ﮓ</text:span><text:span text:style-name="T6"> </text:span><text:span text:style-name="T34">ﮔ</text:span><text:span text:style-name="T6"> </text:span><text:span text:style-name="T34">ﮕ</text:span><text:span text:style-name="T6"> </text:span><text:span text:style-name="T34">ﮖ</text:span><text:span text:style-name="T6"> </text:span><text:span text:style-name="T34">ﮗ</text:span><text:span text:style-name="T6"> </text:span><text:span text:style-name="T34">ﮘ</text:span><text:span text:style-name="T6"> </text:span><text:span text:style-name="T34">ﮙ</text:span><text:span text:style-name="T6"> </text:span><text:span text:style-name="T34">ﮚ</text:span><text:span text:style-name="T6"> </text:span><text:span text:style-name="T34">ﮛ</text:span><text:span text:style-name="T6"> </text:span><text:span text:style-name="T34">ﮜ</text:span><text:span text:style-name="T6"> </text:span><text:span text:style-name="T34">ﮝ</text:span><text:span text:style-name="T6"> </text:span><text:span text:style-name="T34">ﮞ</text:span><text:span text:style-name="T6"> </text:span><text:span text:style-name="T34">ﮟ</text:span><text:span text:style-name="T6"> </text:span><text:span text:style-name="T34">ﮠ</text:span><text:span text:style-name="T6"> </text:span><text:span text:style-name="T34">ﮡﮢ</text:span><text:span text:style-name="T6"> </text:span><text:span text:style-name="T34">ﮣ</text:span><text:span text:style-name="T6"> </text:span><text:span text:style-name="T34">ﮤ</text:span><text:span text:style-name="T6"> </text:span><text:span text:style-name="T34">ﮥ</text:span><text:span text:style-name="T6"> </text:span><text:span text:style-name="T34">ﮦ</text:span><text:span text:style-name="T6"> </text:span><text:span text:style-name="T34">ﮧ</text:span><text:span text:style-name="T6"> </text:span><text:span text:style-name="T34">ﮨ</text:span><text:span text:style-name="T6"> </text:span><text:span text:style-name="T34">ﮩ</text:span><text:span text:style-name="T6"> </text:span><text:span text:style-name="T34">ﮪ</text:span><text:span text:style-name="T6"> </text:span><text:span text:style-name="T34">ﮫ</text:span><text:span text:style-name="T6"> </text:span><text:span text:style-name="T34">ﮬ</text:span><text:span text:style-name="T6"> </text:span><text:span text:style-name="T34">ﮭ</text:span><text:span text:style-name="T6"> </text:span><text:span text:style-name="T34">ﮮ</text:span><text:span text:style-name="T6"> </text:span><text:span text:style-name="T34">ﮯ</text:span><text:span text:style-name="T6"> </text:span><text:span text:style-name="T34">ﮰ</text:span><text:span text:style-name="T6"> </text:span><text:span text:style-name="T34">ﮱ</text:span><text:span text:style-name="T6"> </text:span><text:span text:style-name="T34">ﯓ</text:span><text:span text:style-name="T6"> </text:span><text:span text:style-name="T34">ﯔ</text:span><text:span text:style-name="T6"> </text:span><text:span text:style-name="T34">ﯕ</text:span><text:span text:style-name="T6"> </text:span><text:span text:style-name="T34">ﯖ</text:span><text:span text:style-name="T6"> </text:span><text:span text:style-name="T34">ﯗ</text:span><text:span text:style-name="T6"> </text:span><text:span text:style-name="T34">ﯘﯙ</text:span><text:span text:style-name="T6"> </text:span><text:span text:style-name="T34">ﯚ</text:span><text:span text:style-name="T6"> </text:span><text:span text:style-name="T34">ﯛ</text:span><text:span text:style-name="T6"> </text:span><text:span text:style-name="T34">ﯜ</text:span><text:span text:style-name="T6"> </text:span><text:span text:style-name="T34">ﯝ</text:span><text:span text:style-name="T6"> </text:span><text:span text:style-name="T34">ﯞ</text:span><text:span text:style-name="T6"> </text:span><text:span text:style-name="T34">ﯟﯠ</text:span><text:span text:style-name="T6"> </text:span><text:span text:style-name="T34">ﯡ</text:span><text:span text:style-name="T6"> </text:span><text:span text:style-name="T34">ﯢ</text:span><text:span text:style-name="T6"> </text:span><text:span text:style-name="T34">ﯣ</text:span><text:span text:style-name="T6"> </text:span><text:span text:style-name="T34">ﯤ</text:span><text:span text:style-name="T6"> </text:span><text:span text:style-name="T34">ﯥ</text:span><text:span text:style-name="T6"> </text:span><text:span text:style-name="T34">ﯦ</text:span><text:span text:style-name="T6"> </text:span><text:span text:style-name="T34">ﯧ</text:span><text:span text:style-name="T6"> </text:span><text:span text:style-name="T34">ﯨ</text:span><text:span text:style-name="T6"> </text:span><text:span text:style-name="T34">ﯩ</text:span><text:span text:style-name="T6"> </text:span><text:span text:style-name="T34">ﯪ</text:span><text:span text:style-name="T6"> </text:span><text:span text:style-name="T34">ﯫﯬ</text:span><text:span text:style-name="T6"> </text:span><text:span text:style-name="T34">ﯭ</text:span><text:span text:style-name="T6"> </text:span><text:span text:style-name="T34">ﯮﯯ</text:span><text:span text:style-name="T6"> </text:span><text:span text:style-name="T34">ﯰ</text:span><text:span text:style-name="T6"> </text:span><text:span text:style-name="T34">ﯱ</text:span><text:span text:style-name="T6"> </text:span><text:span text:style-name="T34">ﯲ</text:span><text:span text:style-name="T6"> </text:span><text:span text:style-name="T34">ﯳ</text:span><text:span text:style-name="T6"> </text:span><text:span text:style-name="T34">ﯴ</text:span><text:span text:style-name="T6"> </text:span><text:span text:style-name="T34">ﯵ</text:span><text:span text:style-name="T6"> </text:span><text:span text:style-name="T34">ﯶ</text:span><text:span text:style-name="T6"> </text:span><text:span text:style-name="T34">ﯷ</text:span><text:span text:style-name="T6"> </text:span><text:span text:style-name="T34">ﯸ</text:span><text:span text:style-name="T6"> </text:span><text:span text:style-name="T34">ﯹ</text:span><text:span text:style-name="T6"> </text:span><text:span text:style-name="T34">ﯺ</text:span><text:span text:style-name="T6"> </text:span><text:span text:style-name="T34">ﯻ</text:span><text:span text:style-name="T6"> </text:span><text:span text:style-name="T34">ﯼ</text:span><text:span text:style-name="T6"> </text:span><text:span text:style-name="T34">ﯽ</text:span><text:span text:style-name="T6"> </text:span><text:span text:style-name="T34">ﯾ</text:span><text:span text:style-name="T6"> </text:span><text:span text:style-name="T34">ﯿﰀ</text:span><text:span text:style-name="T6"> </text:span><text:span text:style-name="T34">ﰁ</text:span><text:span text:style-name="T6"> </text:span><text:span text:style-name="T34">ﰂ</text:span><text:span text:style-name="T6"> </text:span><text:span text:style-name="T34">ﰃ</text:span><text:span text:style-name="T6"> </text:span><text:span text:style-name="T34">ﰄﰅ</text:span><text:span text:style-name="T6"> </text:span><text:span text:style-name="T34">ﰆ</text:span><text:span text:style-name="T6"> </text:span><text:span text:style-name="T34">ﰇ</text:span><text:span text:style-name="T6"> </text:span><text:span text:style-name="T34">ﰈ</text:span><text:span text:style-name="T6"> </text:span><text:span text:style-name="T34">ﰉ</text:span><text:span text:style-name="T6"> </text:span><text:span text:style-name="T34">ﰊ</text:span><text:span text:style-name="T6"> </text:span><text:span text:style-name="T34">ﰋ</text:span><text:span text:style-name="T6"> </text:span><text:span text:style-name="T34">ﰌ</text:span><text:span text:style-name="T6"> </text:span><text:span text:style-name="T34">ﰍ</text:span><text:span text:style-name="T6"> </text:span><text:span text:style-name="T34">ﰎ</text:span><text:span text:style-name="T6"> </text:span><text:span text:style-name="T34">ﰏ</text:span><text:span text:style-name="T6"> </text:span><text:span text:style-name="T34">ﰐ</text:span><text:span text:style-name="T6"> </text:span><text:span text:style-name="T34">ﰑ</text:span></text:p>
      <text:p text:style-name="P9"><text:span text:style-name="T37">ﭑ</text:span><text:span text:style-name="T11"> </text:span><text:span text:style-name="T37">ﭒ</text:span><text:span text:style-name="T11"> </text:span><text:span text:style-name="T37">ﭓ</text:span><text:span text:style-name="T11"> </text:span><text:span text:style-name="T37">ﭔ</text:span><text:span text:style-name="T11"> </text:span><text:span text:style-name="T37">ﭕ</text:span><text:span text:style-name="T11"> </text:span><text:span text:style-name="T37">ﭖﭗ</text:span><text:span text:style-name="T11"> </text:span><text:span text:style-name="T37">ﭘ</text:span><text:span text:style-name="T11"> </text:span><text:span text:style-name="T37">ﭙ</text:span></text:p>
      <text:p text:style-name="P20"><text:span text:style-name="T36">ﭚ</text:span><text:span text:style-name="T6"> </text:span><text:span text:style-name="T36">ﭛ</text:span><text:span text:style-name="T6"> </text:span><text:span text:style-name="T36">ﭜ</text:span><text:span text:style-name="T6"> </text:span><text:span text:style-name="T36">ﭝ</text:span><text:span text:style-name="T6"> </text:span><text:span text:style-name="T36">ﭞ</text:span><text:span text:style-name="T6"> </text:span><text:span text:style-name="T36">ﭟﭠ</text:span><text:span text:style-name="T6"> </text:span><text:span text:style-name="T36">ﭡ</text:span><text:span text:style-name="T6"> </text:span><text:span text:style-name="T36">ﭢ</text:span><text:span text:style-name="T6"> </text:span><text:span text:style-name="T36">ﭣ</text:span><text:span text:style-name="T6"> </text:span><text:span text:style-name="T36">ﭤ</text:span><text:span text:style-name="T6"> </text:span><text:span text:style-name="T36">ﭥ</text:span><text:span text:style-name="T6"> </text:span><text:span text:style-name="T36">ﭦ</text:span><text:span text:style-name="T6"> </text:span><text:span text:style-name="T36">ﭧ</text:span><text:span text:style-name="T6"> </text:span><text:span text:style-name="T36">ﭨ</text:span><text:span text:style-name="T6"> </text:span><text:span text:style-name="T36">ﭩ</text:span><text:span text:style-name="T6"> </text:span><text:span text:style-name="T36">ﭪ</text:span><text:span text:style-name="T6"> </text:span><text:span text:style-name="T36">ﭫ</text:span><text:span text:style-name="T6"> </text:span><text:span text:style-name="T36">ﭬ</text:span><text:span text:style-name="T6"> </text:span><text:span text:style-name="T36">ﭭ</text:span><text:span text:style-name="T6"> </text:span><text:span text:style-name="T36">ﭮ</text:span><text:span text:style-name="T6"> </text:span><text:span text:style-name="T36">ﭯ</text:span><text:span text:style-name="T6"> </text:span><text:span text:style-name="T36">ﭰ</text:span><text:span text:style-name="T6"> </text:span><text:span text:style-name="T36">ﭱ</text:span><text:span text:style-name="T6"> </text:span><text:span text:style-name="T36">ﭲ</text:span><text:span text:style-name="T6"> </text:span><text:span text:style-name="T36">ﭳ</text:span><text:span text:style-name="T6"> </text:span><text:span text:style-name="T36">ﭴ</text:span><text:span text:style-name="T6"> </text:span><text:span text:style-name="T36">ﭵ</text:span><text:span text:style-name="T6"> </text:span><text:span text:style-name="T36">ﭶ</text:span><text:span text:style-name="T6"> </text:span><text:span text:style-name="T36">ﭷ</text:span><text:span text:style-name="T6"> </text:span><text:span text:style-name="T36">ﭸ</text:span><text:span text:style-name="T6"> </text:span><text:span text:style-name="T36">ﭹ</text:span><text:span text:style-name="T6"> </text:span><text:span text:style-name="T36">ﭺ</text:span><text:span text:style-name="T6"> </text:span><text:span text:style-name="T36">ﭻ</text:span><text:span text:style-name="T6"> </text:span><text:span text:style-name="T36">ﭼ</text:span><text:span text:style-name="T6"> </text:span><text:span text:style-name="T36">ﭽ</text:span><text:span text:style-name="T6"> </text:span><text:span text:style-name="T36">ﭾ</text:span><text:span text:style-name="T6"> </text:span><text:span text:style-name="T36">ﭿ</text:span><text:span text:style-name="T6"> </text:span><text:span text:style-name="T36">ﮀ</text:span><text:span text:style-name="T6"> </text:span><text:span text:style-name="T36">ﮁ</text:span><text:span text:style-name="T6"> </text:span><text:span text:style-name="T36">ﮂ</text:span><text:span text:style-name="T6"> </text:span><text:span text:style-name="T36">ﮃ</text:span><text:span text:style-name="T6"> </text:span><text:span text:style-name="T36">ﮄ</text:span><text:span text:style-name="T6"> </text:span><text:span text:style-name="T36">ﮅ</text:span><text:span text:style-name="T6"> </text:span><text:span text:style-name="T36">ﮆﮇ</text:span><text:span text:style-name="T6"> </text:span><text:span text:style-name="T36">ﮈ</text:span><text:span text:style-name="T6"> </text:span><text:span text:style-name="T36">ﮉ</text:span><text:span text:style-name="T6"> </text:span><text:span text:style-name="T36">ﮊ</text:span><text:span text:style-name="T6"> </text:span><text:span text:style-name="T36">ﮋﮌ</text:span><text:span text:style-name="T6"> </text:span><text:span text:style-name="T36">ﮍ</text:span><text:span text:style-name="T6"> </text:span><text:span text:style-name="T36">ﮎ</text:span><text:span text:style-name="T6"> </text:span><text:span text:style-name="T36">ﮏ</text:span><text:span text:style-name="T6"> </text:span><text:span text:style-name="T36">ﮐ</text:span><text:span text:style-name="T6"> </text:span><text:span text:style-name="T36">ﮑﮒ</text:span><text:span text:style-name="T6"> </text:span><text:span text:style-name="T36">ﮓ</text:span><text:span text:style-name="T6"> </text:span><text:span text:style-name="T36">ﮔ</text:span><text:span text:style-name="T6"> </text:span><text:span text:style-name="T36">ﮕ</text:span><text:span text:style-name="T6"> </text:span><text:span text:style-name="T36">ﮖ</text:span><text:span text:style-name="T6"> </text:span><text:span text:style-name="T36">ﮗ</text:span><text:span text:style-name="T6"> </text:span><text:span text:style-name="T36">ﮘ</text:span><text:span text:style-name="T6"> </text:span><text:span text:style-name="T36">ﮙ</text:span><text:span text:style-name="T6"> </text:span><text:span text:style-name="T36">ﮚ</text:span><text:span text:style-name="T6"> </text:span><text:span text:style-name="T36">ﮛ</text:span><text:span text:style-name="T6"> </text:span><text:span text:style-name="T36">ﮜ</text:span><text:span text:style-name="T6"> </text:span><text:span text:style-name="T36">ﮝ</text:span><text:span text:style-name="T6"> </text:span><text:span text:style-name="T36">ﮞ</text:span><text:span text:style-name="T6"> </text:span><text:span text:style-name="T36">ﮟ</text:span><text:span text:style-name="T6"> </text:span><text:span text:style-name="T36">ﮠ</text:span><text:span text:style-name="T6"> </text:span><text:span text:style-name="T36">ﮡ</text:span><text:span text:style-name="T6"> </text:span><text:span text:style-name="T36">ﮢﮣ</text:span><text:span text:style-name="T6"> </text:span><text:span text:style-name="T36">ﮤ</text:span><text:span text:style-name="T6"> </text:span><text:span text:style-name="T36">ﮥ</text:span><text:span text:style-name="T6"> </text:span><text:span text:style-name="T36">ﮦ</text:span><text:span text:style-name="T6"> </text:span><text:span text:style-name="T36">ﮧ</text:span><text:span text:style-name="T6"> </text:span><text:span text:style-name="T36">ﮨ</text:span><text:span text:style-name="T6"> </text:span><text:span text:style-name="T36">ﮩ</text:span><text:span text:style-name="T6"> </text:span><text:span text:style-name="T36">ﮪﮫ</text:span><text:span text:style-name="T6"> </text:span><text:span text:style-name="T36">ﮬ</text:span><text:span text:style-name="T6"> </text:span><text:span text:style-name="T36">ﮭ</text:span><text:span text:style-name="T6"> </text:span><text:span text:style-name="T36">ﮮ</text:span><text:span text:style-name="T6"> </text:span><text:span text:style-name="T36">ﮯ</text:span><text:span text:style-name="T6"> </text:span><text:span text:style-name="T36">ﮰ</text:span><text:span text:style-name="T6"> </text:span><text:span text:style-name="T36">ﮱ</text:span><text:span text:style-name="T6"> </text:span><text:span text:style-name="T36">ﯓ</text:span><text:span text:style-name="T6"> </text:span><text:span text:style-name="T36">ﯔ</text:span><text:span text:style-name="T6"> </text:span><text:span text:style-name="T36">ﯕ</text:span><text:span text:style-name="T6"> </text:span><text:span text:style-name="T36">ﯖ</text:span><text:span text:style-name="T6"> </text:span><text:span text:style-name="T36">ﯗ</text:span><text:span text:style-name="T6"> </text:span><text:span text:style-name="T36">ﯘ</text:span><text:span text:style-name="T6"> </text:span><text:span text:style-name="T36">ﯙ</text:span><text:span text:style-name="T6"> </text:span><text:span text:style-name="T36">ﯚ</text:span><text:span text:style-name="T6"> </text:span><text:span text:style-name="T36">ﯛ</text:span><text:span text:style-name="T6"> </text:span><text:span text:style-name="T36">ﯜ</text:span><text:span text:style-name="T6"> </text:span><text:span text:style-name="T36">ﯝ</text:span><text:span text:style-name="T6"> </text:span><text:span text:style-name="T36">ﯞ</text:span><text:span text:style-name="T6"> </text:span><text:span text:style-name="T36">ﯟ</text:span><text:span text:style-name="T6"> </text:span><text:span text:style-name="T36">ﯠ</text:span><text:span text:style-name="T6"> </text:span><text:span text:style-name="T36">ﯡ</text:span><text:span text:style-name="T6"> </text:span><text:span text:style-name="T36">ﯢ</text:span><text:span text:style-name="T6"> </text:span><text:span text:style-name="T36">ﯣ</text:span><text:span text:style-name="T6"> </text:span><text:span text:style-name="T36">ﯤ</text:span></text:p>
      <text:p text:style-name="P21"><text:span text:style-name="T36">ﯥ</text:span><text:span text:style-name="T6"> </text:span><text:span text:style-name="T36">ﯦ</text:span><text:span text:style-name="T6"> </text:span><text:span text:style-name="T36">ﯧ</text:span><text:span text:style-name="T6"> </text:span><text:span text:style-name="T36">ﯨ</text:span><text:span text:style-name="T6"> </text:span><text:span text:style-name="T36">ﯩ</text:span><text:span text:style-name="T6"> </text:span><text:span text:style-name="T36">ﯪ</text:span><text:span text:style-name="T6"> </text:span><text:span text:style-name="T36">ﯫ</text:span><text:span text:style-name="T6"> </text:span><text:span text:style-name="T36">ﯬ</text:span><text:span text:style-name="T6"> </text:span><text:span text:style-name="T36">ﯭ</text:span><text:span text:style-name="T6"> </text:span><text:span text:style-name="T36">ﯮ</text:span><text:span text:style-name="T6"> </text:span><text:span text:style-name="T36">ﯯ</text:span><text:span text:style-name="T6"> </text:span><text:span text:style-name="T36">ﯰ</text:span><text:span text:style-name="T6"> </text:span><text:span text:style-name="T36">ﯱ</text:span><text:span text:style-name="T6"> </text:span><text:span text:style-name="T36">ﯲ</text:span><text:span text:style-name="T6"> </text:span><text:span text:style-name="T36">ﯳ</text:span><text:span text:style-name="T6"> </text:span><text:span text:style-name="T36">ﯴﯵ</text:span><text:span text:style-name="T6"> </text:span><text:span text:style-name="T36">ﯶ</text:span><text:span text:style-name="T6"> </text:span><text:span text:style-name="T36">ﯷ</text:span><text:span text:style-name="T6"> </text:span><text:span text:style-name="T36">ﯸ</text:span><text:span text:style-name="T6"> </text:span><text:span text:style-name="T36">ﯹ</text:span><text:span text:style-name="T6"> </text:span><text:span text:style-name="T36">ﯺ</text:span><text:span text:style-name="T6"> </text:span><text:span text:style-name="T36">ﯻ</text:span><text:span text:style-name="T6"> </text:span><text:span text:style-name="T36">ﯼ</text:span><text:span text:style-name="T6"> </text:span><text:span text:style-name="T36">ﯽ</text:span><text:span text:style-name="T6"> </text:span><text:span text:style-name="T36">ﯾ</text:span><text:span text:style-name="T6"> </text:span><text:span text:style-name="T36">ﯿ</text:span></text:p>
      <text:p text:style-name="P10"><text:span text:style-name="T39">ﭑ</text:span><text:span text:style-name="T12"> </text:span><text:span text:style-name="T39">ﭒ</text:span><text:span text:style-name="T12"> </text:span><text:span text:style-name="T39">ﭓﭔ</text:span><text:span text:style-name="T12"> </text:span><text:span text:style-name="T39">ﭕ</text:span><text:span text:style-name="T12"> </text:span><text:span text:style-name="T39">ﭖ</text:span><text:span text:style-name="T12"> </text:span><text:span text:style-name="T39">ﭗ</text:span><text:span text:style-name="T12"> </text:span><text:span text:style-name="T39">ﭘ</text:span><text:span text:style-name="T12"> </text:span><text:span text:style-name="T39">ﭙ</text:span><text:span text:style-name="T12"> </text:span><text:span text:style-name="T39">ﭚ</text:span><text:span text:style-name="T12"> </text:span><text:span text:style-name="T39">ﭛ</text:span><text:span text:style-name="T12"> </text:span><text:span text:style-name="T39">ﭜ</text:span><text:span text:style-name="T12"> </text:span><text:span text:style-name="T39">ﭝ</text:span><text:span text:style-name="T12"> </text:span><text:span text:style-name="T39">ﭞ</text:span><text:span text:style-name="T12"> </text:span><text:span text:style-name="T39">ﭟ</text:span><text:span text:style-name="T12"> </text:span><text:span text:style-name="T39">ﭠ</text:span><text:span text:style-name="T12"> </text:span><text:span text:style-name="T39">ﭡ</text:span><text:span text:style-name="T12"> </text:span><text:span text:style-name="T39">ﭢ</text:span><text:span text:style-name="T12"> </text:span><text:span text:style-name="T39">ﭣ</text:span><text:span text:style-name="T12"> </text:span><text:span text:style-name="T39">ﭤ</text:span><text:span text:style-name="T12"> </text:span><text:span text:style-name="T39">ﭥ</text:span><text:span text:style-name="T12"> </text:span><text:span text:style-name="T39">ﭦ</text:span><text:span text:style-name="T12"> </text:span><text:span text:style-name="T39">ﭧ</text:span><text:span text:style-name="T12"> </text:span><text:span text:style-name="T39">ﭨ</text:span><text:span text:style-name="T12"> </text:span><text:span text:style-name="T39">ﭩ</text:span><text:span text:style-name="T12"> </text:span><text:span text:style-name="T39">ﭪ</text:span><text:span text:style-name="T12"> </text:span><text:span text:style-name="T39">ﭫ</text:span><text:span text:style-name="T12"> </text:span><text:span text:style-name="T39">ﭬ</text:span><text:span text:style-name="T12"> </text:span><text:span text:style-name="T39">ﭭ</text:span><text:span text:style-name="T12"> </text:span><text:span text:style-name="T39">ﭮ</text:span><text:span text:style-name="T12"> </text:span><text:span text:style-name="T39">ﭯ</text:span><text:span text:style-name="T12"> </text:span><text:span text:style-name="T39">ﭰ</text:span><text:span text:style-name="T12"> </text:span><text:span text:style-name="T39">ﭱ</text:span><text:span text:style-name="T12"> </text:span><text:span text:style-name="T39">ﭲ</text:span><text:span text:style-name="T12"> </text:span><text:span text:style-name="T39">ﭳ</text:span><text:span text:style-name="T12"> </text:span><text:span text:style-name="T39">ﭴ</text:span><text:span text:style-name="T12"> </text:span><text:span text:style-name="T39">ﭵ</text:span><text:span text:style-name="T12"> </text:span><text:span text:style-name="T39">ﭶ</text:span><text:span text:style-name="T12"> </text:span><text:span text:style-name="T39">ﭷ</text:span><text:span text:style-name="T12"> </text:span><text:span text:style-name="T39">ﭸ</text:span><text:span text:style-name="T12"> </text:span><text:span text:style-name="T39">ﭹ</text:span><text:span text:style-name="T12"> </text:span><text:span text:style-name="T39">ﭺ</text:span><text:span text:style-name="T12"> </text:span><text:span text:style-name="T39">ﭻ</text:span><text:span text:style-name="T12"> </text:span><text:span text:style-name="T39">ﭼ</text:span><text:span text:style-name="T12"> </text:span><text:span text:style-name="T39">ﭽ</text:span><text:span text:style-name="T12"> </text:span><text:span text:style-name="T39">ﭾ</text:span><text:span text:style-name="T12"> </text:span><text:span text:style-name="T39">ﭿ</text:span><text:span text:style-name="T12"> </text:span><text:span text:style-name="T39">ﮀ</text:span><text:span text:style-name="T12"> </text:span><text:span text:style-name="T39">ﮁ</text:span><text:span text:style-name="T12"> </text:span><text:span text:style-name="T39">ﮂ</text:span><text:span text:style-name="T12"> </text:span><text:span text:style-name="T39">ﮃ</text:span><text:span text:style-name="T12"> </text:span><text:span text:style-name="T39">ﮄ</text:span><text:span text:style-name="T12"> </text:span><text:span text:style-name="T39">ﮅ</text:span><text:span text:style-name="T12"> </text:span><text:span text:style-name="T39">ﮆ</text:span><text:span text:style-name="T12"> </text:span><text:span text:style-name="T39">ﮇ</text:span><text:span text:style-name="T12"> </text:span><text:span text:style-name="T39">ﮈ</text:span><text:span text:style-name="T12"> </text:span><text:span text:style-name="T39">ﮉ</text:span><text:span text:style-name="T12"> </text:span><text:span text:style-name="T39">ﮊ</text:span><text:span text:style-name="T12"> </text:span><text:span text:style-name="T39">ﮋ</text:span><text:span text:style-name="T12"> </text:span><text:span text:style-name="T39">ﮌ</text:span><text:span text:style-name="T12"> </text:span><text:span text:style-name="T39">ﮍ</text:span><text:span text:style-name="T12"> </text:span><text:span text:style-name="T39">ﮎ</text:span><text:span text:style-name="T12"> </text:span><text:span text:style-name="T39">ﮏ</text:span><text:span text:style-name="T12"> </text:span><text:span text:style-name="T39">ﮐ</text:span><text:span text:style-name="T12"> </text:span><text:span text:style-name="T39">ﮑ</text:span><text:span text:style-name="T12"> </text:span><text:span text:style-name="T39">ﮒ</text:span><text:span text:style-name="T12"> </text:span><text:span text:style-name="T39">ﮓ</text:span><text:span text:style-name="T12"> </text:span><text:span text:style-name="T39">ﮔ</text:span><text:span text:style-name="T12"> </text:span><text:span text:style-name="T39">ﮕ</text:span><text:span text:style-name="T12"> </text:span><text:span text:style-name="T39">ﮖ</text:span><text:span text:style-name="T12"> </text:span><text:span text:style-name="T39">ﮗ</text:span><text:span text:style-name="T12"> </text:span><text:span text:style-name="T39">ﮘ</text:span><text:span text:style-name="T12"> </text:span><text:span text:style-name="T39">ﮙ</text:span><text:span text:style-name="T12"> </text:span><text:span text:style-name="T39">ﮚ</text:span><text:span text:style-name="T12"> </text:span><text:span text:style-name="T39">ﮛ</text:span><text:span text:style-name="T12"> </text:span><text:span text:style-name="T39">ﮜ</text:span><text:span text:style-name="T12"> </text:span><text:span text:style-name="T39">ﮝ</text:span><text:span text:style-name="T12"> </text:span><text:span text:style-name="T39">ﮞ</text:span><text:span text:style-name="T12"> </text:span><text:span text:style-name="T39">ﮟ</text:span><text:span text:style-name="T12"> </text:span><text:span text:style-name="T39">ﮠ</text:span><text:span text:style-name="T12"> </text:span><text:span text:style-name="T39">ﮡ</text:span><text:span text:style-name="T12"> </text:span><text:span text:style-name="T39">ﮢ</text:span><text:span text:style-name="T12"> </text:span><text:span text:style-name="T39">ﮣ</text:span><text:span text:style-name="T12"> </text:span><text:span text:style-name="T39">ﮤ</text:span><text:span text:style-name="T12"> </text:span><text:span text:style-name="T39">ﮥ</text:span><text:span text:style-name="T12"> </text:span><text:span text:style-name="T39">ﮦ</text:span><text:span text:style-name="T12"> </text:span><text:span text:style-name="T39">ﮧ</text:span><text:span text:style-name="T12"> </text:span><text:span text:style-name="T39">ﮨ</text:span><text:span text:style-name="T12"> </text:span><text:span text:style-name="T39">ﮩ</text:span><text:span text:style-name="T12"> </text:span><text:span text:style-name="T39">ﮪ</text:span><text:span text:style-name="T12"> </text:span><text:span text:style-name="T39">ﮫ</text:span><text:span text:style-name="T12"> </text:span><text:span text:style-name="T39">ﮬﮭ</text:span><text:span text:style-name="T12"> </text:span><text:span text:style-name="T39">ﮮ</text:span><text:span text:style-name="T12"> </text:span><text:span text:style-name="T39">ﮯ</text:span><text:span text:style-name="T12"> </text:span><text:span text:style-name="T39">ﮰ</text:span><text:span text:style-name="T12"> </text:span><text:span text:style-name="T39">ﮱ</text:span><text:span text:style-name="T12"> </text:span><text:span text:style-name="T39">ﯓ</text:span><text:span text:style-name="T12"> </text:span><text:span text:style-name="T39">ﯔ</text:span><text:span text:style-name="T12"> </text:span><text:span text:style-name="T39">ﯕ</text:span><text:span text:style-name="T12"> </text:span><text:span text:style-name="T39">ﯖ</text:span><text:span text:style-name="T12"> </text:span><text:span text:style-name="T39">ﯗ</text:span><text:span text:style-name="T12"> </text:span><text:span text:style-name="T39">ﯘ</text:span><text:span text:style-name="T12"> </text:span><text:span text:style-name="T39">ﯙ</text:span><text:span text:style-name="T12"> </text:span><text:span text:style-name="T39">ﯚ</text:span><text:span text:style-name="T12"> </text:span><text:span text:style-name="T39">ﯛ</text:span><text:span text:style-name="T12"> </text:span><text:span text:style-name="T39">ﯜﯝ</text:span><text:span text:style-name="T12"> </text:span><text:span text:style-name="T39">ﯞ</text:span><text:span text:style-name="T12"> </text:span><text:span text:style-name="T39">ﯟ</text:span><text:span text:style-name="T12"> </text:span><text:span text:style-name="T39">ﯠ</text:span><text:span text:style-name="T12"> </text:span><text:span text:style-name="T39">ﯡ</text:span><text:span text:style-name="T12"> </text:span><text:span text:style-name="T39">ﯢ</text:span><text:span text:style-name="T12"> </text:span><text:span text:style-name="T39">ﯣ</text:span><text:span text:style-name="T12"> </text:span><text:span text:style-name="T39">ﯤ</text:span><text:span text:style-name="T12"> </text:span><text:span text:style-name="T39">ﯥ</text:span><text:span text:style-name="T12"> </text:span><text:span text:style-name="T39">ﯦ</text:span><text:span text:style-name="T12"> </text:span><text:span text:style-name="T39">ﯧ</text:span><text:span text:style-name="T12"> </text:span><text:span text:style-name="T39">ﯨ</text:span><text:span text:style-name="T12"> </text:span><text:span text:style-name="T39">ﯩ</text:span><text:span text:style-name="T12"> </text:span><text:span text:style-name="T39">ﯪﯫ</text:span><text:span text:style-name="T12"> </text:span><text:span text:style-name="T39">ﯬ</text:span><text:span text:style-name="T12"> </text:span><text:span text:style-name="T39">ﯭ</text:span></text:p>
      <text:p text:style-name="P22"><text:span text:style-name="T38">ﯮ</text:span><text:span text:style-name="T6"> </text:span><text:span text:style-name="T38">ﯯ</text:span><text:span text:style-name="T6"> </text:span><text:span text:style-name="T38">ﯰ</text:span><text:span text:style-name="T6"> </text:span><text:span text:style-name="T38">ﯱ</text:span><text:span text:style-name="T6"> </text:span><text:span text:style-name="T38">ﯲ</text:span><text:span text:style-name="T6"> </text:span><text:span text:style-name="T38">ﯳﯴ</text:span><text:span text:style-name="T6"> </text:span><text:span text:style-name="T38">ﯵ</text:span><text:span text:style-name="T6"> </text:span><text:span text:style-name="T38">ﯶ</text:span><text:span text:style-name="T6"> </text:span><text:span text:style-name="T38">ﯷ</text:span><text:span text:style-name="T6"> </text:span><text:span text:style-name="T38">ﯸ</text:span><text:span text:style-name="T6"> </text:span><text:span text:style-name="T38">ﯹ</text:span><text:span text:style-name="T6"> </text:span><text:span text:style-name="T38">ﯺ</text:span><text:span text:style-name="T6"> </text:span><text:span text:style-name="T38">ﯻ</text:span><text:span text:style-name="T6"> </text:span><text:span text:style-name="T38">ﯼ</text:span><text:span text:style-name="T6"> </text:span><text:span text:style-name="T38">ﯽ</text:span><text:span text:style-name="T6"> </text:span><text:span text:style-name="T38">ﯾ</text:span><text:span text:style-name="T6"> </text:span><text:span text:style-name="T38">ﯿ</text:span><text:span text:style-name="T6"> </text:span><text:span text:style-name="T38">ﰀ</text:span><text:span text:style-name="T6"> </text:span><text:span text:style-name="T38">ﰁ</text:span><text:span text:style-name="T6"> </text:span><text:span text:style-name="T38">ﰂ</text:span><text:span text:style-name="T6"> </text:span><text:span text:style-name="T38">ﰃ</text:span><text:span text:style-name="T6"> </text:span><text:span text:style-name="T38">ﰄ</text:span><text:span text:style-name="T6"> </text:span><text:span text:style-name="T38">ﰅ</text:span><text:span text:style-name="T6"> </text:span><text:span text:style-name="T38">ﰆ</text:span><text:span text:style-name="T6"> </text:span><text:span text:style-name="T38">ﰇ</text:span><text:span text:style-name="T6"> </text:span><text:span text:style-name="T38">ﰈ</text:span><text:span text:style-name="T6"> </text:span><text:span text:style-name="T38">ﰉ</text:span><text:span text:style-name="T6"> </text:span><text:span text:style-name="T38">ﰊ</text:span><text:span text:style-name="T6"> </text:span><text:span text:style-name="T38">ﰋ</text:span><text:span text:style-name="T6"> </text:span><text:span text:style-name="T38">ﰌ</text:span><text:span text:style-name="T6"> </text:span><text:span text:style-name="T38">ﰍ</text:span><text:span text:style-name="T6"> </text:span><text:span text:style-name="T38">ﰎ</text:span><text:span text:style-name="T6"> </text:span><text:span text:style-name="T38">ﰏ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SI_BASMALAH" svg:font-family="MSI_BASMALAH"/>
    <style:font-face style:name="MSI_Z222" svg:font-family="MSI_Z222"/>
    <style:font-face style:name="MSI_BASMALAH1" svg:font-family="MSI_BASMALAH" style:font-pitch="variable"/>
    <style:font-face style:name="MSI_Z223" svg:font-family="MSI_Z223" style:font-pitch="variable"/>
    <style:font-face style:name="MSI_Z224" svg:font-family="MSI_Z224" style:font-pitch="variable"/>
    <style:font-face style:name="MSI_Z225" svg:font-family="MSI_Z225" style:font-pitch="variable"/>
    <style:font-face style:name="MSI_Z226" svg:font-family="MSI_Z226" style:font-pitch="variable"/>
    <style:font-face style:name="MSI_Z227" svg:font-family="MSI_Z227" style:font-pitch="variable"/>
    <style:font-face style:name="MSI_Z228" svg:font-family="MSI_Z228" style:font-pitch="variable"/>
    <style:font-face style:name="MSI_Z229" svg:font-family="MSI_Z229" style:font-pitch="variable"/>
    <style:font-face style:name="MSI_Z230" svg:font-family="MSI_Z230" style:font-pitch="variable"/>
    <style:font-face style:name="MSI_Z231" svg:font-family="MSI_Z231" style:font-pitch="variable"/>
    <style:font-face style:name="MSI_Z232" svg:font-family="MSI_Z232" style:font-pitch="variable"/>
    <style:font-face style:name="MSI_Z233" svg:font-family="MSI_Z233" style:font-pitch="variable"/>
    <style:font-face style:name="MSI_Z234" svg:font-family="MSI_Z234" style:font-pitch="variable"/>
    <style:font-face style:name="MSI_Z235" svg:font-family="MSI_Z235" style:font-pitch="variable"/>
    <style:font-face style:name="MSI_Z236" svg:font-family="MSI_Z236" style:font-pitch="variable"/>
    <style:font-face style:name="MSI_Z237" svg:font-family="MSI_Z237" style:font-pitch="variable"/>
    <style:font-face style:name="MSI_Z238" svg:font-family="MSI_Z238" style:font-pitch="variable"/>
    <style:font-face style:name="MSI_Z239" svg:font-family="MSI_Z239" style:font-pitch="variable"/>
    <style:font-face style:name="MSI_Z240" svg:font-family="MSI_Z240" style:font-pitch="variable"/>
    <style:font-face style:name="MSI_Z241" svg:font-family="MSI_Z241" style:font-pitch="variable"/>
    <style:font-face style:name="Liberation Serif" svg:font-family="'Liberation Serif'" style:font-family-generic="roman" style:font-pitch="variable"/>
    <style:font-face style:name="QCF_P201" svg:font-family="QCF_P201" style:font-family-generic="roman" style:font-pitch="variable"/>
    <style:font-face style:name="QCF_P222" svg:font-family="QCF_P222" style:font-family-generic="roman" style:font-pitch="variable"/>
    <style:font-face style:name="QCF_P223" svg:font-family="QCF_P223" style:font-family-generic="roman" style:font-pitch="variable"/>
    <style:font-face style:name="QCF_P224" svg:font-family="QCF_P224" style:font-family-generic="roman" style:font-pitch="variable"/>
    <style:font-face style:name="QCF_P225" svg:font-family="QCF_P225" style:font-family-generic="roman" style:font-pitch="variable"/>
    <style:font-face style:name="QCF_P226" svg:font-family="QCF_P226" style:font-family-generic="roman" style:font-pitch="variable"/>
    <style:font-face style:name="QCF_P227" svg:font-family="QCF_P227" style:font-family-generic="roman" style:font-pitch="variable"/>
    <style:font-face style:name="QCF_P228" svg:font-family="QCF_P228" style:font-family-generic="roman" style:font-pitch="variable"/>
    <style:font-face style:name="QCF_P229" svg:font-family="QCF_P229" style:font-family-generic="roman" style:font-pitch="variable"/>
    <style:font-face style:name="QCF_P230" svg:font-family="QCF_P230" style:font-family-generic="roman" style:font-pitch="variable"/>
    <style:font-face style:name="QCF_P231" svg:font-family="QCF_P231" style:font-family-generic="roman" style:font-pitch="variable"/>
    <style:font-face style:name="QCF_P232" svg:font-family="QCF_P232" style:font-family-generic="roman" style:font-pitch="variable"/>
    <style:font-face style:name="QCF_P233" svg:font-family="QCF_P233" style:font-family-generic="roman" style:font-pitch="variable"/>
    <style:font-face style:name="QCF_P234" svg:font-family="QCF_P234" style:font-family-generic="roman" style:font-pitch="variable"/>
    <style:font-face style:name="QCF_P235" svg:font-family="QCF_P235" style:font-family-generic="roman" style:font-pitch="variable"/>
    <style:font-face style:name="QCF_P236" svg:font-family="QCF_P236" style:font-family-generic="roman" style:font-pitch="variable"/>
    <style:font-face style:name="QCF_P237" svg:font-family="QCF_P237" style:font-family-generic="roman" style:font-pitch="variable"/>
    <style:font-face style:name="QCF_P238" svg:font-family="QCF_P238" style:font-family-generic="roman" style:font-pitch="variable"/>
    <style:font-face style:name="QCF_P239" svg:font-family="QCF_P239" style:font-family-generic="roman" style:font-pitch="variable"/>
    <style:font-face style:name="QCF_P240" svg:font-family="QCF_P240" style:font-family-generic="roman" style:font-pitch="variable"/>
    <style:font-face style:name="QCF_P241" svg:font-family="QCF_P241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QCF_P2241" svg:font-family="QCF_P224" style:font-family-generic="system" style:font-pitch="variable"/>
    <style:font-face style:name="QCF_P2251" svg:font-family="QCF_P225" style:font-family-generic="system" style:font-pitch="variable"/>
    <style:font-face style:name="QCF_P2261" svg:font-family="QCF_P226" style:font-family-generic="system" style:font-pitch="variable"/>
    <style:font-face style:name="QCF_P2271" svg:font-family="QCF_P227" style:font-family-generic="system" style:font-pitch="variable"/>
    <style:font-face style:name="QCF_P2281" svg:font-family="QCF_P228" style:font-family-generic="system" style:font-pitch="variable"/>
    <style:font-face style:name="QCF_P2291" svg:font-family="QCF_P229" style:font-family-generic="system" style:font-pitch="variable"/>
    <style:font-face style:name="QCF_P2301" svg:font-family="QCF_P230" style:font-family-generic="system" style:font-pitch="variable"/>
    <style:font-face style:name="QCF_P2311" svg:font-family="QCF_P231" style:font-family-generic="system" style:font-pitch="variable"/>
    <style:font-face style:name="QCF_P2321" svg:font-family="QCF_P232" style:font-family-generic="system" style:font-pitch="variable"/>
    <style:font-face style:name="QCF_P2331" svg:font-family="QCF_P233" style:font-family-generic="system" style:font-pitch="variable"/>
    <style:font-face style:name="QCF_P2341" svg:font-family="QCF_P234" style:font-family-generic="system" style:font-pitch="variable"/>
    <style:font-face style:name="QCF_P2351" svg:font-family="QCF_P235" style:font-family-generic="system" style:font-pitch="variable"/>
    <style:font-face style:name="QCF_P2361" svg:font-family="QCF_P236" style:font-family-generic="system" style:font-pitch="variable"/>
    <style:font-face style:name="QCF_P2371" svg:font-family="QCF_P237" style:font-family-generic="system" style:font-pitch="variable"/>
    <style:font-face style:name="QCF_P2381" svg:font-family="QCF_P238" style:font-family-generic="system" style:font-pitch="variable"/>
    <style:font-face style:name="QCF_P2391" svg:font-family="QCF_P239" style:font-family-generic="system" style:font-pitch="variable"/>
    <style:font-face style:name="QCF_P2401" svg:font-family="QCF_P240" style:font-family-generic="system" style:font-pitch="variable"/>
    <style:font-face style:name="QCF_P2411" svg:font-family="QCF_P241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4201in" style:type="center"/>
          <style:tab-stop style:position="4.840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4201in" style:type="center"/>
          <style:tab-stop style:position="4.840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4201in" style:type="center"/>
          <style:tab-stop style:position="4.8402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Liberation Sans Narrow" fo:font-size="10pt" officeooo:rsid="0075019c" officeooo:paragraph-rsid="0075019c" style:font-size-asian="8pt" style:font-size-complex="8pt"/>
    </style:style>
    <style:style style:name="MP2" style:family="paragraph" style:parent-style-name="Footer">
      <style:paragraph-properties fo:text-align="center" style:justify-single-word="false"/>
      <style:text-properties style:font-name="Liberation Sans Narrow" fo:font-size="10pt" officeooo:rsid="00201315" officeooo:paragraph-rsid="00201315" style:font-size-asian="10pt" style:font-size-complex="10pt"/>
    </style:style>
    <style:style style:name="MP3" style:family="paragraph" style:parent-style-name="Header">
      <style:paragraph-properties fo:text-align="start" style:justify-single-word="false"/>
      <style:text-properties officeooo:paragraph-rsid="00c359f2"/>
    </style:style>
    <style:style style:name="MP4" style:family="paragraph" style:parent-style-name="Header">
      <style:paragraph-properties fo:text-align="start" style:justify-single-word="false"/>
      <style:text-properties style:font-name="Liberation Sans Narrow" fo:font-size="10pt" officeooo:rsid="0075019c" officeooo:paragraph-rsid="00c359f2" style:font-size-asian="10pt" style:font-size-complex="10pt"/>
    </style:style>
    <style:style style:name="MT1" style:family="text">
      <style:text-properties style:font-name="Liberation Sans Narrow" fo:font-size="10pt" officeooo:rsid="0075019c" style:font-size-asian="10pt" style:font-size-complex="10pt"/>
    </style:style>
    <style:style style:name="MT2" style:family="text">
      <style:text-properties style:font-name="Liberation Sans Narrow" fo:font-size="10pt" officeooo:rsid="00c55d20" style:font-size-asian="10pt" style:font-size-complex="10pt"/>
    </style:style>
    <style:style style:name="MT3" style:family="text">
      <style:text-properties style:font-name="Liberation Sans Narrow" fo:font-size="10pt" officeooo:rsid="00d731f9" style:font-size-asian="10pt" style:font-size-complex="10pt"/>
    </style:style>
    <style:style style:name="MT4" style:family="text">
      <style:text-properties style:font-name="Liberation Sans Narrow" fo:font-size="10pt" officeooo:rsid="00b43692" style:font-size-asian="10pt" style:font-size-complex="10pt"/>
    </style:style>
    <style:style style:name="MT5" style:family="text">
      <style:text-properties officeooo:rsid="00c5e752"/>
    </style:style>
    <style:style style:name="MT6" style:family="text">
      <style:text-properties officeooo:rsid="00b43692"/>
    </style:style>
    <style:page-layout style:name="Mpm1" style:page-usage="mirrored">
      <style:page-layout-properties fo:page-width="6in" fo:page-height="10.1598in" style:num-format="1" style:print-orientation="portrait" fo:margin-top="0.2in" fo:margin-bottom="0.2in" fo:margin-left="0.6598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402in" fo:margin-left="0in" fo:margin-right="0in" fo:margin-bottom="0.0402in" fo:background-color="transparent" style:dynamic-spacing="false" draw:fill="none" draw:fill-color="#729fcf"/>
      </style:header-style>
      <style:footer-style>
        <style:header-footer-properties fo:min-height="0.1402in" fo:margin-left="0in" fo:margin-right="0in" fo:margin-top="0.0402in" fo:background-color="transparent" style:dynamic-spacing="false" draw:fill="none" draw:fill-color="#729fcf"/>
      </style:footer-style>
    </style:page-layout>
    <style:page-layout style:name="Mpm2">
      <style:page-layout-properties fo:page-width="6in" fo:page-height="10.159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6in" fo:page-height="10.159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6in" fo:page-height="10.159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6in" fo:page-height="10.159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6in" fo:page-height="10.1598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0.1598in" fo:page-height="6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6in" fo:page-height="10.1598in" style:num-format="1" style:print-orientation="portrait" fo:margin-top="0.2in" fo:margin-bottom="0.2in" fo:margin-left="0.6598in" fo:margin-right="0.5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1402in" fo:margin-left="0in" fo:margin-right="0in" fo:margin-bottom="0.0402in" fo:background-color="transparent" style:dynamic-spacing="false" draw:fill="none" draw:fill-color="#729fcf"/>
      </style:header-style>
      <style:footer-style>
        <style:header-footer-properties fo:min-height="0.1402in" fo:margin-left="0in" fo:margin-right="0in" fo:margin-top="0.040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Surat Hud<text:tab/><text:tab/>Juz 12</text:p>
      </style:header>
      <style:footer>
        <text:p text:style-name="MP2"><text:page-number text:select-page="current">233</text:page-number></text:p>
      </style:footer>
    </style:master-page>
    <style:master-page style:name="Endnote" style:page-layout-name="Mpm2"/>
    <style:master-page style:name="First_20_Page" style:display-name="First Page" style:page-layout-name="Mpm3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3"/>
    <style:master-page style:name="HTML" style:page-layout-name="Mpm7"/>
    <style:master-page style:name="Footnote" style:page-layout-name="Mpm2"/>
    <style:master-page style:name="Landscape" style:page-layout-name="Mpm8"/>
    <style:master-page style:name="ganti_20_surat" style:display-name="ganti surat" style:page-layout-name="Mpm9">
      <style:header>
        <text:p text:style-name="MP3"><text:span text:style-name="MT1">Surat </text:span><text:span text:style-name="MT2">Yu</text:span><text:span text:style-name="MT3">suf</text:span><text:span text:style-name="MT1"><text:tab/><text:tab/>Juz </text:span><text:span text:style-name="MT4">1</text:span><text:span text:style-name="MT3">2</text:span></text:p>
      </style:header>
      <style:footer>
        <text:p text:style-name="MP2"><text:page-number text:select-page="current">241</text:page-number></text:p>
      </style:footer>
    </style:master-page>
    <style:master-page style:name="ganti_20_surat2" style:display-name="ganti surat2" style:page-layout-name="Mpm9">
      <style:header>
        <text:p text:style-name="MP4">Surat <text:span text:style-name="MT5">Hud</text:span><text:tab/><text:tab/>Juz <text:span text:style-name="MT6">11</text:span></text:p>
      </style:header>
      <style:footer>
        <text:p text:style-name="MP2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5T08:24:30.462285225</meta:creation-date>
    <dc:date>2020-03-26T17:08:43.550753261</dc:date>
    <meta:editing-duration>PT9H55M25S</meta:editing-duration>
    <meta:editing-cycles>192</meta:editing-cycles>
    <meta:generator>LibreOffice/6.2.8.2$Linux_x86 LibreOffice_project/f82ddfca21ebc1e222a662a32b25c0c9d20169ee</meta:generator>
    <meta:document-statistic meta:table-count="0" meta:image-count="0" meta:object-count="0" meta:page-count="21" meta:paragraph-count="42" meta:word-count="2887" meta:character-count="5950" meta:non-whitespace-character-count="3100"/>
  </office:meta>
</office:document-meta>
</file>